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1.98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17.92mm"/>
    </style:style>
    <style:style style:name="co8" style:family="table-column">
      <style:table-column-properties fo:break-before="auto" style:column-width="15.68mm"/>
    </style:style>
    <style:style style:name="co9" style:family="table-column">
      <style:table-column-properties fo:break-before="auto" style:column-width="3.23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19.1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3.9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9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9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9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一般_5f_表頭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一般_5f_表頭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Default" style:data-style-name="N19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0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1" style:family="table-cell" style:parent-style-name="Default" style:data-style-name="N19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5" style:family="table-cell" style:parent-style-name="Default" style:data-style-name="N19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6" style:family="table-cell" style:parent-style-name="Default" style:data-style-name="N19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9" style:family="table-cell" style:parent-style-name="Default" style:data-style-name="N19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0" style:family="table-cell" style:parent-style-name="Default" style:data-style-name="N19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ce109" style:family="table-cell" style:parent-style-name="Default">
      <style:table-cell-properties fo:padding="0.71mm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0"/>
        <table:table-column table:style-name="co4" table:number-columns-repeated="14" table:default-cell-style-name="ce29"/>
        <table:table-column table:style-name="co5" table:default-cell-style-name="ce52"/>
        <table:table-column table:style-name="co6" table:default-cell-style-name="ce52"/>
        <table:table-column table:style-name="co7" table:number-columns-repeated="238" table:default-cell-style-name="ce5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0-7 發電裝置容量（一）</text:p>
          </table:table-cell>
          <table:covered-table-cell table:number-columns-repeated="16" table:style-name="ce11"/>
          <table:table-cell table:style-name="ce46" table:number-columns-repeated="1007"/>
        </table:table-row>
        <table:table-row table:style-name="ro2">
          <table:table-cell table:style-name="ce2" table:number-columns-repeated="16"/>
          <table:table-cell table:style-name="ce39" office:value-type="string" calcext:value-type="string">
            <text:p>單位：千瓩</text:p>
          </table:table-cell>
          <table:table-cell table:style-name="ce47" table:number-columns-repeated="1007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3">
            <text:p>合 <text:s text:c="3"/>計</text:p>
          </table:table-cell>
          <table:table-cell table:style-name="ce30" office:value-type="string" calcext:value-type="string" table:number-columns-spanned="1" table:number-rows-spanned="3">
            <text:p>抽蓄水力</text:p>
          </table:table-cell>
          <table:table-cell table:style-name="ce35" office:value-type="string" calcext:value-type="string" table:number-columns-spanned="4" table:number-rows-spanned="1">
            <text:p>火力</text:p>
          </table:table-cell>
          <table:covered-table-cell table:number-columns-repeated="3" table:style-name="ce36"/>
          <table:table-cell table:style-name="ce30" office:value-type="string" calcext:value-type="string" table:number-columns-spanned="1" table:number-rows-spanned="3">
            <text:p>核能</text:p>
          </table:table-cell>
          <table:table-cell table:style-name="ce37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38"/>
          <table:covered-table-cell table:style-name="ce40"/>
          <table:table-cell table:style-name="ce48" table:number-columns-repeated="7"/>
          <table:table-cell table:style-name="ce49" table:number-columns-repeated="1000"/>
        </table:table-row>
        <table:table-row table:style-name="ro2">
          <table:covered-table-cell table:number-columns-repeated="3" table:style-name="ce4"/>
          <table:covered-table-cell table:style-name="ce21"/>
          <table:covered-table-cell table:style-name="ce31"/>
          <table:table-cell table:style-name="ce30" office:value-type="string" calcext:value-type="string" table:number-columns-spanned="1" table:number-rows-spanned="2">
            <text:p>小計</text:p>
          </table:table-cell>
          <table:table-cell table:style-name="ce30" office:value-type="string" calcext:value-type="string" table:number-columns-spanned="1" table:number-rows-spanned="2">
            <text:p>燃煤</text:p>
          </table:table-cell>
          <table:table-cell table:style-name="ce30" office:value-type="string" calcext:value-type="string" table:number-columns-spanned="1" table:number-rows-spanned="2">
            <text:p>燃油</text:p>
          </table:table-cell>
          <table:table-cell table:style-name="ce30" office:value-type="string" calcext:value-type="string" table:number-columns-spanned="1" table:number-rows-spanned="2">
            <text:p>燃氣</text:p>
          </table:table-cell>
          <table:covered-table-cell table:style-name="ce31"/>
          <table:table-cell table:style-name="ce30" office:value-type="string" calcext:value-type="string" table:number-columns-spanned="1" table:number-rows-spanned="2">
            <text:p>小計</text:p>
          </table:table-cell>
          <table:table-cell table:style-name="ce30" office:value-type="string" calcext:value-type="string" table:number-columns-spanned="1" table:number-rows-spanned="2">
            <text:p>慣常水力</text:p>
          </table:table-cell>
          <table:table-cell table:style-name="ce30" office:value-type="string" calcext:value-type="string" table:number-columns-spanned="1" table:number-rows-spanned="2">
            <text:p>地熱</text:p>
          </table:table-cell>
          <table:table-cell table:style-name="ce30" office:value-type="string" calcext:value-type="string" table:number-columns-spanned="1" table:number-rows-spanned="2">
            <text:p>太陽光電</text:p>
          </table:table-cell>
          <table:table-cell table:style-name="ce30" office:value-type="string" calcext:value-type="string" table:number-columns-spanned="1" table:number-rows-spanned="2">
            <text:p>風力</text:p>
          </table:table-cell>
          <table:table-cell table:style-name="ce30" office:value-type="string" calcext:value-type="string" table:number-columns-spanned="1" table:number-rows-spanned="2">
            <text:p>生質能</text:p>
          </table:table-cell>
          <table:table-cell table:style-name="ce41" office:value-type="string" calcext:value-type="string" table:number-columns-spanned="1" table:number-rows-spanned="2">
            <text:p>廢棄物</text:p>
          </table:table-cell>
          <table:table-cell table:style-name="ce49" table:number-columns-repeated="1007"/>
        </table:table-row>
        <table:table-row table:style-name="ro2">
          <table:covered-table-cell table:number-columns-repeated="3" table:style-name="ce3"/>
          <table:covered-table-cell table:style-name="ce22"/>
          <table:covered-table-cell table:number-columns-repeated="12" table:style-name="ce31"/>
          <table:covered-table-cell table:style-name="ce42"/>
          <table:table-cell table:style-name="ce49" table:number-columns-repeated="1007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2"/>
          <table:table-cell table:style-name="ce15"/>
          <table:table-cell table:style-name="ce23" office:value-type="float" office:value="38079.914" calcext:value-type="float">
            <text:p><text:s/>38,079.9 <text:s/></text:p>
          </table:table-cell>
          <table:table-cell table:style-name="ce32" office:value-type="float" office:value="2602" calcext:value-type="float">
            <text:p><text:s/>2,602.0 <text:s/></text:p>
          </table:table-cell>
          <table:table-cell table:style-name="ce32" office:value-type="float" office:value="27784.225" calcext:value-type="float">
            <text:p><text:s/>27,784.2 <text:s/></text:p>
          </table:table-cell>
          <table:table-cell table:style-name="ce32" office:value-type="float" office:value="15480.038" calcext:value-type="float">
            <text:p><text:s/>15,480.0 <text:s/></text:p>
          </table:table-cell>
          <table:table-cell table:style-name="ce32" office:value-type="float" office:value="4593.137" calcext:value-type="float">
            <text:p><text:s/>4,593.1 <text:s/></text:p>
          </table:table-cell>
          <table:table-cell table:style-name="ce32" office:value-type="float" office:value="7711.05" calcext:value-type="float">
            <text:p><text:s/>7,711.1 <text:s/></text:p>
          </table:table-cell>
          <table:table-cell table:style-name="ce32" office:value-type="float" office:value="5144" calcext:value-type="float">
            <text:p><text:s/>5,144.0 <text:s/></text:p>
          </table:table-cell>
          <table:table-cell table:style-name="ce32" office:value-type="float" office:value="2549.689" calcext:value-type="float">
            <text:p><text:s/>2,549.7 <text:s/></text:p>
          </table:table-cell>
          <table:table-cell table:style-name="ce32" office:value-type="float" office:value="1908.75" calcext:value-type="float">
            <text:p><text:s/>1,908.8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0.33" calcext:value-type="float">
            <text:p><text:s/>0.3 <text:s/></text:p>
          </table:table-cell>
          <table:table-cell table:style-name="ce32" office:value-type="float" office:value="8.54" calcext:value-type="float">
            <text:p><text:s/>8.5 <text:s/></text:p>
          </table:table-cell>
          <table:table-cell table:style-name="ce32" office:value-type="float" office:value="119.659" calcext:value-type="float">
            <text:p><text:s/>119.7 <text:s/></text:p>
          </table:table-cell>
          <table:table-cell table:style-name="ce43" office:value-type="float" office:value="512.41" calcext:value-type="float">
            <text:p><text:s/>512.4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16"/>
          <table:table-cell table:style-name="ce24" office:value-type="float" office:value="40086.036" calcext:value-type="float">
            <text:p><text:s/>40,08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9810.935" calcext:value-type="float">
            <text:p><text:s/>29,810.9 <text:s/></text:p>
          </table:table-cell>
          <table:table-cell table:style-name="ce33" office:value-type="float" office:value="16137.648" calcext:value-type="float">
            <text:p><text:s/>16,137.6 <text:s/></text:p>
          </table:table-cell>
          <table:table-cell table:style-name="ce33" office:value-type="float" office:value="4571.837" calcext:value-type="float">
            <text:p><text:s/>4,571.8 <text:s/></text:p>
          </table:table-cell>
          <table:table-cell table:style-name="ce33" office:value-type="float" office:value="9101.45" calcext:value-type="float">
            <text:p><text:s/>9,101.5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529.101" calcext:value-type="float">
            <text:p><text:s/>2,529.1 <text:s/></text:p>
          </table:table-cell>
          <table:table-cell table:style-name="ce33" office:value-type="float" office:value="1908.75" calcext:value-type="float">
            <text:p><text:s/>1,908.8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5" calcext:value-type="float">
            <text:p><text:s/>0.5 <text:s/></text:p>
          </table:table-cell>
          <table:table-cell table:style-name="ce33" office:value-type="float" office:value="8.54" calcext:value-type="float">
            <text:p><text:s/>8.5 <text:s/></text:p>
          </table:table-cell>
          <table:table-cell table:style-name="ce33" office:value-type="float" office:value="98.951" calcext:value-type="float">
            <text:p><text:s/>99.0 <text:s/></text:p>
          </table:table-cell>
          <table:table-cell table:style-name="ce44" office:value-type="float" office:value="512.41" calcext:value-type="float">
            <text:p><text:s/>512.4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16"/>
          <table:table-cell table:style-name="ce24" office:value-type="float" office:value="41936.493" calcext:value-type="float">
            <text:p><text:s/>41,936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1632.253" calcext:value-type="float">
            <text:p><text:s/>31,632.3 <text:s/></text:p>
          </table:table-cell>
          <table:table-cell table:style-name="ce33" office:value-type="float" office:value="16432.836" calcext:value-type="float">
            <text:p><text:s/>16,432.8 <text:s/></text:p>
          </table:table-cell>
          <table:table-cell table:style-name="ce33" office:value-type="float" office:value="4577.967" calcext:value-type="float">
            <text:p><text:s/>4,578.0 <text:s/></text:p>
          </table:table-cell>
          <table:table-cell table:style-name="ce33" office:value-type="float" office:value="10621.45" calcext:value-type="float">
            <text:p><text:s/>10,621.5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558.24" calcext:value-type="float">
            <text:p><text:s/>2,558.2 <text:s/></text:p>
          </table:table-cell>
          <table:table-cell table:style-name="ce33" office:value-type="float" office:value="1909.73" calcext:value-type="float">
            <text:p><text:s/>1,909.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57" calcext:value-type="float">
            <text:p><text:s/>0.6 <text:s/></text:p>
          </table:table-cell>
          <table:table-cell table:style-name="ce33" office:value-type="float" office:value="8.54" calcext:value-type="float">
            <text:p><text:s/>8.5 <text:s/></text:p>
          </table:table-cell>
          <table:table-cell table:style-name="ce33" office:value-type="float" office:value="97.59" calcext:value-type="float">
            <text:p><text:s/>97.6 <text:s/></text:p>
          </table:table-cell>
          <table:table-cell table:style-name="ce44" office:value-type="float" office:value="541.81" calcext:value-type="float">
            <text:p><text:s/>541.8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16"/>
          <table:table-cell table:style-name="ce24" office:value-type="float" office:value="43137.377" calcext:value-type="float">
            <text:p><text:s/>43,137.4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2783.403" calcext:value-type="float">
            <text:p><text:s/>32,783.4 <text:s/></text:p>
          </table:table-cell>
          <table:table-cell table:style-name="ce33" office:value-type="float" office:value="17028.086" calcext:value-type="float">
            <text:p><text:s/>17,028.1 <text:s/></text:p>
          </table:table-cell>
          <table:table-cell table:style-name="ce33" office:value-type="float" office:value="4605.667" calcext:value-type="float">
            <text:p><text:s/>4,605.7 <text:s/></text:p>
          </table:table-cell>
          <table:table-cell table:style-name="ce33" office:value-type="float" office:value="11149.65" calcext:value-type="float">
            <text:p><text:s/>11,149.7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607.974" calcext:value-type="float">
            <text:p><text:s/>2,608.0 <text:s/></text:p>
          </table:table-cell>
          <table:table-cell table:style-name="ce33" office:value-type="float" office:value="1909.73" calcext:value-type="float">
            <text:p><text:s/>1,909.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.04" calcext:value-type="float">
            <text:p><text:s/>1.0 <text:s/></text:p>
          </table:table-cell>
          <table:table-cell table:style-name="ce33" office:value-type="float" office:value="23.94" calcext:value-type="float">
            <text:p><text:s/>23.9 <text:s/></text:p>
          </table:table-cell>
          <table:table-cell table:style-name="ce33" office:value-type="float" office:value="89.502" calcext:value-type="float">
            <text:p><text:s/>89.5 <text:s/></text:p>
          </table:table-cell>
          <table:table-cell table:style-name="ce44" office:value-type="float" office:value="583.762" calcext:value-type="float">
            <text:p><text:s/>583.8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16"/>
          <table:table-cell table:style-name="ce24" office:value-type="float" office:value="45020.466" calcext:value-type="float">
            <text:p><text:s/>45,020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4563.733" calcext:value-type="float">
            <text:p><text:s/>34,563.7 <text:s/></text:p>
          </table:table-cell>
          <table:table-cell table:style-name="ce33" office:value-type="float" office:value="18231.976" calcext:value-type="float">
            <text:p><text:s/>18,232.0 <text:s/></text:p>
          </table:table-cell>
          <table:table-cell table:style-name="ce33" office:value-type="float" office:value="4548.307" calcext:value-type="float">
            <text:p><text:s/>4,548.3 <text:s/></text:p>
          </table:table-cell>
          <table:table-cell table:style-name="ce33" office:value-type="float" office:value="11783.45" calcext:value-type="float">
            <text:p><text:s/>11,783.5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710.733" calcext:value-type="float">
            <text:p><text:s/>2,710.7 <text:s/></text:p>
          </table:table-cell>
          <table:table-cell table:style-name="ce33" office:value-type="float" office:value="1909.73" calcext:value-type="float">
            <text:p><text:s/>1,909.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.41" calcext:value-type="float">
            <text:p><text:s/>1.4 <text:s/></text:p>
          </table:table-cell>
          <table:table-cell table:style-name="ce33" office:value-type="float" office:value="101.99" calcext:value-type="float">
            <text:p><text:s/>102.0 <text:s/></text:p>
          </table:table-cell>
          <table:table-cell table:style-name="ce33" office:value-type="float" office:value="88.141" calcext:value-type="float">
            <text:p><text:s/>88.1 <text:s/></text:p>
          </table:table-cell>
          <table:table-cell table:style-name="ce44" office:value-type="float" office:value="609.462" calcext:value-type="float">
            <text:p><text:s/>609.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16"/>
          <table:table-cell table:style-name="ce24" office:value-type="float" office:value="45848.555" calcext:value-type="float">
            <text:p><text:s/>45,848.6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5283.633" calcext:value-type="float">
            <text:p><text:s/>35,283.6 <text:s/></text:p>
          </table:table-cell>
          <table:table-cell table:style-name="ce33" office:value-type="float" office:value="17903.476" calcext:value-type="float">
            <text:p><text:s/>17,903.5 <text:s/></text:p>
          </table:table-cell>
          <table:table-cell table:style-name="ce33" office:value-type="float" office:value="4575.707" calcext:value-type="float">
            <text:p><text:s/>4,575.7 <text:s/></text:p>
          </table:table-cell>
          <table:table-cell table:style-name="ce33" office:value-type="float" office:value="12804.45" calcext:value-type="float">
            <text:p><text:s/>12,804.5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818.922" calcext:value-type="float">
            <text:p><text:s/>2,818.9 <text:s/></text:p>
          </table:table-cell>
          <table:table-cell table:style-name="ce33" office:value-type="float" office:value="1921.25" calcext:value-type="float">
            <text:p><text:s/>1,921.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.44" calcext:value-type="float">
            <text:p><text:s/>2.4 <text:s/></text:p>
          </table:table-cell>
          <table:table-cell table:style-name="ce33" office:value-type="float" office:value="185.99" calcext:value-type="float">
            <text:p><text:s/>186.0 <text:s/></text:p>
          </table:table-cell>
          <table:table-cell table:style-name="ce33" office:value-type="float" office:value="86.78" calcext:value-type="float">
            <text:p><text:s/>86.8 <text:s/></text:p>
          </table:table-cell>
          <table:table-cell table:style-name="ce44" office:value-type="float" office:value="622.462" calcext:value-type="float">
            <text:p><text:s/>622.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16"/>
          <table:table-cell table:style-name="ce24" office:value-type="float" office:value="46324.639" calcext:value-type="float">
            <text:p><text:s/>46,324.6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5675.473" calcext:value-type="float">
            <text:p><text:s/>35,675.5 <text:s/></text:p>
          </table:table-cell>
          <table:table-cell table:style-name="ce33" office:value-type="float" office:value="17846.116" calcext:value-type="float">
            <text:p><text:s/>17,846.1 <text:s/></text:p>
          </table:table-cell>
          <table:table-cell table:style-name="ce33" office:value-type="float" office:value="4553.907" calcext:value-type="float">
            <text:p><text:s/>4,553.9 <text:s/></text:p>
          </table:table-cell>
          <table:table-cell table:style-name="ce33" office:value-type="float" office:value="13275.45" calcext:value-type="float">
            <text:p><text:s/>13,275.5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903.166" calcext:value-type="float">
            <text:p><text:s/>2,903.2 <text:s/></text:p>
          </table:table-cell>
          <table:table-cell table:style-name="ce33" office:value-type="float" office:value="1937.954" calcext:value-type="float">
            <text:p><text:s/>1,938.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.58" calcext:value-type="float">
            <text:p><text:s/>5.6 <text:s/></text:p>
          </table:table-cell>
          <table:table-cell table:style-name="ce33" office:value-type="float" office:value="250.39" calcext:value-type="float">
            <text:p><text:s/>250.4 <text:s/></text:p>
          </table:table-cell>
          <table:table-cell table:style-name="ce33" office:value-type="float" office:value="86.78" calcext:value-type="float">
            <text:p><text:s/>86.8 <text:s/></text:p>
          </table:table-cell>
          <table:table-cell table:style-name="ce44" office:value-type="float" office:value="622.462" calcext:value-type="float">
            <text:p><text:s/>622.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16"/>
          <table:table-cell table:style-name="ce24" office:value-type="float" office:value="47920.969" calcext:value-type="float">
            <text:p><text:s/>47,921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7144.973" calcext:value-type="float">
            <text:p><text:s/>37,145.0 <text:s/></text:p>
          </table:table-cell>
          <table:table-cell table:style-name="ce33" office:value-type="float" office:value="17898.116" calcext:value-type="float">
            <text:p><text:s/>17,898.1 <text:s/></text:p>
          </table:table-cell>
          <table:table-cell table:style-name="ce33" office:value-type="float" office:value="4481.407" calcext:value-type="float">
            <text:p><text:s/>4,481.4 <text:s/></text:p>
          </table:table-cell>
          <table:table-cell table:style-name="ce33" office:value-type="float" office:value="14765.45" calcext:value-type="float">
            <text:p><text:s/>14,765.5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3029.996" calcext:value-type="float">
            <text:p><text:s/>3,030.0 <text:s/></text:p>
          </table:table-cell>
          <table:table-cell table:style-name="ce33" office:value-type="float" office:value="1936.954" calcext:value-type="float">
            <text:p><text:s/>1,937.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9.51" calcext:value-type="float">
            <text:p><text:s/>9.5 <text:s/></text:p>
          </table:table-cell>
          <table:table-cell table:style-name="ce33" office:value-type="float" office:value="374.29" calcext:value-type="float">
            <text:p><text:s/>374.3 <text:s/></text:p>
          </table:table-cell>
          <table:table-cell table:style-name="ce33" office:value-type="float" office:value="86.78" calcext:value-type="float">
            <text:p><text:s/>86.8 <text:s/></text:p>
          </table:table-cell>
          <table:table-cell table:style-name="ce44" office:value-type="float" office:value="622.462" calcext:value-type="float">
            <text:p><text:s/>622.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16"/>
          <table:table-cell table:style-name="ce24" office:value-type="float" office:value="48843.514" calcext:value-type="float">
            <text:p><text:s/>48,843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7900.373" calcext:value-type="float">
            <text:p><text:s/>37,900.4 <text:s/></text:p>
          </table:table-cell>
          <table:table-cell table:style-name="ce33" office:value-type="float" office:value="17988.616" calcext:value-type="float">
            <text:p><text:s/>17,988.6 <text:s/></text:p>
          </table:table-cell>
          <table:table-cell table:style-name="ce33" office:value-type="float" office:value="4185.107" calcext:value-type="float">
            <text:p><text:s/>4,185.1 <text:s/></text:p>
          </table:table-cell>
          <table:table-cell table:style-name="ce33" office:value-type="float" office:value="15726.65" calcext:value-type="float">
            <text:p><text:s/>15,726.7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3197.141" calcext:value-type="float">
            <text:p><text:s/>3,197.1 <text:s/></text:p>
          </table:table-cell>
          <table:table-cell table:style-name="ce33" office:value-type="float" office:value="1977.454" calcext:value-type="float">
            <text:p><text:s/>1,977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4.555" calcext:value-type="float">
            <text:p><text:s/>34.6 <text:s/></text:p>
          </table:table-cell>
          <table:table-cell table:style-name="ce33" office:value-type="float" office:value="475.89" calcext:value-type="float">
            <text:p><text:s/>475.9 <text:s/></text:p>
          </table:table-cell>
          <table:table-cell table:style-name="ce33" office:value-type="float" office:value="86.78" calcext:value-type="float">
            <text:p><text:s/>86.8 <text:s/></text:p>
          </table:table-cell>
          <table:table-cell table:style-name="ce44" office:value-type="float" office:value="622.462" calcext:value-type="float">
            <text:p><text:s/>622.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16"/>
          <table:table-cell table:style-name="ce24" office:value-type="float" office:value="48753.197" calcext:value-type="float">
            <text:p><text:s/>48,753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7608.073" calcext:value-type="float">
            <text:p><text:s/>37,608.1 <text:s/></text:p>
          </table:table-cell>
          <table:table-cell table:style-name="ce33" office:value-type="float" office:value="17988.616" calcext:value-type="float">
            <text:p><text:s/>17,988.6 <text:s/></text:p>
          </table:table-cell>
          <table:table-cell table:style-name="ce33" office:value-type="float" office:value="3884.107" calcext:value-type="float">
            <text:p><text:s/>3,884.1 <text:s/></text:p>
          </table:table-cell>
          <table:table-cell table:style-name="ce33" office:value-type="float" office:value="15735.35" calcext:value-type="float">
            <text:p><text:s/>15,735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3399.124" calcext:value-type="float">
            <text:p><text:s/>3,399.1 <text:s/></text:p>
          </table:table-cell>
          <table:table-cell table:style-name="ce33" office:value-type="float" office:value="2040.754" calcext:value-type="float">
            <text:p><text:s/>2,040.8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9.912" calcext:value-type="float">
            <text:p><text:s/>129.9 <text:s/></text:p>
          </table:table-cell>
          <table:table-cell table:style-name="ce33" office:value-type="float" office:value="522.69" calcext:value-type="float">
            <text:p><text:s/>522.7 <text:s/></text:p>
          </table:table-cell>
          <table:table-cell table:style-name="ce33" office:value-type="float" office:value="81.336" calcext:value-type="float">
            <text:p><text:s/>81.3 <text:s/></text:p>
          </table:table-cell>
          <table:table-cell table:style-name="ce44" office:value-type="float" office:value="624.432" calcext:value-type="float">
            <text:p><text:s/>624.4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16"/>
          <table:table-cell table:style-name="ce24" office:value-type="float" office:value="48379.276" calcext:value-type="float">
            <text:p><text:s/>48,379.3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7039.073" calcext:value-type="float">
            <text:p><text:s/>37,039.1 <text:s/></text:p>
          </table:table-cell>
          <table:table-cell table:style-name="ce33" office:value-type="float" office:value="17417.616" calcext:value-type="float">
            <text:p><text:s/>17,417.6 <text:s/></text:p>
          </table:table-cell>
          <table:table-cell table:style-name="ce33" office:value-type="float" office:value="3886.107" calcext:value-type="float">
            <text:p><text:s/>3,886.1 <text:s/></text:p>
          </table:table-cell>
          <table:table-cell table:style-name="ce33" office:value-type="float" office:value="15735.35" calcext:value-type="float">
            <text:p><text:s/>15,735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3594.203" calcext:value-type="float">
            <text:p><text:s/>3,594.2 <text:s/></text:p>
          </table:table-cell>
          <table:table-cell table:style-name="ce33" office:value-type="float" office:value="2081.464" calcext:value-type="float">
            <text:p><text:s/>2,081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31.281" calcext:value-type="float">
            <text:p><text:s/>231.3 <text:s/></text:p>
          </table:table-cell>
          <table:table-cell table:style-name="ce33" office:value-type="float" office:value="570.99" calcext:value-type="float">
            <text:p><text:s/>571.0 <text:s/></text:p>
          </table:table-cell>
          <table:table-cell table:style-name="ce33" office:value-type="float" office:value="81.336" calcext:value-type="float">
            <text:p><text:s/>81.3 <text:s/></text:p>
          </table:table-cell>
          <table:table-cell table:style-name="ce44" office:value-type="float" office:value="629.132" calcext:value-type="float">
            <text:p><text:s/>629.1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16"/>
          <table:table-cell table:style-name="ce24" office:value-type="float" office:value="48799.013" calcext:value-type="float">
            <text:p><text:s/>48,799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7236.953" calcext:value-type="float">
            <text:p><text:s/>37,237.0 <text:s/></text:p>
          </table:table-cell>
          <table:table-cell table:style-name="ce33" office:value-type="float" office:value="17436.166" calcext:value-type="float">
            <text:p><text:s/>17,436.2 <text:s/></text:p>
          </table:table-cell>
          <table:table-cell table:style-name="ce33" office:value-type="float" office:value="3875.037" calcext:value-type="float">
            <text:p><text:s/>3,875.0 <text:s/></text:p>
          </table:table-cell>
          <table:table-cell table:style-name="ce33" office:value-type="float" office:value="15925.75" calcext:value-type="float">
            <text:p><text:s/>15,925.8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3816.06" calcext:value-type="float">
            <text:p><text:s/>3,816.1 <text:s/></text:p>
          </table:table-cell>
          <table:table-cell table:style-name="ce33" office:value-type="float" office:value="2081.464" calcext:value-type="float">
            <text:p><text:s/>2,081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09.938" calcext:value-type="float">
            <text:p><text:s/>409.9 <text:s/></text:p>
          </table:table-cell>
          <table:table-cell table:style-name="ce33" office:value-type="float" office:value="614.19" calcext:value-type="float">
            <text:p><text:s/>614.2 <text:s/></text:p>
          </table:table-cell>
          <table:table-cell table:style-name="ce33" office:value-type="float" office:value="81.336" calcext:value-type="float">
            <text:p><text:s/>81.3 <text:s/></text:p>
          </table:table-cell>
          <table:table-cell table:style-name="ce44" office:value-type="float" office:value="629.132" calcext:value-type="float">
            <text:p><text:s/>629.1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16"/>
          <table:table-cell table:style-name="ce24" office:value-type="float" office:value="48413.026" calcext:value-type="float">
            <text:p><text:s/>48,413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6601.953" calcext:value-type="float">
            <text:p><text:s/>36,602.0 <text:s/></text:p>
          </table:table-cell>
          <table:table-cell table:style-name="ce33" office:value-type="float" office:value="16801.466" calcext:value-type="float">
            <text:p><text:s/>16,801.5 <text:s/></text:p>
          </table:table-cell>
          <table:table-cell table:style-name="ce33" office:value-type="float" office:value="3832.137" calcext:value-type="float">
            <text:p><text:s/>3,832.1 <text:s/></text:p>
          </table:table-cell>
          <table:table-cell table:style-name="ce33" office:value-type="float" office:value="15968.35" calcext:value-type="float">
            <text:p><text:s/>15,968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4065.073" calcext:value-type="float">
            <text:p><text:s/>4,065.1 <text:s/></text:p>
          </table:table-cell>
          <table:table-cell table:style-name="ce33" office:value-type="float" office:value="2081.464" calcext:value-type="float">
            <text:p><text:s/>2,081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35.951" calcext:value-type="float">
            <text:p><text:s/>636.0 <text:s/></text:p>
          </table:table-cell>
          <table:table-cell table:style-name="ce33" office:value-type="float" office:value="637.19" calcext:value-type="float">
            <text:p><text:s/>637.2 <text:s/></text:p>
          </table:table-cell>
          <table:table-cell table:style-name="ce33" office:value-type="float" office:value="81.336" calcext:value-type="float">
            <text:p><text:s/>81.3 <text:s/></text:p>
          </table:table-cell>
          <table:table-cell table:style-name="ce44" office:value-type="float" office:value="629.132" calcext:value-type="float">
            <text:p><text:s/>629.1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16"/>
          <table:table-cell table:style-name="ce24" office:value-type="float" office:value="48665.684" calcext:value-type="float">
            <text:p><text:s/>48,665.7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6590.133" calcext:value-type="float">
            <text:p><text:s/>36,590.1 <text:s/></text:p>
          </table:table-cell>
          <table:table-cell table:style-name="ce33" office:value-type="float" office:value="16789.646" calcext:value-type="float">
            <text:p><text:s/>16,789.6 <text:s/></text:p>
          </table:table-cell>
          <table:table-cell table:style-name="ce33" office:value-type="float" office:value="3832.137" calcext:value-type="float">
            <text:p><text:s/>3,832.1 <text:s/></text:p>
          </table:table-cell>
          <table:table-cell table:style-name="ce33" office:value-type="float" office:value="15968.35" calcext:value-type="float">
            <text:p><text:s/>15,968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4329.551" calcext:value-type="float">
            <text:p><text:s/>4,329.6 <text:s/></text:p>
          </table:table-cell>
          <table:table-cell table:style-name="ce33" office:value-type="float" office:value="2089.464" calcext:value-type="float">
            <text:p><text:s/>2,089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884.251" calcext:value-type="float">
            <text:p><text:s/>884.3 <text:s/></text:p>
          </table:table-cell>
          <table:table-cell table:style-name="ce33" office:value-type="float" office:value="646.69" calcext:value-type="float">
            <text:p><text:s/>646.7 <text:s/></text:p>
          </table:table-cell>
          <table:table-cell table:style-name="ce33" office:value-type="float" office:value="80.014" calcext:value-type="float">
            <text:p><text:s/>80.0 <text:s/></text:p>
          </table:table-cell>
          <table:table-cell table:style-name="ce44" office:value-type="float" office:value="629.132" calcext:value-type="float">
            <text:p><text:s/>629.1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16"/>
          <table:table-cell table:style-name="ce24" office:value-type="float" office:value="49579.588" calcext:value-type="float">
            <text:p><text:s/>49,579.6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7107.833" calcext:value-type="float">
            <text:p><text:s/>37,107.8 <text:s/></text:p>
          </table:table-cell>
          <table:table-cell table:style-name="ce33" office:value-type="float" office:value="17609.646" calcext:value-type="float">
            <text:p><text:s/>17,609.6 <text:s/></text:p>
          </table:table-cell>
          <table:table-cell table:style-name="ce33" office:value-type="float" office:value="3829.837" calcext:value-type="float">
            <text:p><text:s/>3,829.8 <text:s/></text:p>
          </table:table-cell>
          <table:table-cell table:style-name="ce33" office:value-type="float" office:value="15668.35" calcext:value-type="float">
            <text:p><text:s/>15,668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4725.755" calcext:value-type="float">
            <text:p><text:s/>4,725.8 <text:s/></text:p>
          </table:table-cell>
          <table:table-cell table:style-name="ce33" office:value-type="float" office:value="2089.464" calcext:value-type="float">
            <text:p><text:s/>2,089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45.055" calcext:value-type="float">
            <text:p><text:s/>1,245.1 <text:s/></text:p>
          </table:table-cell>
          <table:table-cell table:style-name="ce33" office:value-type="float" office:value="682.09" calcext:value-type="float">
            <text:p><text:s/>682.1 <text:s/></text:p>
          </table:table-cell>
          <table:table-cell table:style-name="ce33" office:value-type="float" office:value="80.014" calcext:value-type="float">
            <text:p><text:s/>80.0 <text:s/></text:p>
          </table:table-cell>
          <table:table-cell table:style-name="ce44" office:value-type="float" office:value="629.132" calcext:value-type="float">
            <text:p><text:s/>629.1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16"/>
          <table:table-cell table:style-name="ce24" office:value-type="float" office:value="49286.118" calcext:value-type="float">
            <text:p><text:s/>49,286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6281.416" calcext:value-type="float">
            <text:p><text:s/>36,281.4 <text:s/></text:p>
          </table:table-cell>
          <table:table-cell table:style-name="ce33" office:value-type="float" office:value="18350.856" calcext:value-type="float">
            <text:p><text:s/>18,350.9 <text:s/></text:p>
          </table:table-cell>
          <table:table-cell table:style-name="ce33" office:value-type="float" office:value="3026.01" calcext:value-type="float">
            <text:p><text:s/>3,026.0 <text:s/></text:p>
          </table:table-cell>
          <table:table-cell table:style-name="ce33" office:value-type="float" office:value="14904.55" calcext:value-type="float">
            <text:p><text:s/>14,904.6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5258.702" calcext:value-type="float">
            <text:p><text:s/>5,258.7 <text:s/></text:p>
          </table:table-cell>
          <table:table-cell table:style-name="ce33" office:value-type="float" office:value="2089.464" calcext:value-type="float">
            <text:p><text:s/>2,089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67.702" calcext:value-type="float">
            <text:p><text:s/>1,767.7 <text:s/></text:p>
          </table:table-cell>
          <table:table-cell table:style-name="ce33" office:value-type="float" office:value="692.39" calcext:value-type="float">
            <text:p><text:s/>692.4 <text:s/></text:p>
          </table:table-cell>
          <table:table-cell table:style-name="ce33" office:value-type="float" office:value="80.014" calcext:value-type="float">
            <text:p><text:s/>80.0 <text:s/></text:p>
          </table:table-cell>
          <table:table-cell table:style-name="ce44" office:value-type="float" office:value="629.132" calcext:value-type="float">
            <text:p><text:s/>629.1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16"/>
          <table:table-cell table:style-name="ce24" office:value-type="float" office:value="52666.0318" calcext:value-type="float">
            <text:p><text:s/>52,66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39300.4726" calcext:value-type="float">
            <text:p><text:s/>39,300.5 <text:s/></text:p>
          </table:table-cell>
          <table:table-cell table:style-name="ce33" office:value-type="float" office:value="19325.146" calcext:value-type="float">
            <text:p><text:s/>19,325.1 <text:s/></text:p>
          </table:table-cell>
          <table:table-cell table:style-name="ce33" office:value-type="float" office:value="3081.6966" calcext:value-type="float">
            <text:p><text:s/>3,081.7 <text:s/></text:p>
          </table:table-cell>
          <table:table-cell table:style-name="ce33" office:value-type="float" office:value="16893.63" calcext:value-type="float">
            <text:p><text:s/>16,893.6 <text:s/></text:p>
          </table:table-cell>
          <table:table-cell table:style-name="ce33" office:value-type="float" office:value="4508" calcext:value-type="float">
            <text:p><text:s/>4,508.0 <text:s/></text:p>
          </table:table-cell>
          <table:table-cell table:style-name="ce33" office:value-type="float" office:value="6255.5592" calcext:value-type="float">
            <text:p><text:s/>6,255.6 <text:s/></text:p>
          </table:table-cell>
          <table:table-cell table:style-name="ce33" office:value-type="float" office:value="2091.66" calcext:value-type="float">
            <text:p><text:s/>2,091.7 <text:s/></text:p>
          </table:table-cell>
          <table:table-cell table:style-name="ce33" office:value-type="float" office:value="0.03" calcext:value-type="float">
            <text:p><text:s/>0.0 <text:s/></text:p>
          </table:table-cell>
          <table:table-cell table:style-name="ce33" office:value-type="float" office:value="2738.119" calcext:value-type="float">
            <text:p><text:s/>2,738.1 <text:s/></text:p>
          </table:table-cell>
          <table:table-cell table:style-name="ce33" office:value-type="float" office:value="713.1912" calcext:value-type="float">
            <text:p><text:s/>713.2 <text:s/></text:p>
          </table:table-cell>
          <table:table-cell table:style-name="ce33" office:value-type="float" office:value="80.629" calcext:value-type="float">
            <text:p><text:s/>80.6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16"/>
          <table:table-cell table:style-name="ce24" office:value-type="float" office:value="56138.7066" calcext:value-type="float">
            <text:p><text:s/>56,138.7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866.0826" calcext:value-type="float">
            <text:p><text:s/>41,866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3071.6966" calcext:value-type="float">
            <text:p><text:s/>3,071.7 <text:s/></text:p>
          </table:table-cell>
          <table:table-cell table:style-name="ce33" office:value-type="float" office:value="17786.23" calcext:value-type="float">
            <text:p><text:s/>17,786.2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7798.624" calcext:value-type="float">
            <text:p><text:s/>7,798.6 <text:s/></text:p>
          </table:table-cell>
          <table:table-cell table:style-name="ce33" office:value-type="float" office:value="2092.66" calcext:value-type="float">
            <text:p><text:s/>2,092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149.539" calcext:value-type="float">
            <text:p><text:s/>4,149.5 <text:s/></text:p>
          </table:table-cell>
          <table:table-cell table:style-name="ce33" office:value-type="float" office:value="845.199" calcext:value-type="float">
            <text:p><text:s/>845.2 <text:s/></text:p>
          </table:table-cell>
          <table:table-cell table:style-name="ce33" office:value-type="float" office:value="78.996" calcext:value-type="float">
            <text:p><text:s/>79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24"/>
          <table:table-cell table:style-name="ce33" table:number-columns-repeated="12"/>
          <table:table-cell table:style-name="ce44"/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6"/>
          <table:table-cell table:style-name="ce24" office:value-type="float" office:value="55189.16302" calcext:value-type="float">
            <text:p><text:s/>55,189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0866.0826" calcext:value-type="float">
            <text:p><text:s/>40,866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7786.23" calcext:value-type="float">
            <text:p><text:s/>17,786.2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7849.08042" calcext:value-type="float">
            <text:p><text:s/>7,849.1 <text:s/></text:p>
          </table:table-cell>
          <table:table-cell table:style-name="ce33" office:value-type="float" office:value="2092.66" calcext:value-type="float">
            <text:p><text:s/>2,092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198.99042" calcext:value-type="float">
            <text:p><text:s/>4,199.0 <text:s/></text:p>
          </table:table-cell>
          <table:table-cell table:style-name="ce33" office:value-type="float" office:value="845.199" calcext:value-type="float">
            <text:p><text:s/>845.2 <text:s/></text:p>
          </table:table-cell>
          <table:table-cell table:style-name="ce33" office:value-type="float" office:value="80.001" calcext:value-type="float">
            <text:p><text:s/>80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6"/>
          <table:table-cell table:style-name="ce24" office:value-type="float" office:value="55252.141" calcext:value-type="float">
            <text:p><text:s/>55,252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0866.0826" calcext:value-type="float">
            <text:p><text:s/>40,866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7786.23" calcext:value-type="float">
            <text:p><text:s/>17,786.2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7912.0584" calcext:value-type="float">
            <text:p><text:s/>7,912.1 <text:s/></text:p>
          </table:table-cell>
          <table:table-cell table:style-name="ce33" office:value-type="float" office:value="2092.66" calcext:value-type="float">
            <text:p><text:s/>2,092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261.968" calcext:value-type="float">
            <text:p><text:s/>4,262.0 <text:s/></text:p>
          </table:table-cell>
          <table:table-cell table:style-name="ce33" office:value-type="float" office:value="845.1994" calcext:value-type="float">
            <text:p><text:s/>845.2 <text:s/></text:p>
          </table:table-cell>
          <table:table-cell table:style-name="ce33" office:value-type="float" office:value="80.001" calcext:value-type="float">
            <text:p><text:s/>80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6"/>
          <table:table-cell table:style-name="ce24" office:value-type="float" office:value="55313.461" calcext:value-type="float">
            <text:p><text:s/>55,313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0866.0826" calcext:value-type="float">
            <text:p><text:s/>40,866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7786.23" calcext:value-type="float">
            <text:p><text:s/>17,786.2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7973.3784" calcext:value-type="float">
            <text:p><text:s/>7,973.4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315.838" calcext:value-type="float">
            <text:p><text:s/>4,315.8 <text:s/></text:p>
          </table:table-cell>
          <table:table-cell table:style-name="ce33" office:value-type="float" office:value="852.3994" calcext:value-type="float">
            <text:p><text:s/>852.4 <text:s/></text:p>
          </table:table-cell>
          <table:table-cell table:style-name="ce33" office:value-type="float" office:value="80.001" calcext:value-type="float">
            <text:p><text:s/>80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6"/>
          <table:table-cell table:style-name="ce24" office:value-type="float" office:value="55476.4276" calcext:value-type="float">
            <text:p><text:s/>55,476.4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0866.0826" calcext:value-type="float">
            <text:p><text:s/>40,866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7786.23" calcext:value-type="float">
            <text:p><text:s/>17,786.2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136.345" calcext:value-type="float">
            <text:p><text:s/>8,136.3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478.805" calcext:value-type="float">
            <text:p><text:s/>4,478.8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001" calcext:value-type="float">
            <text:p><text:s/>80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6"/>
          <table:table-cell table:style-name="ce24" office:value-type="float" office:value="56450.1376" calcext:value-type="float">
            <text:p><text:s/>56,450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6826" calcext:value-type="float">
            <text:p><text:s/>41,758.7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217.455" calcext:value-type="float">
            <text:p><text:s/>8,217.5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559.915" calcext:value-type="float">
            <text:p><text:s/>4,559.9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001" calcext:value-type="float">
            <text:p><text:s/>80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6"/>
          <table:table-cell table:style-name="ce24" office:value-type="float" office:value="56593.2766" calcext:value-type="float">
            <text:p><text:s/>56,593.3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6826" calcext:value-type="float">
            <text:p><text:s/>41,758.7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360.594" calcext:value-type="float">
            <text:p><text:s/>8,360.6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703.054" calcext:value-type="float">
            <text:p><text:s/>4,703.1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001" calcext:value-type="float">
            <text:p><text:s/>80.0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6"/>
          <table:table-cell table:style-name="ce24" office:value-type="float" office:value="56660.0576" calcext:value-type="float">
            <text:p><text:s/>56,660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6826" calcext:value-type="float">
            <text:p><text:s/>41,758.7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427.375" calcext:value-type="float">
            <text:p><text:s/>8,427.4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769.375" calcext:value-type="float">
            <text:p><text:s/>4,769.4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461" calcext:value-type="float">
            <text:p><text:s/>80.5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6"/>
          <table:table-cell table:style-name="ce24" office:value-type="float" office:value="56779.325" calcext:value-type="float">
            <text:p><text:s/>56,779.3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6826" calcext:value-type="float">
            <text:p><text:s/>41,758.7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546.6424" calcext:value-type="float">
            <text:p><text:s/>8,546.6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4888.6424" calcext:value-type="float">
            <text:p><text:s/>4,888.6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461" calcext:value-type="float">
            <text:p><text:s/>80.5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6"/>
          <table:table-cell table:style-name="ce24" office:value-type="float" office:value="56909.088" calcext:value-type="float">
            <text:p><text:s/>56,909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6826" calcext:value-type="float">
            <text:p><text:s/>41,758.7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71.6966" calcext:value-type="float">
            <text:p><text:s/>2,071.7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676.4054" calcext:value-type="float">
            <text:p><text:s/>8,676.4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5018.4054" calcext:value-type="float">
            <text:p><text:s/>5,018.4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461" calcext:value-type="float">
            <text:p><text:s/>80.5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6"/>
          <table:table-cell table:style-name="ce24" office:value-type="float" office:value="57124.483" calcext:value-type="float">
            <text:p><text:s/>57,124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82.0826" calcext:value-type="float">
            <text:p><text:s/>41,782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8868.4004" calcext:value-type="float">
            <text:p><text:s/>8,868.4 <text:s/></text:p>
          </table:table-cell>
          <table:table-cell table:style-name="ce33" office:value-type="float" office:value="2092.91" calcext:value-type="float">
            <text:p><text:s/>2,092.9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5210.4004" calcext:value-type="float">
            <text:p><text:s/>5,210.4 <text:s/></text:p>
          </table:table-cell>
          <table:table-cell table:style-name="ce33" office:value-type="float" office:value="852.399" calcext:value-type="float">
            <text:p><text:s/>852.4 <text:s/></text:p>
          </table:table-cell>
          <table:table-cell table:style-name="ce33" office:value-type="float" office:value="80.461" calcext:value-type="float">
            <text:p><text:s/>80.5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1月</text:p>
          </table:table-cell>
          <table:table-cell table:style-name="ce16"/>
          <table:table-cell table:style-name="ce24" office:value-type="float" office:value="57371.051" calcext:value-type="float">
            <text:p><text:s/>57,371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82.0826" calcext:value-type="float">
            <text:p><text:s/>41,782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114.9684" calcext:value-type="float">
            <text:p><text:s/>9,115.0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5455.2824" calcext:value-type="float">
            <text:p><text:s/>5,455.3 <text:s/></text:p>
          </table:table-cell>
          <table:table-cell table:style-name="ce33" office:value-type="float" office:value="853.735" calcext:value-type="float">
            <text:p><text:s/>853.7 <text:s/></text:p>
          </table:table-cell>
          <table:table-cell table:style-name="ce33" office:value-type="float" office:value="80.331" calcext:value-type="float">
            <text:p><text:s/>80.3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2月</text:p>
          </table:table-cell>
          <table:table-cell table:style-name="ce16"/>
          <table:table-cell table:style-name="ce24" office:value-type="float" office:value="57738.315" calcext:value-type="float">
            <text:p><text:s/>57,738.3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82.0826" calcext:value-type="float">
            <text:p><text:s/>41,782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482.2324" calcext:value-type="float">
            <text:p><text:s/>9,482.2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5817.2054" calcext:value-type="float">
            <text:p><text:s/>5,817.2 <text:s/></text:p>
          </table:table-cell>
          <table:table-cell table:style-name="ce33" office:value-type="float" office:value="853.705" calcext:value-type="float">
            <text:p><text:s/>853.7 <text:s/></text:p>
          </table:table-cell>
          <table:table-cell table:style-name="ce33" office:value-type="float" office:value="85.702" calcext:value-type="float">
            <text:p><text:s/>85.7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24"/>
          <table:table-cell table:style-name="ce33" table:number-columns-repeated="12"/>
          <table:table-cell table:style-name="ce44"/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6"/>
          <table:table-cell table:style-name="ce24" office:value-type="float" office:value="57789.1206" calcext:value-type="float">
            <text:p><text:s/>57,789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82.0826" calcext:value-type="float">
            <text:p><text:s/>41,782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533.038" calcext:value-type="float">
            <text:p><text:s/>9,533.0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5863.255" calcext:value-type="float">
            <text:p><text:s/>5,863.3 <text:s/></text:p>
          </table:table-cell>
          <table:table-cell table:style-name="ce33" office:value-type="float" office:value="858.405" calcext:value-type="float">
            <text:p><text:s/>858.4 <text:s/></text:p>
          </table:table-cell>
          <table:table-cell table:style-name="ce33" office:value-type="float" office:value="85.758" calcext:value-type="float">
            <text:p><text:s/>85.8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6"/>
          <table:table-cell table:style-name="ce24" office:value-type="float" office:value="57835.90588" calcext:value-type="float">
            <text:p><text:s/>57,835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82.0826" calcext:value-type="float">
            <text:p><text:s/>41,782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579.82328" calcext:value-type="float">
            <text:p><text:s/>9,579.8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5903.74028" calcext:value-type="float">
            <text:p><text:s/>5,903.7 <text:s/></text:p>
          </table:table-cell>
          <table:table-cell table:style-name="ce33" office:value-type="float" office:value="864.705" calcext:value-type="float">
            <text:p><text:s/>864.7 <text:s/></text:p>
          </table:table-cell>
          <table:table-cell table:style-name="ce33" office:value-type="float" office:value="85.758" calcext:value-type="float">
            <text:p><text:s/>85.8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6"/>
          <table:table-cell table:style-name="ce24" office:value-type="float" office:value="57930.9006" calcext:value-type="float">
            <text:p><text:s/>57,930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82.0826" calcext:value-type="float">
            <text:p><text:s/>41,782.1 <text:s/></text:p>
          </table:table-cell>
          <table:table-cell table:style-name="ce33" office:value-type="float" office:value="21008.156" calcext:value-type="float">
            <text:p><text:s/>21,008.2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674.818" calcext:value-type="float">
            <text:p><text:s/>9,674.8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6000.01" calcext:value-type="float">
            <text:p><text:s/>6,000.0 <text:s/></text:p>
          </table:table-cell>
          <table:table-cell table:style-name="ce33" office:value-type="float" office:value="863.105" calcext:value-type="float">
            <text:p><text:s/>863.1 <text:s/></text:p>
          </table:table-cell>
          <table:table-cell table:style-name="ce33" office:value-type="float" office:value="86.083" calcext:value-type="float">
            <text:p><text:s/>86.1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6"/>
          <table:table-cell table:style-name="ce24" office:value-type="float" office:value="58019.124489" calcext:value-type="float">
            <text:p><text:s/>58,019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45.4126" calcext:value-type="float">
            <text:p><text:s/>41,745.4 <text:s/></text:p>
          </table:table-cell>
          <table:table-cell table:style-name="ce33" office:value-type="float" office:value="20971.486" calcext:value-type="float">
            <text:p><text:s/>20,971.5 <text:s/></text:p>
          </table:table-cell>
          <table:table-cell table:style-name="ce33" office:value-type="float" office:value="2095.0966" calcext:value-type="float">
            <text:p><text:s/>2,095.1 <text:s/></text:p>
          </table:table-cell>
          <table:table-cell table:style-name="ce33" office:value-type="float" office:value="18678.83" calcext:value-type="float">
            <text:p><text:s/>18,678.8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799.711889" calcext:value-type="float">
            <text:p><text:s/>9,799.7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6124.903889" calcext:value-type="float">
            <text:p><text:s/>6,124.9 <text:s/></text:p>
          </table:table-cell>
          <table:table-cell table:style-name="ce33" office:value-type="float" office:value="863.105" calcext:value-type="float">
            <text:p><text:s/>863.1 <text:s/></text:p>
          </table:table-cell>
          <table:table-cell table:style-name="ce33" office:value-type="float" office:value="86.083" calcext:value-type="float">
            <text:p><text:s/>86.1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6"/>
          <table:table-cell table:style-name="ce24" office:value-type="float" office:value="58145.343209" calcext:value-type="float">
            <text:p><text:s/>58,145.3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7306" calcext:value-type="float">
            <text:p><text:s/>41,758.7 <text:s/></text:p>
          </table:table-cell>
          <table:table-cell table:style-name="ce33" office:value-type="float" office:value="20984.966" calcext:value-type="float">
            <text:p><text:s/>20,985.0 <text:s/></text:p>
          </table:table-cell>
          <table:table-cell table:style-name="ce33" office:value-type="float" office:value="2095.0846" calcext:value-type="float">
            <text:p><text:s/>2,095.1 <text:s/></text:p>
          </table:table-cell>
          <table:table-cell table:style-name="ce33" office:value-type="float" office:value="18678.68" calcext:value-type="float">
            <text:p><text:s/>18,678.7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9912.612609" calcext:value-type="float">
            <text:p><text:s/>9,912.6 <text:s/></text:p>
          </table:table-cell>
          <table:table-cell table:style-name="ce33" office:value-type="float" office:value="2093.39" calcext:value-type="float">
            <text:p><text:s/>2,093.4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6237.844609" calcext:value-type="float">
            <text:p><text:s/>6,237.8 <text:s/></text:p>
          </table:table-cell>
          <table:table-cell table:style-name="ce33" office:value-type="float" office:value="863.065" calcext:value-type="float">
            <text:p><text:s/>863.1 <text:s/></text:p>
          </table:table-cell>
          <table:table-cell table:style-name="ce33" office:value-type="float" office:value="86.083" calcext:value-type="float">
            <text:p><text:s/>86.1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6"/>
          <table:table-cell table:style-name="ce24" office:value-type="float" office:value="58530.905809" calcext:value-type="float">
            <text:p><text:s/>58,530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1758.7306" calcext:value-type="float">
            <text:p><text:s/>41,758.7 <text:s/></text:p>
          </table:table-cell>
          <table:table-cell table:style-name="ce33" office:value-type="float" office:value="20984.966" calcext:value-type="float">
            <text:p><text:s/>20,985.0 <text:s/></text:p>
          </table:table-cell>
          <table:table-cell table:style-name="ce33" office:value-type="float" office:value="2095.0846" calcext:value-type="float">
            <text:p><text:s/>2,095.1 <text:s/></text:p>
          </table:table-cell>
          <table:table-cell table:style-name="ce33" office:value-type="float" office:value="18678.68" calcext:value-type="float">
            <text:p><text:s/>18,678.7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10298.175209" calcext:value-type="float">
            <text:p><text:s/>10,298.2 <text:s/></text:p>
          </table:table-cell>
          <table:table-cell table:style-name="ce33" office:value-type="float" office:value="2093.307" calcext:value-type="float">
            <text:p><text:s/>2,093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6623.440209" calcext:value-type="float">
            <text:p><text:s/>6,623.4 <text:s/></text:p>
          </table:table-cell>
          <table:table-cell table:style-name="ce33" office:value-type="float" office:value="863.065" calcext:value-type="float">
            <text:p><text:s/>863.1 <text:s/></text:p>
          </table:table-cell>
          <table:table-cell table:style-name="ce33" office:value-type="float" office:value="86.133" calcext:value-type="float">
            <text:p><text:s/>86.1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6"/>
          <table:table-cell table:style-name="ce24" office:value-type="float" office:value="59259.555879" calcext:value-type="float">
            <text:p><text:s/>59,259.6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2292.2606" calcext:value-type="float">
            <text:p><text:s/>42,292.3 <text:s/></text:p>
          </table:table-cell>
          <table:table-cell table:style-name="ce33" office:value-type="float" office:value="20984.966" calcext:value-type="float">
            <text:p><text:s/>20,985.0 <text:s/></text:p>
          </table:table-cell>
          <table:table-cell table:style-name="ce33" office:value-type="float" office:value="2091.6146" calcext:value-type="float">
            <text:p><text:s/>2,091.6 <text:s/></text:p>
          </table:table-cell>
          <table:table-cell table:style-name="ce33" office:value-type="float" office:value="19215.68" calcext:value-type="float">
            <text:p><text:s/>19,215.7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10493.295279" calcext:value-type="float">
            <text:p><text:s/>10,493.3 <text:s/></text:p>
          </table:table-cell>
          <table:table-cell table:style-name="ce33" office:value-type="float" office:value="2093.307" calcext:value-type="float">
            <text:p><text:s/>2,093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6764.049279" calcext:value-type="float">
            <text:p><text:s/>6,764.0 <text:s/></text:p>
          </table:table-cell>
          <table:table-cell table:style-name="ce33" office:value-type="float" office:value="917.038" calcext:value-type="float">
            <text:p><text:s/>917.0 <text:s/></text:p>
          </table:table-cell>
          <table:table-cell table:style-name="ce33" office:value-type="float" office:value="86.671" calcext:value-type="float">
            <text:p><text:s/>86.7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6"/>
          <table:table-cell table:style-name="ce24" office:value-type="float" office:value="59410.180719" calcext:value-type="float">
            <text:p><text:s/>59,410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2292.2606" calcext:value-type="float">
            <text:p><text:s/>42,292.3 <text:s/></text:p>
          </table:table-cell>
          <table:table-cell table:style-name="ce33" office:value-type="float" office:value="20984.966" calcext:value-type="float">
            <text:p><text:s/>20,985.0 <text:s/></text:p>
          </table:table-cell>
          <table:table-cell table:style-name="ce33" office:value-type="float" office:value="2091.6146" calcext:value-type="float">
            <text:p><text:s/>2,091.6 <text:s/></text:p>
          </table:table-cell>
          <table:table-cell table:style-name="ce33" office:value-type="float" office:value="19215.68" calcext:value-type="float">
            <text:p><text:s/>19,215.7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10643.920119" calcext:value-type="float">
            <text:p><text:s/>10,643.9 <text:s/></text:p>
          </table:table-cell>
          <table:table-cell table:style-name="ce33" office:value-type="float" office:value="2094.047" calcext:value-type="float">
            <text:p><text:s/>2,094.0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33" office:value-type="float" office:value="6903.584119" calcext:value-type="float">
            <text:p><text:s/>6,903.6 <text:s/></text:p>
          </table:table-cell>
          <table:table-cell table:style-name="ce33" office:value-type="float" office:value="927.388" calcext:value-type="float">
            <text:p><text:s/>927.4 <text:s/></text:p>
          </table:table-cell>
          <table:table-cell table:style-name="ce33" office:value-type="float" office:value="86.671" calcext:value-type="float">
            <text:p><text:s/>86.7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6"/>
          <table:table-cell table:style-name="ce24" office:value-type="float" office:value="59526.622419" calcext:value-type="float">
            <text:p><text:s/>59,526.6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2292.2606" calcext:value-type="float">
            <text:p><text:s/>42,292.3 <text:s/></text:p>
          </table:table-cell>
          <table:table-cell table:style-name="ce33" office:value-type="float" office:value="20984.966" calcext:value-type="float">
            <text:p><text:s/>20,985.0 <text:s/></text:p>
          </table:table-cell>
          <table:table-cell table:style-name="ce33" office:value-type="float" office:value="2091.6146" calcext:value-type="float">
            <text:p><text:s/>2,091.6 <text:s/></text:p>
          </table:table-cell>
          <table:table-cell table:style-name="ce33" office:value-type="float" office:value="19215.68" calcext:value-type="float">
            <text:p><text:s/>19,215.7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10760.361819" calcext:value-type="float">
            <text:p><text:s/>10,760.4 <text:s/></text:p>
          </table:table-cell>
          <table:table-cell table:style-name="ce33" office:value-type="float" office:value="2094.047" calcext:value-type="float">
            <text:p><text:s/>2,094.0 <text:s/></text:p>
          </table:table-cell>
          <table:table-cell table:style-name="ce33" office:value-type="float" office:value="4.5" calcext:value-type="float">
            <text:p><text:s/>4.5 <text:s/></text:p>
          </table:table-cell>
          <table:table-cell table:style-name="ce33" office:value-type="float" office:value="7001.425819" calcext:value-type="float">
            <text:p><text:s/>7,001.4 <text:s/></text:p>
          </table:table-cell>
          <table:table-cell table:style-name="ce33" office:value-type="float" office:value="941.788" calcext:value-type="float">
            <text:p><text:s/>941.8 <text:s/></text:p>
          </table:table-cell>
          <table:table-cell table:style-name="ce33" office:value-type="float" office:value="86.671" calcext:value-type="float">
            <text:p><text:s/>86.7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6"/>
          <table:table-cell table:style-name="ce24" office:value-type="float" office:value="59745.953699" calcext:value-type="float">
            <text:p><text:s/>59,74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42292.2606" calcext:value-type="float">
            <text:p><text:s/>42,292.3 <text:s/></text:p>
          </table:table-cell>
          <table:table-cell table:style-name="ce33" office:value-type="float" office:value="20984.966" calcext:value-type="float">
            <text:p><text:s/>20,985.0 <text:s/></text:p>
          </table:table-cell>
          <table:table-cell table:style-name="ce33" office:value-type="float" office:value="2091.6146" calcext:value-type="float">
            <text:p><text:s/>2,091.6 <text:s/></text:p>
          </table:table-cell>
          <table:table-cell table:style-name="ce33" office:value-type="float" office:value="19215.68" calcext:value-type="float">
            <text:p><text:s/>19,215.7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10979.693099" calcext:value-type="float">
            <text:p><text:s/>10,979.7 <text:s/></text:p>
          </table:table-cell>
          <table:table-cell table:style-name="ce33" office:value-type="float" office:value="2094.047" calcext:value-type="float">
            <text:p><text:s/>2,094.0 <text:s/></text:p>
          </table:table-cell>
          <table:table-cell table:style-name="ce33" office:value-type="float" office:value="4.5" calcext:value-type="float">
            <text:p><text:s/>4.5 <text:s/></text:p>
          </table:table-cell>
          <table:table-cell table:style-name="ce33" office:value-type="float" office:value="7113.857099" calcext:value-type="float">
            <text:p><text:s/>7,113.9 <text:s/></text:p>
          </table:table-cell>
          <table:table-cell table:style-name="ce33" office:value-type="float" office:value="1048.688" calcext:value-type="float">
            <text:p><text:s/>1,048.7 <text:s/></text:p>
          </table:table-cell>
          <table:table-cell table:style-name="ce33" office:value-type="float" office:value="86.671" calcext:value-type="float">
            <text:p><text:s/>86.7 <text:s/></text:p>
          </table:table-cell>
          <table:table-cell table:style-name="ce44" office:value-type="float" office:value="631.93" calcext:value-type="float">
            <text:p><text:s/>631.9 <text:s/></text:p>
          </table:table-cell>
          <table:table-cell table:style-name="ce50" table:number-columns-repeated="1007"/>
        </table:table-row>
        <table:table-row table:style-name="ro3">
          <table:table-cell table:style-name="ce7"/>
          <table:table-cell table:style-name="ce14" office:value-type="string" calcext:value-type="string">
            <text:p>11月</text:p>
          </table:table-cell>
          <table:table-cell table:style-name="ce17"/>
          <table:table-cell table:style-name="ce25" office:value-type="float" office:value="59886.125024" calcext:value-type="float">
            <text:p><text:s/>59,886.1 <text:s/></text:p>
          </table:table-cell>
          <table:table-cell table:style-name="ce34" office:value-type="float" office:value="2602" calcext:value-type="float">
            <text:p><text:s/>2,602.0 <text:s/></text:p>
          </table:table-cell>
          <table:table-cell table:style-name="ce34" office:value-type="float" office:value="42292.2606" calcext:value-type="float">
            <text:p><text:s/>42,292.3 <text:s/></text:p>
          </table:table-cell>
          <table:table-cell table:style-name="ce34" office:value-type="float" office:value="20984.966" calcext:value-type="float">
            <text:p><text:s/>20,985.0 <text:s/></text:p>
          </table:table-cell>
          <table:table-cell table:style-name="ce34" office:value-type="float" office:value="2091.6146" calcext:value-type="float">
            <text:p><text:s/>2,091.6 <text:s/></text:p>
          </table:table-cell>
          <table:table-cell table:style-name="ce34" office:value-type="float" office:value="19215.68" calcext:value-type="float">
            <text:p><text:s/>19,215.7 <text:s/></text:p>
          </table:table-cell>
          <table:table-cell table:style-name="ce34" office:value-type="float" office:value="3872" calcext:value-type="float">
            <text:p><text:s/>3,872.0 <text:s/></text:p>
          </table:table-cell>
          <table:table-cell table:style-name="ce34" office:value-type="float" office:value="11119.864424" calcext:value-type="float">
            <text:p><text:s/>11,119.9 <text:s/></text:p>
          </table:table-cell>
          <table:table-cell table:style-name="ce34" office:value-type="float" office:value="2094.047" calcext:value-type="float">
            <text:p><text:s/>2,094.0 <text:s/></text:p>
          </table:table-cell>
          <table:table-cell table:style-name="ce34" office:value-type="float" office:value="4.5" calcext:value-type="float">
            <text:p><text:s/>4.5 <text:s/></text:p>
          </table:table-cell>
          <table:table-cell table:style-name="ce34" office:value-type="float" office:value="7269.348424" calcext:value-type="float">
            <text:p><text:s/>7,269.3 <text:s/></text:p>
          </table:table-cell>
          <table:table-cell table:style-name="ce34" office:value-type="float" office:value="1033.368" calcext:value-type="float">
            <text:p><text:s/>1,033.4 <text:s/></text:p>
          </table:table-cell>
          <table:table-cell table:style-name="ce34" office:value-type="float" office:value="86.671" calcext:value-type="float">
            <text:p><text:s/>86.7 <text:s/></text:p>
          </table:table-cell>
          <table:table-cell table:style-name="ce45" office:value-type="float" office:value="631.93" calcext:value-type="float">
            <text:p><text:s/>631.9 <text:s/></text:p>
          </table:table-cell>
          <table:table-cell table:style-name="ce51" table:number-columns-repeated="1007"/>
        </table:table-row>
        <table:table-row table:style-name="ro4" table:number-rows-repeated="9">
          <table:table-cell table:style-name="ce8" table:number-columns-repeated="2"/>
          <table:table-cell table:style-name="ce18"/>
          <table:table-cell table:style-name="ce26" table:number-columns-repeated="14"/>
          <table:table-cell table:style-name="ce51" table:number-columns-repeated="1007"/>
        </table:table-row>
        <table:table-row table:style-name="ro5" table:number-rows-repeated="13">
          <table:table-cell table:style-name="ce8" table:number-columns-repeated="2"/>
          <table:table-cell table:style-name="ce18"/>
          <table:table-cell table:style-name="ce26" table:number-columns-repeated="14"/>
          <table:table-cell table:number-columns-repeated="1007"/>
        </table:table-row>
        <table:table-row table:style-name="ro5" table:number-rows-repeated="10">
          <table:table-cell table:style-name="ce9" table:number-columns-repeated="2"/>
          <table:table-cell table:style-name="ce19"/>
          <table:table-cell table:style-name="ce27" table:number-columns-repeated="14"/>
          <table:table-cell table:number-columns-repeated="1007"/>
        </table:table-row>
        <table:table-row table:style-name="ro5" table:number-rows-repeated="290">
          <table:table-cell table:style-name="ce9" table:number-columns-repeated="2"/>
          <table:table-cell table:style-name="ce19"/>
          <table:table-cell table:style-name="ce28" table:number-columns-repeated="14"/>
          <table:table-cell table:number-columns-repeated="1007"/>
        </table:table-row>
        <table:table-row table:style-name="ro5" table:number-rows-repeated="104820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1.$A$6"/>
        </table:named-expressions>
      </table:table>
      <table:table table:name="Page2" table:style-name="ta2">
        <table:table-column table:style-name="co1" table:default-cell-style-name="ce60"/>
        <table:table-column table:style-name="co2" table:default-cell-style-name="ce60"/>
        <table:table-column table:style-name="co3" table:default-cell-style-name="ce20"/>
        <table:table-column table:style-name="co8" table:number-columns-repeated="15" table:default-cell-style-name="ce70"/>
        <table:table-column table:style-name="co9" table:default-cell-style-name="ce51"/>
        <table:table-column table:style-name="co7" table:number-columns-repeated="238" table:default-cell-style-name="ce51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0-7 發電裝置容量（二）</text:p>
          </table:table-cell>
          <table:covered-table-cell table:number-columns-repeated="17" table:style-name="ce11"/>
          <table:table-cell table:style-name="ce46" table:number-columns-repeated="1006"/>
        </table:table-row>
        <table:table-row table:style-name="ro2">
          <table:table-cell table:style-name="ce2" table:number-columns-repeated="17"/>
          <table:table-cell table:style-name="ce39" office:value-type="string" calcext:value-type="string">
            <text:p>單位：千瓩</text:p>
          </table:table-cell>
          <table:table-cell table:style-name="ce47" table:number-columns-repeated="1006"/>
        </table:table-row>
        <table:table-row table:style-name="ro2">
          <table:table-cell table:style-name="ce53" office:value-type="string" calcext:value-type="string" table:number-columns-spanned="3" table:number-rows-spanned="3">
            <text:p>年月</text:p>
          </table:table-cell>
          <table:covered-table-cell table:number-columns-repeated="2" table:style-name="ce61"/>
          <table:table-cell table:style-name="ce65" office:value-type="string" calcext:value-type="string" table:number-columns-spanned="10" table:number-rows-spanned="1">
            <text:p>台電</text:p>
          </table:table-cell>
          <table:covered-table-cell table:number-columns-repeated="5" table:style-name="ce71"/>
          <table:covered-table-cell table:number-columns-repeated="4" table:style-name="ce61"/>
          <table:table-cell table:style-name="ce61" table:number-columns-repeated="2"/>
          <table:table-cell table:style-name="ce66" office:value-type="string" calcext:value-type="string" table:number-columns-spanned="3" table:number-rows-spanned="1">
            <text:p>負載</text:p>
          </table:table-cell>
          <table:covered-table-cell table:style-name="ce61"/>
          <table:covered-table-cell table:style-name="ce73"/>
          <table:table-cell table:style-name="ce74" table:number-columns-repeated="1006"/>
        </table:table-row>
        <table:table-row table:style-name="ro2">
          <table:covered-table-cell table:style-name="ce54"/>
          <table:covered-table-cell table:number-columns-repeated="2" table:style-name="ce62"/>
          <table:table-cell table:style-name="ce66" office:value-type="string" calcext:value-type="string" table:number-columns-spanned="1" table:number-rows-spanned="2">
            <text:p>合計</text:p>
          </table:table-cell>
          <table:table-cell table:style-name="ce61" office:value-type="string" calcext:value-type="string" table:number-columns-spanned="1" table:number-rows-spanned="2">
            <text:p>抽蓄水力</text:p>
          </table:table-cell>
          <table:table-cell table:style-name="ce66" office:value-type="string" calcext:value-type="string" table:number-columns-spanned="4" table:number-rows-spanned="1">
            <text:p>火力</text:p>
          </table:table-cell>
          <table:covered-table-cell table:number-columns-repeated="3" table:style-name="ce66"/>
          <table:table-cell table:style-name="ce53" office:value-type="string" calcext:value-type="string" table:number-columns-spanned="1" table:number-rows-spanned="2">
            <text:p>核能</text:p>
          </table:table-cell>
          <table:table-cell table:style-name="ce72" office:value-type="string" calcext:value-type="string" table:number-columns-spanned="5" table:number-rows-spanned="1">
            <text:p>再生能源</text:p>
          </table:table-cell>
          <table:covered-table-cell table:number-columns-repeated="4" table:style-name="ce72"/>
          <table:table-cell table:style-name="ce66" office:value-type="string" calcext:value-type="string" table:number-columns-spanned="1" table:number-rows-spanned="2">
            <text:p>平均</text:p>
          </table:table-cell>
          <table:table-cell table:style-name="ce66" office:value-type="string" calcext:value-type="string" table:number-columns-spanned="1" table:number-rows-spanned="2">
            <text:p>尖峰</text:p>
          </table:table-cell>
          <table:table-cell table:style-name="ce66" office:value-type="string" calcext:value-type="string">
            <text:p>負載</text:p>
          </table:table-cell>
          <table:table-cell table:style-name="ce74" table:number-columns-repeated="1006"/>
        </table:table-row>
        <table:table-row table:style-name="ro2">
          <table:covered-table-cell table:style-name="ce54"/>
          <table:covered-table-cell table:number-columns-repeated="2" table:style-name="ce62"/>
          <table:covered-table-cell table:style-name="ce67"/>
          <table:covered-table-cell table:style-name="ce62"/>
          <table:table-cell table:style-name="ce53" office:value-type="string" calcext:value-type="string">
            <text:p>小計</text:p>
          </table:table-cell>
          <table:table-cell table:style-name="ce53" office:value-type="string" calcext:value-type="string">
            <text:p>燃煤</text:p>
          </table:table-cell>
          <table:table-cell table:style-name="ce53" office:value-type="string" calcext:value-type="string">
            <text:p>燃油</text:p>
          </table:table-cell>
          <table:table-cell table:style-name="ce61" office:value-type="string" calcext:value-type="string">
            <text:p>燃氣</text:p>
          </table:table-cell>
          <table:covered-table-cell table:style-name="ce54"/>
          <table:table-cell table:style-name="ce53" office:value-type="string" calcext:value-type="string">
            <text:p>小計</text:p>
          </table:table-cell>
          <table:table-cell table:style-name="ce53" office:value-type="string" calcext:value-type="string">
            <text:p>慣常水力</text:p>
          </table:table-cell>
          <table:table-cell table:style-name="ce53" office:value-type="string" calcext:value-type="string">
            <text:p>地熱</text:p>
          </table:table-cell>
          <table:table-cell table:style-name="ce53" office:value-type="string" calcext:value-type="string">
            <text:p>太陽光電</text:p>
          </table:table-cell>
          <table:table-cell table:style-name="ce53" office:value-type="string" calcext:value-type="string">
            <text:p>風力</text:p>
          </table:table-cell>
          <table:covered-table-cell table:number-columns-repeated="2" table:style-name="ce67"/>
          <table:table-cell table:style-name="ce67" office:value-type="string" calcext:value-type="string">
            <text:p>率％</text:p>
          </table:table-cell>
          <table:table-cell table:style-name="ce74" table:number-columns-repeated="1006"/>
        </table:table-row>
        <table:table-row table:style-name="ro3">
          <table:table-cell table:style-name="ce55" office:value-type="string" calcext:value-type="string">
            <text:p>民國 91年</text:p>
          </table:table-cell>
          <table:table-cell table:style-name="ce63"/>
          <table:table-cell table:style-name="ce15"/>
          <table:table-cell table:style-name="ce23" office:value-type="float" office:value="27309.7" calcext:value-type="float">
            <text:p><text:s/>27,309.7 <text:s/></text:p>
          </table:table-cell>
          <table:table-cell table:style-name="ce32" office:value-type="float" office:value="2602" calcext:value-type="float">
            <text:p><text:s/>2,602.0 <text:s/></text:p>
          </table:table-cell>
          <table:table-cell table:style-name="ce32" office:value-type="float" office:value="17661.3" calcext:value-type="float">
            <text:p><text:s/>17,661.3 <text:s/></text:p>
          </table:table-cell>
          <table:table-cell table:style-name="ce32" office:value-type="float" office:value="8100" calcext:value-type="float">
            <text:p><text:s/>8,100.0 <text:s/></text:p>
          </table:table-cell>
          <table:table-cell table:style-name="ce32" office:value-type="float" office:value="3579.1" calcext:value-type="float">
            <text:p><text:s/>3,579.1 <text:s/></text:p>
          </table:table-cell>
          <table:table-cell table:style-name="ce32" office:value-type="float" office:value="5982.2" calcext:value-type="float">
            <text:p><text:s/>5,982.2 <text:s/></text:p>
          </table:table-cell>
          <table:table-cell table:style-name="ce32" office:value-type="float" office:value="5144" calcext:value-type="float">
            <text:p><text:s/>5,144.0 <text:s/></text:p>
          </table:table-cell>
          <table:table-cell table:style-name="ce32" office:value-type="float" office:value="1902.4" calcext:value-type="float">
            <text:p><text:s/>1,902.4 <text:s/></text:p>
          </table:table-cell>
          <table:table-cell table:style-name="ce32" office:value-type="float" office:value="1900" calcext:value-type="float">
            <text:p><text:s/>1,900.0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.4" calcext:value-type="float">
            <text:p><text:s/>2.4 <text:s/></text:p>
          </table:table-cell>
          <table:table-cell table:style-name="ce32" office:value-type="float" office:value="18939" calcext:value-type="float">
            <text:p><text:s/>18,939.0 <text:s/></text:p>
          </table:table-cell>
          <table:table-cell table:style-name="ce32" office:value-type="float" office:value="27117" calcext:value-type="float">
            <text:p><text:s/>27,117.0 <text:s/></text:p>
          </table:table-cell>
          <table:table-cell table:style-name="ce43" office:value-type="float" office:value="69.8417" calcext:value-type="float">
            <text:p><text:s/>69.8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2年</text:p>
          </table:table-cell>
          <table:table-cell table:style-name="ce58"/>
          <table:table-cell table:style-name="ce16"/>
          <table:table-cell table:style-name="ce24" office:value-type="float" office:value="27533.9" calcext:value-type="float">
            <text:p><text:s/>27,533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17885.5" calcext:value-type="float">
            <text:p><text:s/>17,885.5 <text:s/></text:p>
          </table:table-cell>
          <table:table-cell table:style-name="ce33" office:value-type="float" office:value="8100" calcext:value-type="float">
            <text:p><text:s/>8,100.0 <text:s/></text:p>
          </table:table-cell>
          <table:table-cell table:style-name="ce33" office:value-type="float" office:value="3562.9" calcext:value-type="float">
            <text:p><text:s/>3,562.9 <text:s/></text:p>
          </table:table-cell>
          <table:table-cell table:style-name="ce33" office:value-type="float" office:value="6222.6" calcext:value-type="float">
            <text:p><text:s/>6,222.6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1902.4" calcext:value-type="float">
            <text:p><text:s/>1,902.4 <text:s/></text:p>
          </table:table-cell>
          <table:table-cell table:style-name="ce33" office:value-type="float" office:value="1900" calcext:value-type="float">
            <text:p><text:s/>1,900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4" calcext:value-type="float">
            <text:p><text:s/>2.4 <text:s/></text:p>
          </table:table-cell>
          <table:table-cell table:style-name="ce33" office:value-type="float" office:value="19841" calcext:value-type="float">
            <text:p><text:s/>19,841.0 <text:s/></text:p>
          </table:table-cell>
          <table:table-cell table:style-name="ce33" office:value-type="float" office:value="28594" calcext:value-type="float">
            <text:p><text:s/>28,594.0 <text:s/></text:p>
          </table:table-cell>
          <table:table-cell table:style-name="ce44" office:value-type="float" office:value="69.3886" calcext:value-type="float">
            <text:p><text:s/>69.4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3年</text:p>
          </table:table-cell>
          <table:table-cell table:style-name="ce58"/>
          <table:table-cell table:style-name="ce16"/>
          <table:table-cell table:style-name="ce24" office:value-type="float" office:value="27591.1" calcext:value-type="float">
            <text:p><text:s/>27,591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17943.7" calcext:value-type="float">
            <text:p><text:s/>17,943.7 <text:s/></text:p>
          </table:table-cell>
          <table:table-cell table:style-name="ce33" office:value-type="float" office:value="8100" calcext:value-type="float">
            <text:p><text:s/>8,100.0 <text:s/></text:p>
          </table:table-cell>
          <table:table-cell table:style-name="ce33" office:value-type="float" office:value="3571.1" calcext:value-type="float">
            <text:p><text:s/>3,571.1 <text:s/></text:p>
          </table:table-cell>
          <table:table-cell table:style-name="ce33" office:value-type="float" office:value="6272.6" calcext:value-type="float">
            <text:p><text:s/>6,272.6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1901.4" calcext:value-type="float">
            <text:p><text:s/>1,901.4 <text:s/></text:p>
          </table:table-cell>
          <table:table-cell table:style-name="ce33" office:value-type="float" office:value="1899" calcext:value-type="float">
            <text:p><text:s/>1,899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2.4" calcext:value-type="float">
            <text:p><text:s/>2.4 <text:s/></text:p>
          </table:table-cell>
          <table:table-cell table:style-name="ce33" office:value-type="float" office:value="20634" calcext:value-type="float">
            <text:p><text:s/>20,634.0 <text:s/></text:p>
          </table:table-cell>
          <table:table-cell table:style-name="ce33" office:value-type="float" office:value="29034" calcext:value-type="float">
            <text:p><text:s/>29,034.0 <text:s/></text:p>
          </table:table-cell>
          <table:table-cell table:style-name="ce44" office:value-type="float" office:value="71.0684" calcext:value-type="float">
            <text:p><text:s/>71.1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4年</text:p>
          </table:table-cell>
          <table:table-cell table:style-name="ce58"/>
          <table:table-cell table:style-name="ce16"/>
          <table:table-cell table:style-name="ce24" office:value-type="float" office:value="28893.9" calcext:value-type="float">
            <text:p><text:s/>28,893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19231.1" calcext:value-type="float">
            <text:p><text:s/>19,231.1 <text:s/></text:p>
          </table:table-cell>
          <table:table-cell table:style-name="ce33" office:value-type="float" office:value="8650" calcext:value-type="float">
            <text:p><text:s/>8,650.0 <text:s/></text:p>
          </table:table-cell>
          <table:table-cell table:style-name="ce33" office:value-type="float" office:value="3608.7" calcext:value-type="float">
            <text:p><text:s/>3,608.7 <text:s/></text:p>
          </table:table-cell>
          <table:table-cell table:style-name="ce33" office:value-type="float" office:value="6972.4" calcext:value-type="float">
            <text:p><text:s/>6,972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1916.8" calcext:value-type="float">
            <text:p><text:s/>1,916.8 <text:s/></text:p>
          </table:table-cell>
          <table:table-cell table:style-name="ce33" office:value-type="float" office:value="1899" calcext:value-type="float">
            <text:p><text:s/>1,899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.8" calcext:value-type="float">
            <text:p><text:s/>17.8 <text:s/></text:p>
          </table:table-cell>
          <table:table-cell table:style-name="ce33" office:value-type="float" office:value="21651" calcext:value-type="float">
            <text:p><text:s/>21,651.0 <text:s/></text:p>
          </table:table-cell>
          <table:table-cell table:style-name="ce33" office:value-type="float" office:value="30943" calcext:value-type="float">
            <text:p><text:s/>30,943.0 <text:s/></text:p>
          </table:table-cell>
          <table:table-cell table:style-name="ce44" office:value-type="float" office:value="69.9705" calcext:value-type="float">
            <text:p><text:s/>70.0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5年</text:p>
          </table:table-cell>
          <table:table-cell table:style-name="ce58"/>
          <table:table-cell table:style-name="ce16"/>
          <table:table-cell table:style-name="ce24" office:value-type="float" office:value="30093.7" calcext:value-type="float">
            <text:p><text:s/>30,093.7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0400.9" calcext:value-type="float">
            <text:p><text:s/>20,400.9 <text:s/></text:p>
          </table:table-cell>
          <table:table-cell table:style-name="ce33" office:value-type="float" office:value="9200" calcext:value-type="float">
            <text:p><text:s/>9,200.0 <text:s/></text:p>
          </table:table-cell>
          <table:table-cell table:style-name="ce33" office:value-type="float" office:value="3609.7" calcext:value-type="float">
            <text:p><text:s/>3,609.7 <text:s/></text:p>
          </table:table-cell>
          <table:table-cell table:style-name="ce33" office:value-type="float" office:value="7591.2" calcext:value-type="float">
            <text:p><text:s/>7,591.2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1946.8" calcext:value-type="float">
            <text:p><text:s/>1,946.8 <text:s/></text:p>
          </table:table-cell>
          <table:table-cell table:style-name="ce33" office:value-type="float" office:value="1899" calcext:value-type="float">
            <text:p><text:s/>1,899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47.8" calcext:value-type="float">
            <text:p><text:s/>47.8 <text:s/></text:p>
          </table:table-cell>
          <table:table-cell table:style-name="ce33" office:value-type="float" office:value="22439" calcext:value-type="float">
            <text:p><text:s/>22,439.0 <text:s/></text:p>
          </table:table-cell>
          <table:table-cell table:style-name="ce33" office:value-type="float" office:value="32060" calcext:value-type="float">
            <text:p><text:s/>32,060.0 <text:s/></text:p>
          </table:table-cell>
          <table:table-cell table:style-name="ce44" office:value-type="float" office:value="69.9906" calcext:value-type="float">
            <text:p><text:s/>70.0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6年</text:p>
          </table:table-cell>
          <table:table-cell table:style-name="ce58"/>
          <table:table-cell table:style-name="ce16"/>
          <table:table-cell table:style-name="ce24" office:value-type="float" office:value="30792.5" calcext:value-type="float">
            <text:p><text:s/>30,792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1015.7" calcext:value-type="float">
            <text:p><text:s/>21,015.7 <text:s/></text:p>
          </table:table-cell>
          <table:table-cell table:style-name="ce33" office:value-type="float" office:value="8800" calcext:value-type="float">
            <text:p><text:s/>8,800.0 <text:s/></text:p>
          </table:table-cell>
          <table:table-cell table:style-name="ce33" office:value-type="float" office:value="3609.7" calcext:value-type="float">
            <text:p><text:s/>3,609.7 <text:s/></text:p>
          </table:table-cell>
          <table:table-cell table:style-name="ce33" office:value-type="float" office:value="8606" calcext:value-type="float">
            <text:p><text:s/>8,606.0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030.8" calcext:value-type="float">
            <text:p><text:s/>2,030.8 <text:s/></text:p>
          </table:table-cell>
          <table:table-cell table:style-name="ce33" office:value-type="float" office:value="1899" calcext:value-type="float">
            <text:p><text:s/>1,899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1.8" calcext:value-type="float">
            <text:p><text:s/>131.8 <text:s/></text:p>
          </table:table-cell>
          <table:table-cell table:style-name="ce33" office:value-type="float" office:value="23043" calcext:value-type="float">
            <text:p><text:s/>23,043.0 <text:s/></text:p>
          </table:table-cell>
          <table:table-cell table:style-name="ce33" office:value-type="float" office:value="32791" calcext:value-type="float">
            <text:p><text:s/>32,791.0 <text:s/></text:p>
          </table:table-cell>
          <table:table-cell table:style-name="ce44" office:value-type="float" office:value="70.2723" calcext:value-type="float">
            <text:p><text:s/>70.3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7年</text:p>
          </table:table-cell>
          <table:table-cell table:style-name="ce58"/>
          <table:table-cell table:style-name="ce16"/>
          <table:table-cell table:style-name="ce24" office:value-type="float" office:value="31263.5" calcext:value-type="float">
            <text:p><text:s/>31,263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1486.7" calcext:value-type="float">
            <text:p><text:s/>21,486.7 <text:s/></text:p>
          </table:table-cell>
          <table:table-cell table:style-name="ce33" office:value-type="float" office:value="8800" calcext:value-type="float">
            <text:p><text:s/>8,800.0 <text:s/></text:p>
          </table:table-cell>
          <table:table-cell table:style-name="ce33" office:value-type="float" office:value="3609.7" calcext:value-type="float">
            <text:p><text:s/>3,609.7 <text:s/></text:p>
          </table:table-cell>
          <table:table-cell table:style-name="ce33" office:value-type="float" office:value="9077" calcext:value-type="float">
            <text:p><text:s/>9,077.0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030.8" calcext:value-type="float">
            <text:p><text:s/>2,030.8 <text:s/></text:p>
          </table:table-cell>
          <table:table-cell table:style-name="ce33" office:value-type="float" office:value="1899" calcext:value-type="float">
            <text:p><text:s/>1,899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31.8" calcext:value-type="float">
            <text:p><text:s/>131.8 <text:s/></text:p>
          </table:table-cell>
          <table:table-cell table:style-name="ce33" office:value-type="float" office:value="22796" calcext:value-type="float">
            <text:p><text:s/>22,796.0 <text:s/></text:p>
          </table:table-cell>
          <table:table-cell table:style-name="ce33" office:value-type="float" office:value="31320" calcext:value-type="float">
            <text:p><text:s/>31,320.0 <text:s/></text:p>
          </table:table-cell>
          <table:table-cell table:style-name="ce44" office:value-type="float" office:value="72.7841" calcext:value-type="float">
            <text:p><text:s/>72.8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8年</text:p>
          </table:table-cell>
          <table:table-cell table:style-name="ce58"/>
          <table:table-cell table:style-name="ce16"/>
          <table:table-cell table:style-name="ce24" office:value-type="float" office:value="32311" calcext:value-type="float">
            <text:p><text:s/>32,311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2487.2" calcext:value-type="float">
            <text:p><text:s/>22,487.2 <text:s/></text:p>
          </table:table-cell>
          <table:table-cell table:style-name="ce33" office:value-type="float" office:value="8800" calcext:value-type="float">
            <text:p><text:s/>8,800.0 <text:s/></text:p>
          </table:table-cell>
          <table:table-cell table:style-name="ce33" office:value-type="float" office:value="3610.2" calcext:value-type="float">
            <text:p><text:s/>3,610.2 <text:s/></text:p>
          </table:table-cell>
          <table:table-cell table:style-name="ce33" office:value-type="float" office:value="10077" calcext:value-type="float">
            <text:p><text:s/>10,077.0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077.8" calcext:value-type="float">
            <text:p><text:s/>2,077.8 <text:s/></text:p>
          </table:table-cell>
          <table:table-cell table:style-name="ce33" office:value-type="float" office:value="1898" calcext:value-type="float">
            <text:p><text:s/>1,898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179.8" calcext:value-type="float">
            <text:p><text:s/>179.8 <text:s/></text:p>
          </table:table-cell>
          <table:table-cell table:style-name="ce33" office:value-type="float" office:value="22101" calcext:value-type="float">
            <text:p><text:s/>22,101.0 <text:s/></text:p>
          </table:table-cell>
          <table:table-cell table:style-name="ce33" office:value-type="float" office:value="31011" calcext:value-type="float">
            <text:p><text:s/>31,011.0 <text:s/></text:p>
          </table:table-cell>
          <table:table-cell table:style-name="ce44" office:value-type="float" office:value="71.2682" calcext:value-type="float">
            <text:p><text:s/>71.3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 99年</text:p>
          </table:table-cell>
          <table:table-cell table:style-name="ce58"/>
          <table:table-cell table:style-name="ce16"/>
          <table:table-cell table:style-name="ce24" office:value-type="float" office:value="32944.2" calcext:value-type="float">
            <text:p><text:s/>32,944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3010" calcext:value-type="float">
            <text:p><text:s/>23,010.0 <text:s/></text:p>
          </table:table-cell>
          <table:table-cell table:style-name="ce33" office:value-type="float" office:value="8800" calcext:value-type="float">
            <text:p><text:s/>8,800.0 <text:s/></text:p>
          </table:table-cell>
          <table:table-cell table:style-name="ce33" office:value-type="float" office:value="3625.6" calcext:value-type="float">
            <text:p><text:s/>3,625.6 <text:s/></text:p>
          </table:table-cell>
          <table:table-cell table:style-name="ce33" office:value-type="float" office:value="10584.4" calcext:value-type="float">
            <text:p><text:s/>10,584.4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188.2" calcext:value-type="float">
            <text:p><text:s/>2,188.2 <text:s/></text:p>
          </table:table-cell>
          <table:table-cell table:style-name="ce33" office:value-type="float" office:value="1938.5" calcext:value-type="float">
            <text:p><text:s/>1,938.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5" calcext:value-type="float">
            <text:p><text:s/>0.5 <text:s/></text:p>
          </table:table-cell>
          <table:table-cell table:style-name="ce33" office:value-type="float" office:value="249.2" calcext:value-type="float">
            <text:p><text:s/>249.2 <text:s/></text:p>
          </table:table-cell>
          <table:table-cell table:style-name="ce33" office:value-type="float" office:value="23674" calcext:value-type="float">
            <text:p><text:s/>23,674.0 <text:s/></text:p>
          </table:table-cell>
          <table:table-cell table:style-name="ce33" office:value-type="float" office:value="33023" calcext:value-type="float">
            <text:p><text:s/>33,023.0 <text:s/></text:p>
          </table:table-cell>
          <table:table-cell table:style-name="ce44" office:value-type="float" office:value="71.6894" calcext:value-type="float">
            <text:p><text:s/>71.7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0年</text:p>
          </table:table-cell>
          <table:table-cell table:style-name="ce58"/>
          <table:table-cell table:style-name="ce16"/>
          <table:table-cell table:style-name="ce24" office:value-type="float" office:value="32758.4" calcext:value-type="float">
            <text:p><text:s/>32,758.4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2717.7" calcext:value-type="float">
            <text:p><text:s/>22,717.7 <text:s/></text:p>
          </table:table-cell>
          <table:table-cell table:style-name="ce33" office:value-type="float" office:value="8800" calcext:value-type="float">
            <text:p><text:s/>8,800.0 <text:s/></text:p>
          </table:table-cell>
          <table:table-cell table:style-name="ce33" office:value-type="float" office:value="3324.6" calcext:value-type="float">
            <text:p><text:s/>3,324.6 <text:s/></text:p>
          </table:table-cell>
          <table:table-cell table:style-name="ce33" office:value-type="float" office:value="10593.1" calcext:value-type="float">
            <text:p><text:s/>10,593.1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294.7" calcext:value-type="float">
            <text:p><text:s/>2,294.7 <text:s/></text:p>
          </table:table-cell>
          <table:table-cell table:style-name="ce33" office:value-type="float" office:value="2001.8" calcext:value-type="float">
            <text:p><text:s/>2,001.8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.1" calcext:value-type="float">
            <text:p><text:s/>6.1 <text:s/></text:p>
          </table:table-cell>
          <table:table-cell table:style-name="ce33" office:value-type="float" office:value="286.8" calcext:value-type="float">
            <text:p><text:s/>286.8 <text:s/></text:p>
          </table:table-cell>
          <table:table-cell table:style-name="ce33" office:value-type="float" office:value="24320" calcext:value-type="float">
            <text:p><text:s/>24,320.0 <text:s/></text:p>
          </table:table-cell>
          <table:table-cell table:style-name="ce33" office:value-type="float" office:value="33787" calcext:value-type="float">
            <text:p><text:s/>33,787.0 <text:s/></text:p>
          </table:table-cell>
          <table:table-cell table:style-name="ce44" office:value-type="float" office:value="71.9803" calcext:value-type="float">
            <text:p><text:s/>72.0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1年</text:p>
          </table:table-cell>
          <table:table-cell table:style-name="ce58"/>
          <table:table-cell table:style-name="ce16"/>
          <table:table-cell table:style-name="ce24" office:value-type="float" office:value="32205" calcext:value-type="float">
            <text:p><text:s/>32,205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2119.7" calcext:value-type="float">
            <text:p><text:s/>22,119.7 <text:s/></text:p>
          </table:table-cell>
          <table:table-cell table:style-name="ce33" office:value-type="float" office:value="8200" calcext:value-type="float">
            <text:p><text:s/>8,200.0 <text:s/></text:p>
          </table:table-cell>
          <table:table-cell table:style-name="ce33" office:value-type="float" office:value="3326.6" calcext:value-type="float">
            <text:p><text:s/>3,326.6 <text:s/></text:p>
          </table:table-cell>
          <table:table-cell table:style-name="ce33" office:value-type="float" office:value="10593.1" calcext:value-type="float">
            <text:p><text:s/>10,593.1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339.3" calcext:value-type="float">
            <text:p><text:s/>2,339.3 <text:s/></text:p>
          </table:table-cell>
          <table:table-cell table:style-name="ce33" office:value-type="float" office:value="2042.4" calcext:value-type="float">
            <text:p><text:s/>2,042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.1" calcext:value-type="float">
            <text:p><text:s/>10.1 <text:s/></text:p>
          </table:table-cell>
          <table:table-cell table:style-name="ce33" office:value-type="float" office:value="286.8" calcext:value-type="float">
            <text:p><text:s/>286.8 <text:s/></text:p>
          </table:table-cell>
          <table:table-cell table:style-name="ce33" office:value-type="float" office:value="24102" calcext:value-type="float">
            <text:p><text:s/>24,102.0 <text:s/></text:p>
          </table:table-cell>
          <table:table-cell table:style-name="ce33" office:value-type="float" office:value="33081" calcext:value-type="float">
            <text:p><text:s/>33,081.0 <text:s/></text:p>
          </table:table-cell>
          <table:table-cell table:style-name="ce44" office:value-type="float" office:value="72.8575" calcext:value-type="float">
            <text:p><text:s/>72.9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2年</text:p>
          </table:table-cell>
          <table:table-cell table:style-name="ce58"/>
          <table:table-cell table:style-name="ce16"/>
          <table:table-cell table:style-name="ce24" office:value-type="float" office:value="32218.2" calcext:value-type="float">
            <text:p><text:s/>32,218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2132.5" calcext:value-type="float">
            <text:p><text:s/>22,132.5 <text:s/></text:p>
          </table:table-cell>
          <table:table-cell table:style-name="ce33" office:value-type="float" office:value="8200" calcext:value-type="float">
            <text:p><text:s/>8,200.0 <text:s/></text:p>
          </table:table-cell>
          <table:table-cell table:style-name="ce33" office:value-type="float" office:value="3325.4" calcext:value-type="float">
            <text:p><text:s/>3,325.4 <text:s/></text:p>
          </table:table-cell>
          <table:table-cell table:style-name="ce33" office:value-type="float" office:value="10607.1" calcext:value-type="float">
            <text:p><text:s/>10,607.1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339.7" calcext:value-type="float">
            <text:p><text:s/>2,339.7 <text:s/></text:p>
          </table:table-cell>
          <table:table-cell table:style-name="ce33" office:value-type="float" office:value="2042.4" calcext:value-type="float">
            <text:p><text:s/>2,042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0.5" calcext:value-type="float">
            <text:p><text:s/>10.5 <text:s/></text:p>
          </table:table-cell>
          <table:table-cell table:style-name="ce33" office:value-type="float" office:value="286.8" calcext:value-type="float">
            <text:p><text:s/>286.8 <text:s/></text:p>
          </table:table-cell>
          <table:table-cell table:style-name="ce33" office:value-type="float" office:value="24364" calcext:value-type="float">
            <text:p><text:s/>24,364.0 <text:s/></text:p>
          </table:table-cell>
          <table:table-cell table:style-name="ce33" office:value-type="float" office:value="33957" calcext:value-type="float">
            <text:p><text:s/>33,957.0 <text:s/></text:p>
          </table:table-cell>
          <table:table-cell table:style-name="ce44" office:value-type="float" office:value="71.7495" calcext:value-type="float">
            <text:p><text:s/>71.7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3年</text:p>
          </table:table-cell>
          <table:table-cell table:style-name="ce58"/>
          <table:table-cell table:style-name="ce16"/>
          <table:table-cell table:style-name="ce24" office:value-type="float" office:value="31651.22" calcext:value-type="float">
            <text:p><text:s/>31,651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1560.5" calcext:value-type="float">
            <text:p><text:s/>21,560.5 <text:s/></text:p>
          </table:table-cell>
          <table:table-cell table:style-name="ce33" office:value-type="float" office:value="7600" calcext:value-type="float">
            <text:p><text:s/>7,600.0 <text:s/></text:p>
          </table:table-cell>
          <table:table-cell table:style-name="ce33" office:value-type="float" office:value="3325.4" calcext:value-type="float">
            <text:p><text:s/>3,325.4 <text:s/></text:p>
          </table:table-cell>
          <table:table-cell table:style-name="ce33" office:value-type="float" office:value="10635.1" calcext:value-type="float">
            <text:p><text:s/>10,635.1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344.72" calcext:value-type="float">
            <text:p><text:s/>2,344.7 <text:s/></text:p>
          </table:table-cell>
          <table:table-cell table:style-name="ce33" office:value-type="float" office:value="2042.4" calcext:value-type="float">
            <text:p><text:s/>2,042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5.52" calcext:value-type="float">
            <text:p><text:s/>15.5 <text:s/></text:p>
          </table:table-cell>
          <table:table-cell table:style-name="ce33" office:value-type="float" office:value="286.8" calcext:value-type="float">
            <text:p><text:s/>286.8 <text:s/></text:p>
          </table:table-cell>
          <table:table-cell table:style-name="ce33" office:value-type="float" office:value="25026" calcext:value-type="float">
            <text:p><text:s/>25,026.0 <text:s/></text:p>
          </table:table-cell>
          <table:table-cell table:style-name="ce33" office:value-type="float" office:value="34821" calcext:value-type="float">
            <text:p><text:s/>34,821.0 <text:s/></text:p>
          </table:table-cell>
          <table:table-cell table:style-name="ce44" office:value-type="float" office:value="71.8704" calcext:value-type="float">
            <text:p><text:s/>71.9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4年</text:p>
          </table:table-cell>
          <table:table-cell table:style-name="ce58"/>
          <table:table-cell table:style-name="ce16"/>
          <table:table-cell table:style-name="ce24" office:value-type="float" office:value="31669.14" calcext:value-type="float">
            <text:p><text:s/>31,669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1560.5" calcext:value-type="float">
            <text:p><text:s/>21,560.5 <text:s/></text:p>
          </table:table-cell>
          <table:table-cell table:style-name="ce33" office:value-type="float" office:value="7600" calcext:value-type="float">
            <text:p><text:s/>7,600.0 <text:s/></text:p>
          </table:table-cell>
          <table:table-cell table:style-name="ce33" office:value-type="float" office:value="3325.4" calcext:value-type="float">
            <text:p><text:s/>3,325.4 <text:s/></text:p>
          </table:table-cell>
          <table:table-cell table:style-name="ce33" office:value-type="float" office:value="10635.1" calcext:value-type="float">
            <text:p><text:s/>10,635.1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362.64" calcext:value-type="float">
            <text:p><text:s/>2,362.6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.24" calcext:value-type="float">
            <text:p><text:s/>18.2 <text:s/></text:p>
          </table:table-cell>
          <table:table-cell table:style-name="ce33" office:value-type="float" office:value="294" calcext:value-type="float">
            <text:p><text:s/>294.0 <text:s/></text:p>
          </table:table-cell>
          <table:table-cell table:style-name="ce33" office:value-type="float" office:value="25012" calcext:value-type="float">
            <text:p><text:s/>25,012.0 <text:s/></text:p>
          </table:table-cell>
          <table:table-cell table:style-name="ce33" office:value-type="float" office:value="35248" calcext:value-type="float">
            <text:p><text:s/>35,248.0 <text:s/></text:p>
          </table:table-cell>
          <table:table-cell table:style-name="ce44" office:value-type="float" office:value="70.96" calcext:value-type="float">
            <text:p><text:s/>71.0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5年</text:p>
          </table:table-cell>
          <table:table-cell table:style-name="ce58"/>
          <table:table-cell table:style-name="ce16"/>
          <table:table-cell table:style-name="ce24" office:value-type="float" office:value="32466.84" calcext:value-type="float">
            <text:p><text:s/>32,466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2358.2" calcext:value-type="float">
            <text:p><text:s/>22,358.2 <text:s/></text:p>
          </table:table-cell>
          <table:table-cell table:style-name="ce33" office:value-type="float" office:value="8400" calcext:value-type="float">
            <text:p><text:s/>8,400.0 <text:s/></text:p>
          </table:table-cell>
          <table:table-cell table:style-name="ce33" office:value-type="float" office:value="3323.1" calcext:value-type="float">
            <text:p><text:s/>3,323.1 <text:s/></text:p>
          </table:table-cell>
          <table:table-cell table:style-name="ce33" office:value-type="float" office:value="10635.1" calcext:value-type="float">
            <text:p><text:s/>10,635.1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362.64" calcext:value-type="float">
            <text:p><text:s/>2,362.6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.24" calcext:value-type="float">
            <text:p><text:s/>18.2 <text:s/></text:p>
          </table:table-cell>
          <table:table-cell table:style-name="ce33" office:value-type="float" office:value="294" calcext:value-type="float">
            <text:p><text:s/>294.0 <text:s/></text:p>
          </table:table-cell>
          <table:table-cell table:style-name="ce33" office:value-type="float" office:value="25705" calcext:value-type="float">
            <text:p><text:s/>25,705.0 <text:s/></text:p>
          </table:table-cell>
          <table:table-cell table:style-name="ce33" office:value-type="float" office:value="35864" calcext:value-type="float">
            <text:p><text:s/>35,864.0 <text:s/></text:p>
          </table:table-cell>
          <table:table-cell table:style-name="ce44" office:value-type="float" office:value="71.6735" calcext:value-type="float">
            <text:p><text:s/>71.7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6年</text:p>
          </table:table-cell>
          <table:table-cell table:style-name="ce58"/>
          <table:table-cell table:style-name="ce16"/>
          <table:table-cell table:style-name="ce24" office:value-type="float" office:value="31750.04" calcext:value-type="float">
            <text:p><text:s/>31,750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1641.4" calcext:value-type="float">
            <text:p><text:s/>21,641.4 <text:s/></text:p>
          </table:table-cell>
          <table:table-cell table:style-name="ce33" office:value-type="float" office:value="9200" calcext:value-type="float">
            <text:p><text:s/>9,200.0 <text:s/></text:p>
          </table:table-cell>
          <table:table-cell table:style-name="ce33" office:value-type="float" office:value="2570.1" calcext:value-type="float">
            <text:p><text:s/>2,570.1 <text:s/></text:p>
          </table:table-cell>
          <table:table-cell table:style-name="ce33" office:value-type="float" office:value="9871.3" calcext:value-type="float">
            <text:p><text:s/>9,871.3 <text:s/></text:p>
          </table:table-cell>
          <table:table-cell table:style-name="ce33" office:value-type="float" office:value="5144" calcext:value-type="float">
            <text:p><text:s/>5,144.0 <text:s/></text:p>
          </table:table-cell>
          <table:table-cell table:style-name="ce33" office:value-type="float" office:value="2362.64" calcext:value-type="float">
            <text:p><text:s/>2,362.6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.24" calcext:value-type="float">
            <text:p><text:s/>18.2 <text:s/></text:p>
          </table:table-cell>
          <table:table-cell table:style-name="ce33" office:value-type="float" office:value="294" calcext:value-type="float">
            <text:p><text:s/>294.0 <text:s/></text:p>
          </table:table-cell>
          <table:table-cell table:style-name="ce33" office:value-type="float" office:value="26379" calcext:value-type="float">
            <text:p><text:s/>26,379.0 <text:s/></text:p>
          </table:table-cell>
          <table:table-cell table:style-name="ce33" office:value-type="float" office:value="36259" calcext:value-type="float">
            <text:p><text:s/>36,259.0 <text:s/></text:p>
          </table:table-cell>
          <table:table-cell table:style-name="ce44" office:value-type="float" office:value="72.7515" calcext:value-type="float">
            <text:p><text:s/>72.8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7年</text:p>
          </table:table-cell>
          <table:table-cell table:style-name="ce58"/>
          <table:table-cell table:style-name="ce16"/>
          <table:table-cell table:style-name="ce24" office:value-type="float" office:value="33414.84" calcext:value-type="float">
            <text:p><text:s/>33,414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3933" calcext:value-type="float">
            <text:p><text:s/>23,933.0 <text:s/></text:p>
          </table:table-cell>
          <table:table-cell table:style-name="ce33" office:value-type="float" office:value="10000" calcext:value-type="float">
            <text:p><text:s/>10,000.0 <text:s/></text:p>
          </table:table-cell>
          <table:table-cell table:style-name="ce33" office:value-type="float" office:value="2569.1" calcext:value-type="float">
            <text:p><text:s/>2,569.1 <text:s/></text:p>
          </table:table-cell>
          <table:table-cell table:style-name="ce33" office:value-type="float" office:value="11363.9" calcext:value-type="float">
            <text:p><text:s/>11,363.9 <text:s/></text:p>
          </table:table-cell>
          <table:table-cell table:style-name="ce33" office:value-type="float" office:value="4508" calcext:value-type="float">
            <text:p><text:s/>4,508.0 <text:s/></text:p>
          </table:table-cell>
          <table:table-cell table:style-name="ce33" office:value-type="float" office:value="2371.84" calcext:value-type="float">
            <text:p><text:s/>2,371.8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8.24" calcext:value-type="float">
            <text:p><text:s/>18.2 <text:s/></text:p>
          </table:table-cell>
          <table:table-cell table:style-name="ce33" office:value-type="float" office:value="303.2" calcext:value-type="float">
            <text:p><text:s/>303.2 <text:s/></text:p>
          </table:table-cell>
          <table:table-cell table:style-name="ce33" office:value-type="float" office:value="26630.502109" calcext:value-type="float">
            <text:p><text:s/>26,630.5 <text:s/></text:p>
          </table:table-cell>
          <table:table-cell table:style-name="ce33" office:value-type="float" office:value="37056.902" calcext:value-type="float">
            <text:p><text:s/>37,056.9 <text:s/></text:p>
          </table:table-cell>
          <table:table-cell table:style-name="ce44" office:value-type="float" office:value="71.8638" calcext:value-type="float">
            <text:p><text:s/>71.9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8年</text:p>
          </table:table-cell>
          <table:table-cell table:style-name="ce58"/>
          <table:table-cell table:style-name="ce16"/>
          <table:table-cell table:style-name="ce24" office:value-type="float" office:value="35385.98" calcext:value-type="float">
            <text:p><text:s/>35,38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425.6" calcext:value-type="float">
            <text:p><text:s/>26,425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2569.1" calcext:value-type="float">
            <text:p><text:s/>2,569.1 <text:s/></text:p>
          </table:table-cell>
          <table:table-cell table:style-name="ce33" office:value-type="float" office:value="12256.5" calcext:value-type="float">
            <text:p><text:s/>12,256.5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486.38" calcext:value-type="float">
            <text:p><text:s/>2,486.4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3.58" calcext:value-type="float">
            <text:p><text:s/>123.6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6534.612756" calcext:value-type="float">
            <text:p><text:s/>26,534.6 <text:s/></text:p>
          </table:table-cell>
          <table:table-cell table:style-name="ce33" office:value-type="float" office:value="37067.066" calcext:value-type="float">
            <text:p><text:s/>37,067.1 <text:s/></text:p>
          </table:table-cell>
          <table:table-cell table:style-name="ce44" office:value-type="float" office:value="71.5854" calcext:value-type="float">
            <text:p><text:s/>71.6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/>
          <table:table-cell table:style-name="ce16"/>
          <table:table-cell table:style-name="ce24"/>
          <table:table-cell table:style-name="ce33" table:number-columns-repeated="13"/>
          <table:table-cell table:style-name="ce44"/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09年</text:p>
          </table:table-cell>
          <table:table-cell table:style-name="ce58" office:value-type="string" calcext:value-type="string">
            <text:p><text:s/>1月</text:p>
          </table:table-cell>
          <table:table-cell table:style-name="ce16"/>
          <table:table-cell table:style-name="ce24" office:value-type="float" office:value="34385.98" calcext:value-type="float">
            <text:p><text:s/>34,38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5425.6" calcext:value-type="float">
            <text:p><text:s/>25,425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2256.5" calcext:value-type="float">
            <text:p><text:s/>12,256.5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486.38" calcext:value-type="float">
            <text:p><text:s/>2,486.4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3.58" calcext:value-type="float">
            <text:p><text:s/>123.6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3228.792" calcext:value-type="float">
            <text:p><text:s/>23,228.8 <text:s/></text:p>
          </table:table-cell>
          <table:table-cell table:style-name="ce33" office:value-type="float" office:value="28627.084" calcext:value-type="float">
            <text:p><text:s/>28,627.1 <text:s/></text:p>
          </table:table-cell>
          <table:table-cell table:style-name="ce44" office:value-type="float" office:value="81.1427" calcext:value-type="float">
            <text:p><text:s/>81.1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2月</text:p>
          </table:table-cell>
          <table:table-cell table:style-name="ce16"/>
          <table:table-cell table:style-name="ce24" office:value-type="float" office:value="34385.98" calcext:value-type="float">
            <text:p><text:s/>34,38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5425.6" calcext:value-type="float">
            <text:p><text:s/>25,425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2256.5" calcext:value-type="float">
            <text:p><text:s/>12,256.5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486.38" calcext:value-type="float">
            <text:p><text:s/>2,486.4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3.58" calcext:value-type="float">
            <text:p><text:s/>123.6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3228.792" calcext:value-type="float">
            <text:p><text:s/>23,228.8 <text:s/></text:p>
          </table:table-cell>
          <table:table-cell table:style-name="ce33" office:value-type="float" office:value="28627.084" calcext:value-type="float">
            <text:p><text:s/>28,627.1 <text:s/></text:p>
          </table:table-cell>
          <table:table-cell table:style-name="ce44" office:value-type="float" office:value="81.1427" calcext:value-type="float">
            <text:p><text:s/>81.1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3月</text:p>
          </table:table-cell>
          <table:table-cell table:style-name="ce16"/>
          <table:table-cell table:style-name="ce24" office:value-type="float" office:value="34385.98" calcext:value-type="float">
            <text:p><text:s/>34,38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5425.6" calcext:value-type="float">
            <text:p><text:s/>25,425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2256.5" calcext:value-type="float">
            <text:p><text:s/>12,256.5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486.38" calcext:value-type="float">
            <text:p><text:s/>2,486.4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23.58" calcext:value-type="float">
            <text:p><text:s/>123.6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5275.543" calcext:value-type="float">
            <text:p><text:s/>25,275.5 <text:s/></text:p>
          </table:table-cell>
          <table:table-cell table:style-name="ce33" office:value-type="float" office:value="30976.425" calcext:value-type="float">
            <text:p><text:s/>30,976.4 <text:s/></text:p>
          </table:table-cell>
          <table:table-cell table:style-name="ce44" office:value-type="float" office:value="81.596" calcext:value-type="float">
            <text:p><text:s/>81.6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4月</text:p>
          </table:table-cell>
          <table:table-cell table:style-name="ce16"/>
          <table:table-cell table:style-name="ce24" office:value-type="float" office:value="34425.98" calcext:value-type="float">
            <text:p><text:s/>34,426.0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5425.6" calcext:value-type="float">
            <text:p><text:s/>25,425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2256.5" calcext:value-type="float">
            <text:p><text:s/>12,256.5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526.38" calcext:value-type="float">
            <text:p><text:s/>2,526.4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63.58" calcext:value-type="float">
            <text:p><text:s/>163.6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4752.143" calcext:value-type="float">
            <text:p><text:s/>24,752.1 <text:s/></text:p>
          </table:table-cell>
          <table:table-cell table:style-name="ce33" office:value-type="float" office:value="29748.796" calcext:value-type="float">
            <text:p><text:s/>29,748.8 <text:s/></text:p>
          </table:table-cell>
          <table:table-cell table:style-name="ce44" office:value-type="float" office:value="83.2038" calcext:value-type="float">
            <text:p><text:s/>83.2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5月</text:p>
          </table:table-cell>
          <table:table-cell table:style-name="ce16"/>
          <table:table-cell table:style-name="ce24" office:value-type="float" office:value="35332.38" calcext:value-type="float">
            <text:p><text:s/>35,332.4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18.2" calcext:value-type="float">
            <text:p><text:s/>26,318.2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540.18" calcext:value-type="float">
            <text:p><text:s/>2,540.2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77.38" calcext:value-type="float">
            <text:p><text:s/>177.4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7415.453" calcext:value-type="float">
            <text:p><text:s/>27,415.5 <text:s/></text:p>
          </table:table-cell>
          <table:table-cell table:style-name="ce33" office:value-type="float" office:value="33428.241" calcext:value-type="float">
            <text:p><text:s/>33,428.2 <text:s/></text:p>
          </table:table-cell>
          <table:table-cell table:style-name="ce44" office:value-type="float" office:value="82.0128" calcext:value-type="float">
            <text:p><text:s/>82.0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6月</text:p>
          </table:table-cell>
          <table:table-cell table:style-name="ce16"/>
          <table:table-cell table:style-name="ce24" office:value-type="float" office:value="35363.94" calcext:value-type="float">
            <text:p><text:s/>35,363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18.2" calcext:value-type="float">
            <text:p><text:s/>26,318.2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571.74" calcext:value-type="float">
            <text:p><text:s/>2,571.7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8.94" calcext:value-type="float">
            <text:p><text:s/>208.9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30115.111" calcext:value-type="float">
            <text:p><text:s/>30,115.1 <text:s/></text:p>
          </table:table-cell>
          <table:table-cell table:style-name="ce33" office:value-type="float" office:value="36783.346" calcext:value-type="float">
            <text:p><text:s/>36,783.3 <text:s/></text:p>
          </table:table-cell>
          <table:table-cell table:style-name="ce44" office:value-type="float" office:value="81.8715" calcext:value-type="float">
            <text:p><text:s/>81.9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7月</text:p>
          </table:table-cell>
          <table:table-cell table:style-name="ce16"/>
          <table:table-cell table:style-name="ce24" office:value-type="float" office:value="35363.94" calcext:value-type="float">
            <text:p><text:s/>35,363.9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18.2" calcext:value-type="float">
            <text:p><text:s/>26,318.2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571.74" calcext:value-type="float">
            <text:p><text:s/>2,571.7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08.94" calcext:value-type="float">
            <text:p><text:s/>208.9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31449.603" calcext:value-type="float">
            <text:p><text:s/>31,449.6 <text:s/></text:p>
          </table:table-cell>
          <table:table-cell table:style-name="ce33" office:value-type="float" office:value="37714.613" calcext:value-type="float">
            <text:p><text:s/>37,714.6 <text:s/></text:p>
          </table:table-cell>
          <table:table-cell table:style-name="ce44" office:value-type="float" office:value="83.3883" calcext:value-type="float">
            <text:p><text:s/>83.4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8月</text:p>
          </table:table-cell>
          <table:table-cell table:style-name="ce16"/>
          <table:table-cell table:style-name="ce24" office:value-type="float" office:value="35395.84" calcext:value-type="float">
            <text:p><text:s/>35,395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18.2" calcext:value-type="float">
            <text:p><text:s/>26,318.2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03.64" calcext:value-type="float">
            <text:p><text:s/>2,603.6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40.84" calcext:value-type="float">
            <text:p><text:s/>240.8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30578.996" calcext:value-type="float">
            <text:p><text:s/>30,579.0 <text:s/></text:p>
          </table:table-cell>
          <table:table-cell table:style-name="ce33" office:value-type="float" office:value="36937.052" calcext:value-type="float">
            <text:p><text:s/>36,937.1 <text:s/></text:p>
          </table:table-cell>
          <table:table-cell table:style-name="ce44" office:value-type="float" office:value="82.7867" calcext:value-type="float">
            <text:p><text:s/>82.8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9月</text:p>
          </table:table-cell>
          <table:table-cell table:style-name="ce16"/>
          <table:table-cell table:style-name="ce24" office:value-type="float" office:value="35429.84" calcext:value-type="float">
            <text:p><text:s/>35,429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18.2" calcext:value-type="float">
            <text:p><text:s/>26,318.2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69.1" calcext:value-type="float">
            <text:p><text:s/>1,569.1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37.64" calcext:value-type="float">
            <text:p><text:s/>2,637.6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4.84" calcext:value-type="float">
            <text:p><text:s/>274.8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9837.738" calcext:value-type="float">
            <text:p><text:s/>29,837.7 <text:s/></text:p>
          </table:table-cell>
          <table:table-cell table:style-name="ce33" office:value-type="float" office:value="36603.269" calcext:value-type="float">
            <text:p><text:s/>36,603.3 <text:s/></text:p>
          </table:table-cell>
          <table:table-cell table:style-name="ce44" office:value-type="float" office:value="81.5165" calcext:value-type="float">
            <text:p><text:s/>81.5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10月</text:p>
          </table:table-cell>
          <table:table-cell table:style-name="ce16"/>
          <table:table-cell table:style-name="ce24" office:value-type="float" office:value="35453.24" calcext:value-type="float">
            <text:p><text:s/>35,453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37.64" calcext:value-type="float">
            <text:p><text:s/>2,637.6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4.84" calcext:value-type="float">
            <text:p><text:s/>274.8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6961.037" calcext:value-type="float">
            <text:p><text:s/>26,961.0 <text:s/></text:p>
          </table:table-cell>
          <table:table-cell table:style-name="ce33" office:value-type="float" office:value="33206.871" calcext:value-type="float">
            <text:p><text:s/>33,206.9 <text:s/></text:p>
          </table:table-cell>
          <table:table-cell table:style-name="ce44" office:value-type="float" office:value="81.1911" calcext:value-type="float">
            <text:p><text:s/>81.2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11月</text:p>
          </table:table-cell>
          <table:table-cell table:style-name="ce16"/>
          <table:table-cell table:style-name="ce24" office:value-type="float" office:value="35454.08" calcext:value-type="float">
            <text:p><text:s/>35,454.1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38.48" calcext:value-type="float">
            <text:p><text:s/>2,638.5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5.68" calcext:value-type="float">
            <text:p><text:s/>275.7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6520.776" calcext:value-type="float">
            <text:p><text:s/>26,520.8 <text:s/></text:p>
          </table:table-cell>
          <table:table-cell table:style-name="ce33" office:value-type="float" office:value="32467.972" calcext:value-type="float">
            <text:p><text:s/>32,468.0 <text:s/></text:p>
          </table:table-cell>
          <table:table-cell table:style-name="ce44" office:value-type="float" office:value="81.6828" calcext:value-type="float">
            <text:p><text:s/>81.7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12月</text:p>
          </table:table-cell>
          <table:table-cell table:style-name="ce16"/>
          <table:table-cell table:style-name="ce24" office:value-type="float" office:value="35455.75" calcext:value-type="float">
            <text:p><text:s/>35,455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0.15" calcext:value-type="float">
            <text:p><text:s/>2,640.2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7.35" calcext:value-type="float">
            <text:p><text:s/>277.4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5455.049" calcext:value-type="float">
            <text:p><text:s/>25,455.0 <text:s/></text:p>
          </table:table-cell>
          <table:table-cell table:style-name="ce33" office:value-type="float" office:value="29737.008" calcext:value-type="float">
            <text:p><text:s/>29,737.0 <text:s/></text:p>
          </table:table-cell>
          <table:table-cell table:style-name="ce44" office:value-type="float" office:value="85.6005" calcext:value-type="float">
            <text:p><text:s/>85.6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/>
          <table:table-cell table:style-name="ce16"/>
          <table:table-cell table:style-name="ce24"/>
          <table:table-cell table:style-name="ce33" table:number-columns-repeated="13"/>
          <table:table-cell table:style-name="ce44"/>
          <table:table-cell table:style-name="ce75"/>
          <table:table-cell table:style-name="ce50" table:number-columns-repeated="1005"/>
        </table:table-row>
        <table:table-row table:style-name="ro3">
          <table:table-cell table:style-name="ce56" office:value-type="string" calcext:value-type="string">
            <text:p>民國110年</text:p>
          </table:table-cell>
          <table:table-cell table:style-name="ce58" office:value-type="string" calcext:value-type="string">
            <text:p><text:s/>1月</text:p>
          </table:table-cell>
          <table:table-cell table:style-name="ce16"/>
          <table:table-cell table:style-name="ce24" office:value-type="float" office:value="35455.75" calcext:value-type="float">
            <text:p><text:s/>35,455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0.15" calcext:value-type="float">
            <text:p><text:s/>2,640.2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7.35" calcext:value-type="float">
            <text:p><text:s/>277.4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5426.984" calcext:value-type="float">
            <text:p><text:s/>25,427.0 <text:s/></text:p>
          </table:table-cell>
          <table:table-cell table:style-name="ce33" office:value-type="float" office:value="30241.915" calcext:value-type="float">
            <text:p><text:s/>30,241.9 <text:s/></text:p>
          </table:table-cell>
          <table:table-cell table:style-name="ce44" office:value-type="float" office:value="84.0786" calcext:value-type="float">
            <text:p><text:s/>84.1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2月</text:p>
          </table:table-cell>
          <table:table-cell table:style-name="ce16"/>
          <table:table-cell table:style-name="ce24" office:value-type="float" office:value="35455.75" calcext:value-type="float">
            <text:p><text:s/>35,455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0.15" calcext:value-type="float">
            <text:p><text:s/>2,640.2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7.35" calcext:value-type="float">
            <text:p><text:s/>277.4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3844.182" calcext:value-type="float">
            <text:p><text:s/>23,844.2 <text:s/></text:p>
          </table:table-cell>
          <table:table-cell table:style-name="ce33" office:value-type="float" office:value="29630.54" calcext:value-type="float">
            <text:p><text:s/>29,630.5 <text:s/></text:p>
          </table:table-cell>
          <table:table-cell table:style-name="ce44" office:value-type="float" office:value="80.4716" calcext:value-type="float">
            <text:p><text:s/>80.5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3月</text:p>
          </table:table-cell>
          <table:table-cell table:style-name="ce16"/>
          <table:table-cell table:style-name="ce24" office:value-type="float" office:value="35455.75" calcext:value-type="float">
            <text:p><text:s/>35,455.8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0.15" calcext:value-type="float">
            <text:p><text:s/>2,640.2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77.35" calcext:value-type="float">
            <text:p><text:s/>277.4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6015.186" calcext:value-type="float">
            <text:p><text:s/>26,015.2 <text:s/></text:p>
          </table:table-cell>
          <table:table-cell table:style-name="ce33" office:value-type="float" office:value="31538.493" calcext:value-type="float">
            <text:p><text:s/>31,538.5 <text:s/></text:p>
          </table:table-cell>
          <table:table-cell table:style-name="ce44" office:value-type="float" office:value="82.487" calcext:value-type="float">
            <text:p><text:s/>82.5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4月</text:p>
          </table:table-cell>
          <table:table-cell table:style-name="ce16"/>
          <table:table-cell table:style-name="ce24" office:value-type="float" office:value="35461.5" calcext:value-type="float">
            <text:p><text:s/>35,461.5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6" calcext:value-type="float">
            <text:p><text:s/>26,341.6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5" calcext:value-type="float">
            <text:p><text:s/>1,592.5 <text:s/></text:p>
          </table:table-cell>
          <table:table-cell table:style-name="ce33" office:value-type="float" office:value="13149.1" calcext:value-type="float">
            <text:p><text:s/>13,149.1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5.9" calcext:value-type="float">
            <text:p><text:s/>2,645.9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312.4" calcext:value-type="float">
            <text:p><text:s/>312.4 <text:s/></text:p>
          </table:table-cell>
          <table:table-cell table:style-name="ce33" office:value-type="float" office:value="26693.022" calcext:value-type="float">
            <text:p><text:s/>26,693.0 <text:s/></text:p>
          </table:table-cell>
          <table:table-cell table:style-name="ce33" office:value-type="float" office:value="32463.6" calcext:value-type="float">
            <text:p><text:s/>32,463.6 <text:s/></text:p>
          </table:table-cell>
          <table:table-cell table:style-name="ce44" office:value-type="float" office:value="82.2244" calcext:value-type="float">
            <text:p><text:s/>82.2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5月</text:p>
          </table:table-cell>
          <table:table-cell table:style-name="ce16"/>
          <table:table-cell table:style-name="ce24" office:value-type="float" office:value="35461.298" calcext:value-type="float">
            <text:p><text:s/>35,461.3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438" calcext:value-type="float">
            <text:p><text:s/>26,341.4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488" calcext:value-type="float">
            <text:p><text:s/>1,592.5 <text:s/></text:p>
          </table:table-cell>
          <table:table-cell table:style-name="ce33" office:value-type="float" office:value="13148.95" calcext:value-type="float">
            <text:p><text:s/>13,149.0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5.86" calcext:value-type="float">
            <text:p><text:s/>2,645.9 <text:s/></text:p>
          </table:table-cell>
          <table:table-cell table:style-name="ce33" office:value-type="float" office:value="2050.4" calcext:value-type="float">
            <text:p><text:s/>2,05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312.36" calcext:value-type="float">
            <text:p><text:s/>312.4 <text:s/></text:p>
          </table:table-cell>
          <table:table-cell table:style-name="ce33" office:value-type="float" office:value="30379.059" calcext:value-type="float">
            <text:p><text:s/>30,379.1 <text:s/></text:p>
          </table:table-cell>
          <table:table-cell table:style-name="ce33" office:value-type="float" office:value="37968.746" calcext:value-type="float">
            <text:p><text:s/>37,968.7 <text:s/></text:p>
          </table:table-cell>
          <table:table-cell table:style-name="ce44" office:value-type="float" office:value="80.0106" calcext:value-type="float">
            <text:p><text:s/>80.0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6月</text:p>
          </table:table-cell>
          <table:table-cell table:style-name="ce16"/>
          <table:table-cell table:style-name="ce24" office:value-type="float" office:value="35461.215" calcext:value-type="float">
            <text:p><text:s/>35,461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438" calcext:value-type="float">
            <text:p><text:s/>26,341.4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488" calcext:value-type="float">
            <text:p><text:s/>1,592.5 <text:s/></text:p>
          </table:table-cell>
          <table:table-cell table:style-name="ce33" office:value-type="float" office:value="13148.95" calcext:value-type="float">
            <text:p><text:s/>13,149.0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5.777" calcext:value-type="float">
            <text:p><text:s/>2,645.8 <text:s/></text:p>
          </table:table-cell>
          <table:table-cell table:style-name="ce33" office:value-type="float" office:value="2050.317" calcext:value-type="float">
            <text:p><text:s/>2,050.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312.36" calcext:value-type="float">
            <text:p><text:s/>312.4 <text:s/></text:p>
          </table:table-cell>
          <table:table-cell table:style-name="ce33" office:value-type="float" office:value="30517.101" calcext:value-type="float">
            <text:p><text:s/>30,517.1 <text:s/></text:p>
          </table:table-cell>
          <table:table-cell table:style-name="ce33" office:value-type="float" office:value="37982.152" calcext:value-type="float">
            <text:p><text:s/>37,982.2 <text:s/></text:p>
          </table:table-cell>
          <table:table-cell table:style-name="ce44" office:value-type="float" office:value="80.3458" calcext:value-type="float">
            <text:p><text:s/>80.3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7月</text:p>
          </table:table-cell>
          <table:table-cell table:style-name="ce16"/>
          <table:table-cell table:style-name="ce24" office:value-type="float" office:value="35461.215" calcext:value-type="float">
            <text:p><text:s/>35,461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438" calcext:value-type="float">
            <text:p><text:s/>26,341.4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488" calcext:value-type="float">
            <text:p><text:s/>1,592.5 <text:s/></text:p>
          </table:table-cell>
          <table:table-cell table:style-name="ce33" office:value-type="float" office:value="13148.95" calcext:value-type="float">
            <text:p><text:s/>13,149.0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5.777" calcext:value-type="float">
            <text:p><text:s/>2,645.8 <text:s/></text:p>
          </table:table-cell>
          <table:table-cell table:style-name="ce33" office:value-type="float" office:value="2050.317" calcext:value-type="float">
            <text:p><text:s/>2,050.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312.36" calcext:value-type="float">
            <text:p><text:s/>312.4 <text:s/></text:p>
          </table:table-cell>
          <table:table-cell table:style-name="ce33" office:value-type="float" office:value="31974.489" calcext:value-type="float">
            <text:p><text:s/>31,974.5 <text:s/></text:p>
          </table:table-cell>
          <table:table-cell table:style-name="ce33" office:value-type="float" office:value="38793.802" calcext:value-type="float">
            <text:p><text:s/>38,793.8 <text:s/></text:p>
          </table:table-cell>
          <table:table-cell table:style-name="ce44" office:value-type="float" office:value="82.4216" calcext:value-type="float">
            <text:p><text:s/>82.4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8月</text:p>
          </table:table-cell>
          <table:table-cell table:style-name="ce16"/>
          <table:table-cell table:style-name="ce24" office:value-type="float" office:value="35461.215" calcext:value-type="float">
            <text:p><text:s/>35,461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438" calcext:value-type="float">
            <text:p><text:s/>26,341.4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488" calcext:value-type="float">
            <text:p><text:s/>1,592.5 <text:s/></text:p>
          </table:table-cell>
          <table:table-cell table:style-name="ce33" office:value-type="float" office:value="13148.95" calcext:value-type="float">
            <text:p><text:s/>13,149.0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5.777" calcext:value-type="float">
            <text:p><text:s/>2,645.8 <text:s/></text:p>
          </table:table-cell>
          <table:table-cell table:style-name="ce33" office:value-type="float" office:value="2050.317" calcext:value-type="float">
            <text:p><text:s/>2,050.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312.36" calcext:value-type="float">
            <text:p><text:s/>312.4 <text:s/></text:p>
          </table:table-cell>
          <table:table-cell table:style-name="ce33" office:value-type="float" office:value="30976.411" calcext:value-type="float">
            <text:p><text:s/>30,976.4 <text:s/></text:p>
          </table:table-cell>
          <table:table-cell table:style-name="ce33" office:value-type="float" office:value="37827.678" calcext:value-type="float">
            <text:p><text:s/>37,827.7 <text:s/></text:p>
          </table:table-cell>
          <table:table-cell table:style-name="ce44" office:value-type="float" office:value="81.8882" calcext:value-type="float">
            <text:p><text:s/>81.9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<text:s/>9月</text:p>
          </table:table-cell>
          <table:table-cell table:style-name="ce16"/>
          <table:table-cell table:style-name="ce24" office:value-type="float" office:value="35461.215" calcext:value-type="float">
            <text:p><text:s/>35,461.2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438" calcext:value-type="float">
            <text:p><text:s/>26,341.4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488" calcext:value-type="float">
            <text:p><text:s/>1,592.5 <text:s/></text:p>
          </table:table-cell>
          <table:table-cell table:style-name="ce33" office:value-type="float" office:value="13148.95" calcext:value-type="float">
            <text:p><text:s/>13,149.0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645.777" calcext:value-type="float">
            <text:p><text:s/>2,645.8 <text:s/></text:p>
          </table:table-cell>
          <table:table-cell table:style-name="ce33" office:value-type="float" office:value="2050.317" calcext:value-type="float">
            <text:p><text:s/>2,050.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312.36" calcext:value-type="float">
            <text:p><text:s/>312.4 <text:s/></text:p>
          </table:table-cell>
          <table:table-cell table:style-name="ce33" office:value-type="float" office:value="31726.568" calcext:value-type="float">
            <text:p><text:s/>31,726.6 <text:s/></text:p>
          </table:table-cell>
          <table:table-cell table:style-name="ce33" office:value-type="float" office:value="38248.888" calcext:value-type="float">
            <text:p><text:s/>38,248.9 <text:s/></text:p>
          </table:table-cell>
          <table:table-cell table:style-name="ce44" office:value-type="float" office:value="82.9476" calcext:value-type="float">
            <text:p><text:s/>82.9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6"/>
          <table:table-cell table:style-name="ce58" office:value-type="string" calcext:value-type="string">
            <text:p>10月</text:p>
          </table:table-cell>
          <table:table-cell table:style-name="ce16"/>
          <table:table-cell table:style-name="ce24" office:value-type="float" office:value="35570.415" calcext:value-type="float">
            <text:p><text:s/>35,570.4 <text:s/></text:p>
          </table:table-cell>
          <table:table-cell table:style-name="ce33" office:value-type="float" office:value="2602" calcext:value-type="float">
            <text:p><text:s/>2,602.0 <text:s/></text:p>
          </table:table-cell>
          <table:table-cell table:style-name="ce33" office:value-type="float" office:value="26341.438" calcext:value-type="float">
            <text:p><text:s/>26,341.4 <text:s/></text:p>
          </table:table-cell>
          <table:table-cell table:style-name="ce33" office:value-type="float" office:value="11600" calcext:value-type="float">
            <text:p><text:s/>11,600.0 <text:s/></text:p>
          </table:table-cell>
          <table:table-cell table:style-name="ce33" office:value-type="float" office:value="1592.488" calcext:value-type="float">
            <text:p><text:s/>1,592.5 <text:s/></text:p>
          </table:table-cell>
          <table:table-cell table:style-name="ce33" office:value-type="float" office:value="13148.95" calcext:value-type="float">
            <text:p><text:s/>13,149.0 <text:s/></text:p>
          </table:table-cell>
          <table:table-cell table:style-name="ce33" office:value-type="float" office:value="3872" calcext:value-type="float">
            <text:p><text:s/>3,872.0 <text:s/></text:p>
          </table:table-cell>
          <table:table-cell table:style-name="ce33" office:value-type="float" office:value="2754.977" calcext:value-type="float">
            <text:p><text:s/>2,755.0 <text:s/></text:p>
          </table:table-cell>
          <table:table-cell table:style-name="ce33" office:value-type="float" office:value="2050.317" calcext:value-type="float">
            <text:p><text:s/>2,050.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83.1" calcext:value-type="float">
            <text:p><text:s/>283.1 <text:s/></text:p>
          </table:table-cell>
          <table:table-cell table:style-name="ce33" office:value-type="float" office:value="421.56" calcext:value-type="float">
            <text:p><text:s/>421.6 <text:s/></text:p>
          </table:table-cell>
          <table:table-cell table:style-name="ce33" office:value-type="float" office:value="29586.309" calcext:value-type="float">
            <text:p><text:s/>29,586.3 <text:s/></text:p>
          </table:table-cell>
          <table:table-cell table:style-name="ce33" office:value-type="float" office:value="38025.461" calcext:value-type="float">
            <text:p><text:s/>38,025.5 <text:s/></text:p>
          </table:table-cell>
          <table:table-cell table:style-name="ce44" office:value-type="float" office:value="77.8065" calcext:value-type="float">
            <text:p><text:s/>77.8 <text:s/></text:p>
          </table:table-cell>
          <table:table-cell table:style-name="ce75"/>
          <table:table-cell table:style-name="ce50" table:number-columns-repeated="1005"/>
        </table:table-row>
        <table:table-row table:style-name="ro3">
          <table:table-cell table:style-name="ce57"/>
          <table:table-cell table:style-name="ce64" office:value-type="string" calcext:value-type="string">
            <text:p>11月</text:p>
          </table:table-cell>
          <table:table-cell table:style-name="ce17"/>
          <table:table-cell table:style-name="ce25" office:value-type="float" office:value="35555.095" calcext:value-type="float">
            <text:p><text:s/>35,555.1 <text:s/></text:p>
          </table:table-cell>
          <table:table-cell table:style-name="ce34" office:value-type="float" office:value="2602" calcext:value-type="float">
            <text:p><text:s/>2,602.0 <text:s/></text:p>
          </table:table-cell>
          <table:table-cell table:style-name="ce34" office:value-type="float" office:value="26341.438" calcext:value-type="float">
            <text:p><text:s/>26,341.4 <text:s/></text:p>
          </table:table-cell>
          <table:table-cell table:style-name="ce34" office:value-type="float" office:value="11600" calcext:value-type="float">
            <text:p><text:s/>11,600.0 <text:s/></text:p>
          </table:table-cell>
          <table:table-cell table:style-name="ce34" office:value-type="float" office:value="1592.488" calcext:value-type="float">
            <text:p><text:s/>1,592.5 <text:s/></text:p>
          </table:table-cell>
          <table:table-cell table:style-name="ce34" office:value-type="float" office:value="13148.95" calcext:value-type="float">
            <text:p><text:s/>13,149.0 <text:s/></text:p>
          </table:table-cell>
          <table:table-cell table:style-name="ce34" office:value-type="float" office:value="3872" calcext:value-type="float">
            <text:p><text:s/>3,872.0 <text:s/></text:p>
          </table:table-cell>
          <table:table-cell table:style-name="ce34" office:value-type="float" office:value="2739.657" calcext:value-type="float">
            <text:p><text:s/>2,739.7 <text:s/></text:p>
          </table:table-cell>
          <table:table-cell table:style-name="ce34" office:value-type="float" office:value="2050.317" calcext:value-type="float">
            <text:p><text:s/>2,050.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83.1" calcext:value-type="float">
            <text:p><text:s/>283.1 <text:s/></text:p>
          </table:table-cell>
          <table:table-cell table:style-name="ce34" office:value-type="float" office:value="406.24" calcext:value-type="float">
            <text:p><text:s/>406.2 <text:s/></text:p>
          </table:table-cell>
          <table:table-cell table:style-name="ce34" office:value-type="float" office:value="27053.993" calcext:value-type="float">
            <text:p><text:s/>27,054.0 <text:s/></text:p>
          </table:table-cell>
          <table:table-cell table:style-name="ce34" office:value-type="float" office:value="33189.366" calcext:value-type="float">
            <text:p><text:s/>33,189.4 <text:s/></text:p>
          </table:table-cell>
          <table:table-cell table:style-name="ce45" office:value-type="float" office:value="81.514" calcext:value-type="float">
            <text:p><text:s/>81.5 <text:s/></text:p>
          </table:table-cell>
          <table:table-cell table:style-name="ce75"/>
          <table:table-cell table:number-columns-repeated="1005"/>
        </table:table-row>
        <table:table-row table:style-name="ro4" table:number-rows-repeated="2">
          <table:table-cell table:style-name="ce58" table:number-columns-repeated="2"/>
          <table:table-cell table:style-name="ce16"/>
          <table:table-cell table:style-name="ce68" table:number-columns-repeated="15"/>
          <table:table-cell table:style-name="ce75"/>
          <table:table-cell table:number-columns-repeated="1005"/>
        </table:table-row>
        <table:table-row table:style-name="ro4" table:number-rows-repeated="7">
          <table:table-cell table:style-name="ce59" table:number-columns-repeated="2"/>
          <table:table-cell table:style-name="ce18"/>
          <table:table-cell table:style-name="ce26" table:number-columns-repeated="15"/>
          <table:table-cell table:number-columns-repeated="1006"/>
        </table:table-row>
        <table:table-row table:style-name="ro2" table:number-rows-repeated="13">
          <table:table-cell table:style-name="ce59" table:number-columns-repeated="2"/>
          <table:table-cell table:style-name="ce18"/>
          <table:table-cell table:style-name="ce26" table:number-columns-repeated="15"/>
          <table:table-cell table:number-columns-repeated="1006"/>
        </table:table-row>
        <table:table-row table:style-name="ro2" table:number-rows-repeated="10">
          <table:table-cell table:number-columns-repeated="3"/>
          <table:table-cell table:style-name="ce69" table:number-columns-repeated="15"/>
          <table:table-cell table:number-columns-repeated="1006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2.$A$6"/>
        </table:named-expressions>
      </table:table>
      <table:table table:name="Page3" table:style-name="ta3">
        <table:table-column table:style-name="co1" table:default-cell-style-name="ce10"/>
        <table:table-column table:style-name="co2" table:default-cell-style-name="ce10"/>
        <table:table-column table:style-name="co3" table:default-cell-style-name="ce20"/>
        <table:table-column table:style-name="co10" table:number-columns-repeated="8" table:default-cell-style-name="ce29"/>
        <table:table-column table:style-name="co9" table:default-cell-style-name="ce52"/>
        <table:table-column table:style-name="co7" table:number-columns-repeated="245" table:default-cell-style-name="ce5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10-7 發電裝置容量（三）</text:p>
          </table:table-cell>
          <table:covered-table-cell table:number-columns-repeated="10" table:style-name="ce11"/>
          <table:table-cell table:style-name="ce46" table:number-columns-repeated="1013"/>
        </table:table-row>
        <table:table-row table:style-name="ro2">
          <table:table-cell table:style-name="ce2" table:number-columns-repeated="10"/>
          <table:table-cell table:style-name="ce39" office:value-type="string" calcext:value-type="string">
            <text:p>單位：千瓩</text:p>
          </table:table-cell>
          <table:table-cell table:style-name="ce47" table:number-columns-repeated="1013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79"/>
          <table:covered-table-cell table:style-name="ce84"/>
          <table:table-cell table:style-name="ce4" office:value-type="string" calcext:value-type="string" table:number-columns-spanned="8" table:number-rows-spanned="1">
            <text:p>民營電廠</text:p>
          </table:table-cell>
          <table:covered-table-cell table:number-columns-repeated="6" table:style-name="ce92"/>
          <table:covered-table-cell table:style-name="ce97"/>
          <table:table-cell table:style-name="ce74" table:number-columns-repeated="1013"/>
        </table:table-row>
        <table:table-row table:style-name="ro2">
          <table:covered-table-cell table:style-name="ce22"/>
          <table:covered-table-cell table:style-name="ce80"/>
          <table:covered-table-cell table:style-name="ce85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93" office:value-type="string" calcext:value-type="string" table:number-columns-spanned="3" table:number-rows-spanned="1">
            <text:p>火力</text:p>
          </table:table-cell>
          <table:covered-table-cell table:number-columns-repeated="2" table:style-name="ce79"/>
          <table:table-cell table:style-name="ce3" office:value-type="string" calcext:value-type="string" table:number-columns-spanned="4" table:number-rows-spanned="1">
            <text:p>再生能源</text:p>
          </table:table-cell>
          <table:covered-table-cell table:number-columns-repeated="2" table:style-name="ce79"/>
          <table:covered-table-cell table:style-name="ce84"/>
          <table:table-cell table:style-name="ce74" table:number-columns-repeated="1013"/>
        </table:table-row>
        <table:table-row table:style-name="ro2">
          <table:covered-table-cell table:style-name="ce22"/>
          <table:covered-table-cell table:style-name="ce80"/>
          <table:covered-table-cell table:style-name="ce85"/>
          <table:covered-table-cell table:style-name="ce22"/>
          <table:table-cell table:style-name="ce93" office:value-type="string" calcext:value-type="string">
            <text:p>小計</text:p>
          </table:table-cell>
          <table:table-cell table:style-name="ce93" office:value-type="string" calcext:value-type="string">
            <text:p>燃煤</text:p>
          </table:table-cell>
          <table:table-cell table:style-name="ce93" office:value-type="string" calcext:value-type="string">
            <text:p>燃氣</text:p>
          </table:table-cell>
          <table:table-cell table:style-name="ce93" office:value-type="string" calcext:value-type="string">
            <text:p>小計</text:p>
          </table:table-cell>
          <table:table-cell table:style-name="ce93" office:value-type="string" calcext:value-type="string">
            <text:p>慣常水力</text:p>
          </table:table-cell>
          <table:table-cell table:style-name="ce93" office:value-type="string" calcext:value-type="string">
            <text:p>太陽光電</text:p>
          </table:table-cell>
          <table:table-cell table:style-name="ce3" office:value-type="string" calcext:value-type="string">
            <text:p>風力</text:p>
          </table:table-cell>
          <table:table-cell table:style-name="ce74" table:number-columns-repeated="1013"/>
        </table:table-row>
        <table:table-row table:style-name="ro3">
          <table:table-cell table:style-name="ce76" office:value-type="string" calcext:value-type="string">
            <text:p>民國 91年</text:p>
          </table:table-cell>
          <table:table-cell table:style-name="ce81"/>
          <table:table-cell table:style-name="ce86"/>
          <table:table-cell table:style-name="ce89" office:value-type="float" office:value="4608.75" calcext:value-type="float">
            <text:p><text:s/>4,608.8 <text:s/></text:p>
          </table:table-cell>
          <table:table-cell table:style-name="ce94" office:value-type="float" office:value="4600" calcext:value-type="float">
            <text:p><text:s/>4,600.0 <text:s/></text:p>
          </table:table-cell>
          <table:table-cell table:style-name="ce94" office:value-type="float" office:value="3100" calcext:value-type="float">
            <text:p><text:s/>3,100.0 <text:s/></text:p>
          </table:table-cell>
          <table:table-cell table:style-name="ce94" office:value-type="float" office:value="1500" calcext:value-type="float">
            <text:p><text:s/>1,500.0 <text:s/></text:p>
          </table:table-cell>
          <table:table-cell table:number-columns-repeated="2" table:style-name="ce94" office:value-type="float" office:value="8.75" calcext:value-type="float">
            <text:p><text:s/>8.8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2年</text:p>
          </table:table-cell>
          <table:table-cell table:style-name="ce82"/>
          <table:table-cell table:style-name="ce87"/>
          <table:table-cell table:style-name="ce90" office:value-type="float" office:value="5758.75" calcext:value-type="float">
            <text:p><text:s/>5,758.8 <text:s/></text:p>
          </table:table-cell>
          <table:table-cell table:style-name="ce95" office:value-type="float" office:value="5750" calcext:value-type="float">
            <text:p><text:s/>5,75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2650" calcext:value-type="float">
            <text:p><text:s/>2,650.0 <text:s/></text:p>
          </table:table-cell>
          <table:table-cell table:number-columns-repeated="2" table:style-name="ce95" office:value-type="float" office:value="8.75" calcext:value-type="float">
            <text:p><text:s/>8.8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3年</text:p>
          </table:table-cell>
          <table:table-cell table:style-name="ce82"/>
          <table:table-cell table:style-name="ce87"/>
          <table:table-cell table:style-name="ce90" office:value-type="float" office:value="7230.73" calcext:value-type="float">
            <text:p><text:s/>7,230.7 <text:s/></text:p>
          </table:table-cell>
          <table:table-cell table:style-name="ce95" office:value-type="float" office:value="7220" calcext:value-type="float">
            <text:p><text:s/>7,22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120" calcext:value-type="float">
            <text:p><text:s/>4,120.0 <text:s/></text:p>
          </table:table-cell>
          <table:table-cell table:number-columns-repeated="2" table:style-name="ce95" office:value-type="float" office:value="10.73" calcext:value-type="float">
            <text:p><text:s/>10.7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4年</text:p>
          </table:table-cell>
          <table:table-cell table:style-name="ce82"/>
          <table:table-cell table:style-name="ce87"/>
          <table:table-cell table:style-name="ce90" office:value-type="float" office:value="7230.73" calcext:value-type="float">
            <text:p><text:s/>7,230.7 <text:s/></text:p>
          </table:table-cell>
          <table:table-cell table:style-name="ce95" office:value-type="float" office:value="7220" calcext:value-type="float">
            <text:p><text:s/>7,22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120" calcext:value-type="float">
            <text:p><text:s/>4,120.0 <text:s/></text:p>
          </table:table-cell>
          <table:table-cell table:number-columns-repeated="2" table:style-name="ce95" office:value-type="float" office:value="10.73" calcext:value-type="float">
            <text:p><text:s/>10.7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5年</text:p>
          </table:table-cell>
          <table:table-cell table:style-name="ce82"/>
          <table:table-cell table:style-name="ce87"/>
          <table:table-cell table:style-name="ce90" office:value-type="float" office:value="7280.53" calcext:value-type="float">
            <text:p><text:s/>7,280.5 <text:s/></text:p>
          </table:table-cell>
          <table:table-cell table:style-name="ce95" office:value-type="float" office:value="7220" calcext:value-type="float">
            <text:p><text:s/>7,22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120" calcext:value-type="float">
            <text:p><text:s/>4,120.0 <text:s/></text:p>
          </table:table-cell>
          <table:table-cell table:style-name="ce95" office:value-type="float" office:value="60.53" calcext:value-type="float">
            <text:p><text:s/>60.5 <text:s/></text:p>
          </table:table-cell>
          <table:table-cell table:style-name="ce95" office:value-type="float" office:value="10.73" calcext:value-type="float">
            <text:p><text:s/>10.7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49.8" calcext:value-type="float">
            <text:p><text:s/>49.8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6年</text:p>
          </table:table-cell>
          <table:table-cell table:style-name="ce82"/>
          <table:table-cell table:style-name="ce87"/>
          <table:table-cell table:style-name="ce90" office:value-type="float" office:value="7292.05" calcext:value-type="float">
            <text:p><text:s/>7,292.1 <text:s/></text:p>
          </table:table-cell>
          <table:table-cell table:style-name="ce95" office:value-type="float" office:value="7220" calcext:value-type="float">
            <text:p><text:s/>7,22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120" calcext:value-type="float">
            <text:p><text:s/>4,120.0 <text:s/></text:p>
          </table:table-cell>
          <table:table-cell table:style-name="ce95" office:value-type="float" office:value="72.05" calcext:value-type="float">
            <text:p><text:s/>72.1 <text:s/></text:p>
          </table:table-cell>
          <table:table-cell table:style-name="ce95" office:value-type="float" office:value="22.25" calcext:value-type="float">
            <text:p><text:s/>22.3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49.8" calcext:value-type="float">
            <text:p><text:s/>49.8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7年</text:p>
          </table:table-cell>
          <table:table-cell table:style-name="ce82"/>
          <table:table-cell table:style-name="ce87"/>
          <table:table-cell table:style-name="ce90" office:value-type="float" office:value="7373.154" calcext:value-type="float">
            <text:p><text:s/>7,373.2 <text:s/></text:p>
          </table:table-cell>
          <table:table-cell table:style-name="ce95" office:value-type="float" office:value="7220" calcext:value-type="float">
            <text:p><text:s/>7,22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120" calcext:value-type="float">
            <text:p><text:s/>4,120.0 <text:s/></text:p>
          </table:table-cell>
          <table:table-cell table:style-name="ce95" office:value-type="float" office:value="153.154" calcext:value-type="float">
            <text:p><text:s/>153.2 <text:s/></text:p>
          </table:table-cell>
          <table:table-cell table:style-name="ce95" office:value-type="float" office:value="38.954" calcext:value-type="float">
            <text:p><text:s/>39.0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114.2" calcext:value-type="float">
            <text:p><text:s/>114.2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8年</text:p>
          </table:table-cell>
          <table:table-cell table:style-name="ce82"/>
          <table:table-cell table:style-name="ce87"/>
          <table:table-cell table:style-name="ce90" office:value-type="float" office:value="7939.054" calcext:value-type="float">
            <text:p><text:s/>7,939.1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229.054" calcext:value-type="float">
            <text:p><text:s/>229.1 <text:s/></text:p>
          </table:table-cell>
          <table:table-cell table:style-name="ce95" office:value-type="float" office:value="38.954" calcext:value-type="float">
            <text:p><text:s/>39.0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190.1" calcext:value-type="float">
            <text:p><text:s/>190.1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 99年</text:p>
          </table:table-cell>
          <table:table-cell table:style-name="ce82"/>
          <table:table-cell table:style-name="ce87"/>
          <table:table-cell table:style-name="ce90" office:value-type="float" office:value="7971.254" calcext:value-type="float">
            <text:p><text:s/>7,971.3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261.254" calcext:value-type="float">
            <text:p><text:s/>261.3 <text:s/></text:p>
          </table:table-cell>
          <table:table-cell table:style-name="ce95" office:value-type="float" office:value="38.954" calcext:value-type="float">
            <text:p><text:s/>39.0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222.3" calcext:value-type="float">
            <text:p><text:s/>222.3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0年</text:p>
          </table:table-cell>
          <table:table-cell table:style-name="ce82"/>
          <table:table-cell table:style-name="ce87"/>
          <table:table-cell table:style-name="ce90" office:value-type="float" office:value="7980.454" calcext:value-type="float">
            <text:p><text:s/>7,980.5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270.454" calcext:value-type="float">
            <text:p><text:s/>270.5 <text:s/></text:p>
          </table:table-cell>
          <table:table-cell table:style-name="ce95" office:value-type="float" office:value="38.954" calcext:value-type="float">
            <text:p><text:s/>39.0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231.5" calcext:value-type="float">
            <text:p><text:s/>231.5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1年</text:p>
          </table:table-cell>
          <table:table-cell table:style-name="ce82"/>
          <table:table-cell table:style-name="ce87"/>
          <table:table-cell table:style-name="ce90" office:value-type="float" office:value="8028.864" calcext:value-type="float">
            <text:p><text:s/>8,028.9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318.864" calcext:value-type="float">
            <text:p><text:s/>318.9 <text:s/></text:p>
          </table:table-cell>
          <table:table-cell table:style-name="ce95" office:value-type="float" office:value="39.064" calcext:value-type="float">
            <text:p><text:s/>39.1 <text:s/></text:p>
          </table:table-cell>
          <table:table-cell table:style-name="ce95" office:value-type="float" office:value="0" calcext:value-type="float">
            <text:p>- <text:s/></text:p>
          </table:table-cell>
          <table:table-cell table:style-name="ce99" office:value-type="float" office:value="279.8" calcext:value-type="float">
            <text:p><text:s/>279.8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2年</text:p>
          </table:table-cell>
          <table:table-cell table:style-name="ce82"/>
          <table:table-cell table:style-name="ce87"/>
          <table:table-cell table:style-name="ce90" office:value-type="float" office:value="8081.294" calcext:value-type="float">
            <text:p><text:s/>8,081.3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371.294" calcext:value-type="float">
            <text:p><text:s/>371.3 <text:s/></text:p>
          </table:table-cell>
          <table:table-cell table:style-name="ce95" office:value-type="float" office:value="39.064" calcext:value-type="float">
            <text:p><text:s/>39.1 <text:s/></text:p>
          </table:table-cell>
          <table:table-cell table:style-name="ce95" office:value-type="float" office:value="9.23" calcext:value-type="float">
            <text:p><text:s/>9.2 <text:s/></text:p>
          </table:table-cell>
          <table:table-cell table:style-name="ce99" office:value-type="float" office:value="323" calcext:value-type="float">
            <text:p><text:s/>323.0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3年</text:p>
          </table:table-cell>
          <table:table-cell table:style-name="ce82"/>
          <table:table-cell table:style-name="ce87"/>
          <table:table-cell table:style-name="ce90" office:value-type="float" office:value="8110.532" calcext:value-type="float">
            <text:p><text:s/>8,110.5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400.532" calcext:value-type="float">
            <text:p><text:s/>400.5 <text:s/></text:p>
          </table:table-cell>
          <table:table-cell table:style-name="ce95" office:value-type="float" office:value="39.064" calcext:value-type="float">
            <text:p><text:s/>39.1 <text:s/></text:p>
          </table:table-cell>
          <table:table-cell table:style-name="ce95" office:value-type="float" office:value="15.468" calcext:value-type="float">
            <text:p><text:s/>15.5 <text:s/></text:p>
          </table:table-cell>
          <table:table-cell table:style-name="ce99" office:value-type="float" office:value="346" calcext:value-type="float">
            <text:p><text:s/>346.0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4年</text:p>
          </table:table-cell>
          <table:table-cell table:style-name="ce82"/>
          <table:table-cell table:style-name="ce87"/>
          <table:table-cell table:style-name="ce90" office:value-type="float" office:value="8119.2" calcext:value-type="float">
            <text:p><text:s/>8,119.2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409.2" calcext:value-type="float">
            <text:p><text:s/>409.2 <text:s/></text:p>
          </table:table-cell>
          <table:table-cell table:style-name="ce95" office:value-type="float" office:value="39.064" calcext:value-type="float">
            <text:p><text:s/>39.1 <text:s/></text:p>
          </table:table-cell>
          <table:table-cell table:style-name="ce95" office:value-type="float" office:value="21.836" calcext:value-type="float">
            <text:p><text:s/>21.8 <text:s/></text:p>
          </table:table-cell>
          <table:table-cell table:style-name="ce99" office:value-type="float" office:value="348.3" calcext:value-type="float">
            <text:p><text:s/>348.3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5年</text:p>
          </table:table-cell>
          <table:table-cell table:style-name="ce82"/>
          <table:table-cell table:style-name="ce87"/>
          <table:table-cell table:style-name="ce90" office:value-type="float" office:value="8162.849" calcext:value-type="float">
            <text:p><text:s/>8,162.8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452.849" calcext:value-type="float">
            <text:p><text:s/>452.8 <text:s/></text:p>
          </table:table-cell>
          <table:table-cell table:style-name="ce95" office:value-type="float" office:value="39.064" calcext:value-type="float">
            <text:p><text:s/>39.1 <text:s/></text:p>
          </table:table-cell>
          <table:table-cell table:style-name="ce95" office:value-type="float" office:value="30.085" calcext:value-type="float">
            <text:p><text:s/>30.1 <text:s/></text:p>
          </table:table-cell>
          <table:table-cell table:style-name="ce99" office:value-type="float" office:value="383.7" calcext:value-type="float">
            <text:p><text:s/>383.7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6年</text:p>
          </table:table-cell>
          <table:table-cell table:style-name="ce82"/>
          <table:table-cell table:style-name="ce87"/>
          <table:table-cell table:style-name="ce90" office:value-type="float" office:value="8196.363" calcext:value-type="float">
            <text:p><text:s/>8,196.4 <text:s/></text:p>
          </table:table-cell>
          <table:table-cell table:style-name="ce95" office:value-type="float" office:value="7710" calcext:value-type="float">
            <text:p><text:s/>7,710.0 <text:s/></text:p>
          </table:table-cell>
          <table:table-cell table:style-name="ce95" office:value-type="float" office:value="3100" calcext:value-type="float">
            <text:p><text:s/>3,100.0 <text:s/></text:p>
          </table:table-cell>
          <table:table-cell table:style-name="ce95" office:value-type="float" office:value="4610" calcext:value-type="float">
            <text:p><text:s/>4,610.0 <text:s/></text:p>
          </table:table-cell>
          <table:table-cell table:style-name="ce95" office:value-type="float" office:value="486.363" calcext:value-type="float">
            <text:p><text:s/>486.4 <text:s/></text:p>
          </table:table-cell>
          <table:table-cell table:style-name="ce95" office:value-type="float" office:value="39.064" calcext:value-type="float">
            <text:p><text:s/>39.1 <text:s/></text:p>
          </table:table-cell>
          <table:table-cell table:style-name="ce95" office:value-type="float" office:value="53.299" calcext:value-type="float">
            <text:p><text:s/>53.3 <text:s/></text:p>
          </table:table-cell>
          <table:table-cell table:style-name="ce99" office:value-type="float" office:value="394" calcext:value-type="float">
            <text:p><text:s/>394.0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7年</text:p>
          </table:table-cell>
          <table:table-cell table:style-name="ce82"/>
          <table:table-cell table:style-name="ce87"/>
          <table:table-cell table:style-name="ce90" office:value-type="float" office:value="8729.61" calcext:value-type="float">
            <text:p><text:s/>8,729.6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513.31" calcext:value-type="float">
            <text:p><text:s/>513.3 <text:s/></text:p>
          </table:table-cell>
          <table:table-cell table:style-name="ce95" office:value-type="float" office:value="41.26" calcext:value-type="float">
            <text:p><text:s/>41.3 <text:s/></text:p>
          </table:table-cell>
          <table:table-cell table:style-name="ce95" office:value-type="float" office:value="66.55" calcext:value-type="float">
            <text:p><text:s/>66.6 <text:s/></text:p>
          </table:table-cell>
          <table:table-cell table:style-name="ce99" office:value-type="float" office:value="405.5" calcext:value-type="float">
            <text:p><text:s/>405.5 <text:s/></text:p>
          </table:table-cell>
          <table:table-cell table:style-name="ce51" table:number-columns-repeated="1013"/>
        </table:table-row>
        <table:table-row table:style-name="ro3">
          <table:table-cell table:style-name="ce77" office:value-type="string" calcext:value-type="string">
            <text:p>民國108年</text:p>
          </table:table-cell>
          <table:table-cell table:style-name="ce82"/>
          <table:table-cell table:style-name="ce87"/>
          <table:table-cell table:style-name="ce90" office:value-type="float" office:value="8895.581" calcext:value-type="float">
            <text:p><text:s/>8,895.6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679.281" calcext:value-type="float">
            <text:p><text:s/>679.3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109.221" calcext:value-type="float">
            <text:p><text:s/>109.2 <text:s/></text:p>
          </table:table-cell>
          <table:table-cell table:style-name="ce99" office:value-type="float" office:value="527.8" calcext:value-type="float">
            <text:p><text:s/>527.8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/>
          <table:table-cell table:style-name="ce87"/>
          <table:table-cell table:style-name="ce90"/>
          <table:table-cell table:style-name="ce95" table:number-columns-repeated="6"/>
          <table:table-cell table:style-name="ce99"/>
          <table:table-cell table:number-columns-repeated="4"/>
          <table:table-cell table:style-name="ce51" table:number-columns-repeated="1009"/>
        </table:table-row>
        <table:table-row table:style-name="ro3">
          <table:table-cell table:style-name="ce77" office:value-type="string" calcext:value-type="string">
            <text:p>民國109年</text:p>
          </table:table-cell>
          <table:table-cell table:style-name="ce82" office:value-type="string" calcext:value-type="string">
            <text:p><text:s/>1月</text:p>
          </table:table-cell>
          <table:table-cell table:style-name="ce87"/>
          <table:table-cell table:style-name="ce90" office:value-type="float" office:value="8923.43342" calcext:value-type="float">
            <text:p><text:s/>8,923.4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707.13342" calcext:value-type="float">
            <text:p><text:s/>707.1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137.07342" calcext:value-type="float">
            <text:p><text:s/>137.1 <text:s/></text:p>
          </table:table-cell>
          <table:table-cell table:style-name="ce99" office:value-type="float" office:value="527.8" calcext:value-type="float">
            <text:p><text:s/>527.8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2月</text:p>
          </table:table-cell>
          <table:table-cell table:style-name="ce87"/>
          <table:table-cell table:style-name="ce90" office:value-type="float" office:value="9003.734" calcext:value-type="float">
            <text:p><text:s/>9,003.7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787.434" calcext:value-type="float">
            <text:p><text:s/>787.4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217.374" calcext:value-type="float">
            <text:p><text:s/>217.4 <text:s/></text:p>
          </table:table-cell>
          <table:table-cell table:style-name="ce99" office:value-type="float" office:value="527.8" calcext:value-type="float">
            <text:p><text:s/>527.8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3月</text:p>
          </table:table-cell>
          <table:table-cell table:style-name="ce87"/>
          <table:table-cell table:style-name="ce90" office:value-type="float" office:value="9020.468" calcext:value-type="float">
            <text:p><text:s/>9,020.5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04.168" calcext:value-type="float">
            <text:p><text:s/>804.2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226.908" calcext:value-type="float">
            <text:p><text:s/>226.9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4月</text:p>
          </table:table-cell>
          <table:table-cell table:style-name="ce87"/>
          <table:table-cell table:style-name="ce90" office:value-type="float" office:value="9020.638" calcext:value-type="float">
            <text:p><text:s/>9,020.6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04.338" calcext:value-type="float">
            <text:p><text:s/>804.3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227.078" calcext:value-type="float">
            <text:p><text:s/>227.1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5月</text:p>
          </table:table-cell>
          <table:table-cell table:style-name="ce87"/>
          <table:table-cell table:style-name="ce90" office:value-type="float" office:value="9048.477" calcext:value-type="float">
            <text:p><text:s/>9,048.5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32.177" calcext:value-type="float">
            <text:p><text:s/>832.2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254.917" calcext:value-type="float">
            <text:p><text:s/>254.9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6月</text:p>
          </table:table-cell>
          <table:table-cell table:style-name="ce87"/>
          <table:table-cell table:style-name="ce90" office:value-type="float" office:value="9052.864" calcext:value-type="float">
            <text:p><text:s/>9,052.9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36.564" calcext:value-type="float">
            <text:p><text:s/>836.6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259.304" calcext:value-type="float">
            <text:p><text:s/>259.3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7月</text:p>
          </table:table-cell>
          <table:table-cell table:style-name="ce87"/>
          <table:table-cell table:style-name="ce90" office:value-type="float" office:value="9082.009" calcext:value-type="float">
            <text:p><text:s/>9,082.0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65.709" calcext:value-type="float">
            <text:p><text:s/>865.7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288.449" calcext:value-type="float">
            <text:p><text:s/>288.4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8月</text:p>
          </table:table-cell>
          <table:table-cell table:style-name="ce87"/>
          <table:table-cell table:style-name="ce90" office:value-type="float" office:value="9105.4044" calcext:value-type="float">
            <text:p><text:s/>9,105.4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89.1044" calcext:value-type="float">
            <text:p><text:s/>889.1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11.8444" calcext:value-type="float">
            <text:p><text:s/>311.8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9月</text:p>
          </table:table-cell>
          <table:table-cell table:style-name="ce87"/>
          <table:table-cell table:style-name="ce90" office:value-type="float" office:value="9109.0394" calcext:value-type="float">
            <text:p><text:s/>9,109.0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92.7394" calcext:value-type="float">
            <text:p><text:s/>892.7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15.4794" calcext:value-type="float">
            <text:p><text:s/>315.5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10月</text:p>
          </table:table-cell>
          <table:table-cell table:style-name="ce87"/>
          <table:table-cell table:style-name="ce90" office:value-type="float" office:value="9109.0394" calcext:value-type="float">
            <text:p><text:s/>9,109.0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92.7394" calcext:value-type="float">
            <text:p><text:s/>892.7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15.4794" calcext:value-type="float">
            <text:p><text:s/>315.5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11月</text:p>
          </table:table-cell>
          <table:table-cell table:style-name="ce87"/>
          <table:table-cell table:style-name="ce90" office:value-type="float" office:value="9109.0394" calcext:value-type="float">
            <text:p><text:s/>9,109.0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92.7394" calcext:value-type="float">
            <text:p><text:s/>892.7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15.4794" calcext:value-type="float">
            <text:p><text:s/>315.5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12月</text:p>
          </table:table-cell>
          <table:table-cell table:style-name="ce87"/>
          <table:table-cell table:style-name="ce90" office:value-type="float" office:value="9110.9234" calcext:value-type="float">
            <text:p><text:s/>9,110.9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894.6234" calcext:value-type="float">
            <text:p><text:s/>894.6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17.3634" calcext:value-type="float">
            <text:p><text:s/>317.4 <text:s/></text:p>
          </table:table-cell>
          <table:table-cell table:style-name="ce99" office:value-type="float" office:value="535" calcext:value-type="float">
            <text:p><text:s/>535.0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/>
          <table:table-cell table:style-name="ce87"/>
          <table:table-cell table:style-name="ce90"/>
          <table:table-cell table:style-name="ce95" table:number-columns-repeated="6"/>
          <table:table-cell table:style-name="ce99"/>
          <table:table-cell table:number-columns-repeated="4"/>
          <table:table-cell table:style-name="ce51" table:number-columns-repeated="1009"/>
        </table:table-row>
        <table:table-row table:style-name="ro3">
          <table:table-cell table:style-name="ce77" office:value-type="string" calcext:value-type="string">
            <text:p>民國110年</text:p>
          </table:table-cell>
          <table:table-cell table:style-name="ce82" office:value-type="string" calcext:value-type="string">
            <text:p><text:s/>1月</text:p>
          </table:table-cell>
          <table:table-cell table:style-name="ce87"/>
          <table:table-cell table:style-name="ce90" office:value-type="float" office:value="9116.534" calcext:value-type="float">
            <text:p><text:s/>9,116.5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900.234" calcext:value-type="float">
            <text:p><text:s/>900.2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18.274" calcext:value-type="float">
            <text:p><text:s/>318.3 <text:s/></text:p>
          </table:table-cell>
          <table:table-cell table:style-name="ce99" office:value-type="float" office:value="539.7" calcext:value-type="float">
            <text:p><text:s/>539.7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2月</text:p>
          </table:table-cell>
          <table:table-cell table:style-name="ce87"/>
          <table:table-cell table:style-name="ce90" office:value-type="float" office:value="9136.50628" calcext:value-type="float">
            <text:p><text:s/>9,136.5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920.20628" calcext:value-type="float">
            <text:p><text:s/>920.2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33.54628" calcext:value-type="float">
            <text:p><text:s/>333.5 <text:s/></text:p>
          </table:table-cell>
          <table:table-cell table:style-name="ce99" office:value-type="float" office:value="544.4" calcext:value-type="float">
            <text:p><text:s/>544.4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3月</text:p>
          </table:table-cell>
          <table:table-cell table:style-name="ce87"/>
          <table:table-cell table:style-name="ce90" office:value-type="float" office:value="9148.681" calcext:value-type="float">
            <text:p><text:s/>9,148.7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932.381" calcext:value-type="float">
            <text:p><text:s/>932.4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45.721" calcext:value-type="float">
            <text:p><text:s/>345.7 <text:s/></text:p>
          </table:table-cell>
          <table:table-cell table:style-name="ce99" office:value-type="float" office:value="544.4" calcext:value-type="float">
            <text:p><text:s/>544.4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4月</text:p>
          </table:table-cell>
          <table:table-cell table:style-name="ce87"/>
          <table:table-cell table:style-name="ce90" office:value-type="float" office:value="9149.529889" calcext:value-type="float">
            <text:p><text:s/>9,149.5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933.229889" calcext:value-type="float">
            <text:p><text:s/>933.2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46.569889" calcext:value-type="float">
            <text:p><text:s/>346.6 <text:s/></text:p>
          </table:table-cell>
          <table:table-cell table:style-name="ce99" office:value-type="float" office:value="544.4" calcext:value-type="float">
            <text:p><text:s/>544.4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5月</text:p>
          </table:table-cell>
          <table:table-cell table:style-name="ce87"/>
          <table:table-cell table:style-name="ce90" office:value-type="float" office:value="9159.430609" calcext:value-type="float">
            <text:p><text:s/>9,159.4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943.130609" calcext:value-type="float">
            <text:p><text:s/>943.1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356.470609" calcext:value-type="float">
            <text:p><text:s/>356.5 <text:s/></text:p>
          </table:table-cell>
          <table:table-cell table:style-name="ce99" office:value-type="float" office:value="544.4" calcext:value-type="float">
            <text:p><text:s/>544.4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6月</text:p>
          </table:table-cell>
          <table:table-cell table:style-name="ce87"/>
          <table:table-cell table:style-name="ce90" office:value-type="float" office:value="9235.400209" calcext:value-type="float">
            <text:p><text:s/>9,235.4 <text:s/></text:p>
          </table:table-cell>
          <table:table-cell table:style-name="ce95" office:value-type="float" office:value="8216.3" calcext:value-type="float">
            <text:p><text:s/>8,216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105.98" calcext:value-type="float">
            <text:p><text:s/>5,106.0 <text:s/></text:p>
          </table:table-cell>
          <table:table-cell table:style-name="ce95" office:value-type="float" office:value="1019.100209" calcext:value-type="float">
            <text:p><text:s/>1,019.1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432.440209" calcext:value-type="float">
            <text:p><text:s/>432.4 <text:s/></text:p>
          </table:table-cell>
          <table:table-cell table:style-name="ce99" office:value-type="float" office:value="544.4" calcext:value-type="float">
            <text:p><text:s/>544.4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7月</text:p>
          </table:table-cell>
          <table:table-cell table:style-name="ce87"/>
          <table:table-cell table:style-name="ce90" office:value-type="float" office:value="10009.046279" calcext:value-type="float">
            <text:p><text:s/>10,009.0 <text:s/></text:p>
          </table:table-cell>
          <table:table-cell table:style-name="ce95" office:value-type="float" office:value="8753.3" calcext:value-type="float">
            <text:p><text:s/>8,753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642.98" calcext:value-type="float">
            <text:p><text:s/>5,643.0 <text:s/></text:p>
          </table:table-cell>
          <table:table-cell table:style-name="ce95" office:value-type="float" office:value="1255.746279" calcext:value-type="float">
            <text:p><text:s/>1,255.7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615.086279" calcext:value-type="float">
            <text:p><text:s/>615.1 <text:s/></text:p>
          </table:table-cell>
          <table:table-cell table:style-name="ce99" office:value-type="float" office:value="598.4" calcext:value-type="float">
            <text:p><text:s/>598.4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8月</text:p>
          </table:table-cell>
          <table:table-cell table:style-name="ce87"/>
          <table:table-cell table:style-name="ce90" office:value-type="float" office:value="10063.167119" calcext:value-type="float">
            <text:p><text:s/>10,063.2 <text:s/></text:p>
          </table:table-cell>
          <table:table-cell table:style-name="ce95" office:value-type="float" office:value="8753.3" calcext:value-type="float">
            <text:p><text:s/>8,753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642.98" calcext:value-type="float">
            <text:p><text:s/>5,643.0 <text:s/></text:p>
          </table:table-cell>
          <table:table-cell table:style-name="ce95" office:value-type="float" office:value="1309.867119" calcext:value-type="float">
            <text:p><text:s/>1,309.9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658.857119" calcext:value-type="float">
            <text:p><text:s/>658.9 <text:s/></text:p>
          </table:table-cell>
          <table:table-cell table:style-name="ce99" office:value-type="float" office:value="608.75" calcext:value-type="float">
            <text:p><text:s/>608.8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<text:s/>9月</text:p>
          </table:table-cell>
          <table:table-cell table:style-name="ce87"/>
          <table:table-cell table:style-name="ce90" office:value-type="float" office:value="10091.848819" calcext:value-type="float">
            <text:p><text:s/>10,091.8 <text:s/></text:p>
          </table:table-cell>
          <table:table-cell table:style-name="ce95" office:value-type="float" office:value="8753.3" calcext:value-type="float">
            <text:p><text:s/>8,753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642.98" calcext:value-type="float">
            <text:p><text:s/>5,643.0 <text:s/></text:p>
          </table:table-cell>
          <table:table-cell table:style-name="ce95" office:value-type="float" office:value="1338.548819" calcext:value-type="float">
            <text:p><text:s/>1,338.5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673.138819" calcext:value-type="float">
            <text:p><text:s/>673.1 <text:s/></text:p>
          </table:table-cell>
          <table:table-cell table:style-name="ce99" office:value-type="float" office:value="623.15" calcext:value-type="float">
            <text:p><text:s/>623.2 <text:s/></text:p>
          </table:table-cell>
          <table:table-cell table:style-name="ce51"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10月</text:p>
          </table:table-cell>
          <table:table-cell table:style-name="ce87"/>
          <table:table-cell table:style-name="ce90" office:value-type="float" office:value="10151.510099" calcext:value-type="float">
            <text:p><text:s/>10,151.5 <text:s/></text:p>
          </table:table-cell>
          <table:table-cell table:style-name="ce95" office:value-type="float" office:value="8753.3" calcext:value-type="float">
            <text:p><text:s/>8,753.3 <text:s/></text:p>
          </table:table-cell>
          <table:table-cell table:style-name="ce95" office:value-type="float" office:value="3110.32" calcext:value-type="float">
            <text:p><text:s/>3,110.3 <text:s/></text:p>
          </table:table-cell>
          <table:table-cell table:style-name="ce95" office:value-type="float" office:value="5642.98" calcext:value-type="float">
            <text:p><text:s/>5,643.0 <text:s/></text:p>
          </table:table-cell>
          <table:table-cell table:style-name="ce95" office:value-type="float" office:value="1398.210099" calcext:value-type="float">
            <text:p><text:s/>1,398.2 <text:s/></text:p>
          </table:table-cell>
          <table:table-cell table:style-name="ce95" office:value-type="float" office:value="42.26" calcext:value-type="float">
            <text:p><text:s/>42.3 <text:s/></text:p>
          </table:table-cell>
          <table:table-cell table:style-name="ce95" office:value-type="float" office:value="735.100099" calcext:value-type="float">
            <text:p><text:s/>735.1 <text:s/></text:p>
          </table:table-cell>
          <table:table-cell table:style-name="ce99" office:value-type="float" office:value="620.85" calcext:value-type="float">
            <text:p><text:s/>620.9 <text:s/></text:p>
          </table:table-cell>
          <table:table-cell table:style-name="ce51" table:number-columns-repeated="1013"/>
        </table:table-row>
        <table:table-row table:style-name="ro3">
          <table:table-cell table:style-name="ce78"/>
          <table:table-cell table:style-name="ce83" office:value-type="string" calcext:value-type="string">
            <text:p>11月</text:p>
          </table:table-cell>
          <table:table-cell table:style-name="ce88"/>
          <table:table-cell table:style-name="ce91" office:value-type="float" office:value="10162.750424" calcext:value-type="float">
            <text:p><text:s/>10,162.8 <text:s/></text:p>
          </table:table-cell>
          <table:table-cell table:style-name="ce96" office:value-type="float" office:value="8753.3" calcext:value-type="float">
            <text:p><text:s/>8,753.3 <text:s/></text:p>
          </table:table-cell>
          <table:table-cell table:style-name="ce96" office:value-type="float" office:value="3110.32" calcext:value-type="float">
            <text:p><text:s/>3,110.3 <text:s/></text:p>
          </table:table-cell>
          <table:table-cell table:style-name="ce96" office:value-type="float" office:value="5642.98" calcext:value-type="float">
            <text:p><text:s/>5,643.0 <text:s/></text:p>
          </table:table-cell>
          <table:table-cell table:style-name="ce96" office:value-type="float" office:value="1409.450424" calcext:value-type="float">
            <text:p><text:s/>1,409.5 <text:s/></text:p>
          </table:table-cell>
          <table:table-cell table:style-name="ce96" office:value-type="float" office:value="42.26" calcext:value-type="float">
            <text:p><text:s/>42.3 <text:s/></text:p>
          </table:table-cell>
          <table:table-cell table:style-name="ce96" office:value-type="float" office:value="746.340424" calcext:value-type="float">
            <text:p><text:s/>746.3 <text:s/></text:p>
          </table:table-cell>
          <table:table-cell table:style-name="ce100" office:value-type="float" office:value="620.85" calcext:value-type="float">
            <text:p><text:s/>620.9 <text:s/></text:p>
          </table:table-cell>
          <table:table-cell table:style-name="ce51" table:number-columns-repeated="1013"/>
        </table:table-row>
        <table:table-row table:style-name="ro4" table:number-rows-repeated="9">
          <table:table-cell table:style-name="ce9" table:number-columns-repeated="2"/>
          <table:table-cell table:style-name="ce19"/>
          <table:table-cell table:style-name="ce27" table:number-columns-repeated="8"/>
          <table:table-cell table:style-name="ce51" table:number-columns-repeated="1013"/>
        </table:table-row>
        <table:table-row table:style-name="ro5" table:number-rows-repeated="23">
          <table:table-cell table:style-name="ce9" table:number-columns-repeated="2"/>
          <table:table-cell table:style-name="ce19"/>
          <table:table-cell table:style-name="ce27" table:number-columns-repeated="8"/>
          <table:table-cell table:number-columns-repeated="1013"/>
        </table:table-row>
        <table:table-row table:style-name="ro5" table:number-rows-repeated="290">
          <table:table-cell table:style-name="ce9" table:number-columns-repeated="2"/>
          <table:table-cell table:style-name="ce19"/>
          <table:table-cell table:style-name="ce28" table:number-columns-repeated="8"/>
          <table:table-cell table:number-columns-repeated="1013"/>
        </table:table-row>
        <table:table-row table:style-name="ro5" table:number-rows-repeated="104820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3.$A$6"/>
        </table:named-expressions>
      </table:table>
      <table:table table:name="Page4" table:style-name="ta4">
        <table:table-column table:style-name="co1" table:default-cell-style-name="ce10"/>
        <table:table-column table:style-name="co2" table:default-cell-style-name="ce10"/>
        <table:table-column table:style-name="co3" table:default-cell-style-name="ce20"/>
        <table:table-column table:style-name="co1" table:number-columns-repeated="2" table:default-cell-style-name="ce29"/>
        <table:table-column table:style-name="co11" table:number-columns-repeated="3" table:default-cell-style-name="ce29"/>
        <table:table-column table:style-name="co1" table:default-cell-style-name="ce29"/>
        <table:table-column table:style-name="co11" table:number-columns-repeated="2" table:default-cell-style-name="ce70"/>
        <table:table-column table:style-name="co11" table:number-columns-repeated="4" table:default-cell-style-name="ce29"/>
        <table:table-column table:style-name="co3" table:default-cell-style-name="ce52"/>
        <table:table-column table:style-name="co7" table:number-columns-repeated="241" table:default-cell-style-name="ce5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0-7 發電裝置容量（四）</text:p>
          </table:table-cell>
          <table:covered-table-cell table:number-columns-repeated="14" table:style-name="ce11"/>
          <table:table-cell table:style-name="ce108" table:number-columns-repeated="8"/>
          <table:table-cell table:style-name="ce110" table:number-columns-repeated="1001"/>
        </table:table-row>
        <table:table-row table:style-name="ro2">
          <table:table-cell table:style-name="ce2" table:number-columns-repeated="9"/>
          <table:table-cell table:style-name="ce105" table:number-columns-repeated="2"/>
          <table:table-cell table:style-name="ce2" table:number-columns-repeated="3"/>
          <table:table-cell table:style-name="ce39" office:value-type="string" calcext:value-type="string">
            <text:p>單位：千瓩</text:p>
          </table:table-cell>
          <table:table-cell table:style-name="ce109" table:number-columns-repeated="1009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79"/>
          <table:covered-table-cell table:style-name="ce84"/>
          <table:table-cell table:style-name="ce4" office:value-type="string" calcext:value-type="string" table:number-columns-spanned="12" table:number-rows-spanned="1">
            <text:p>自用發電設備</text:p>
          </table:table-cell>
          <table:covered-table-cell table:number-columns-repeated="10" table:style-name="ce103"/>
          <table:covered-table-cell table:style-name="ce107"/>
          <table:table-cell table:style-name="ce49" table:number-columns-repeated="1009"/>
        </table:table-row>
        <table:table-row table:style-name="ro2">
          <table:covered-table-cell table:style-name="ce22"/>
          <table:covered-table-cell table:style-name="ce80"/>
          <table:covered-table-cell table:style-name="ce85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93" office:value-type="string" calcext:value-type="string" table:number-columns-spanned="4" table:number-rows-spanned="1">
            <text:p>火力</text:p>
          </table:table-cell>
          <table:covered-table-cell table:number-columns-repeated="2" table:style-name="ce79"/>
          <table:covered-table-cell table:style-name="ce104"/>
          <table:table-cell table:style-name="ce3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79"/>
          <table:covered-table-cell table:style-name="ce84"/>
          <table:table-cell table:style-name="ce49" table:number-columns-repeated="1009"/>
        </table:table-row>
        <table:table-row table:style-name="ro2">
          <table:covered-table-cell table:style-name="ce22"/>
          <table:covered-table-cell table:style-name="ce80"/>
          <table:covered-table-cell table:style-name="ce85"/>
          <table:covered-table-cell table:style-name="ce22"/>
          <table:table-cell table:style-name="ce93" office:value-type="string" calcext:value-type="string">
            <text:p>小計</text:p>
          </table:table-cell>
          <table:table-cell table:style-name="ce93" office:value-type="string" calcext:value-type="string">
            <text:p>燃煤</text:p>
          </table:table-cell>
          <table:table-cell table:style-name="ce93" office:value-type="string" calcext:value-type="string">
            <text:p>燃油</text:p>
          </table:table-cell>
          <table:table-cell table:style-name="ce93" office:value-type="string" calcext:value-type="string">
            <text:p>燃氣</text:p>
          </table:table-cell>
          <table:table-cell table:style-name="ce93" office:value-type="string" calcext:value-type="string">
            <text:p>小計</text:p>
          </table:table-cell>
          <table:table-cell table:style-name="ce93" office:value-type="string" calcext:value-type="string">
            <text:p>慣常水力</text:p>
          </table:table-cell>
          <table:table-cell table:style-name="ce93" office:value-type="string" calcext:value-type="string">
            <text:p>地熱</text:p>
          </table:table-cell>
          <table:table-cell table:style-name="ce93" office:value-type="string" calcext:value-type="string">
            <text:p>太陽光電</text:p>
          </table:table-cell>
          <table:table-cell table:style-name="ce93" office:value-type="string" calcext:value-type="string">
            <text:p>風力</text:p>
          </table:table-cell>
          <table:table-cell table:style-name="ce93" office:value-type="string" calcext:value-type="string">
            <text:p>生質能</text:p>
          </table:table-cell>
          <table:table-cell table:style-name="ce84" office:value-type="string" calcext:value-type="string">
            <text:p>廢棄物</text:p>
          </table:table-cell>
          <table:table-cell table:style-name="ce49" table:number-columns-repeated="1009"/>
        </table:table-row>
        <table:table-row table:style-name="ro6">
          <table:table-cell table:style-name="ce76" office:value-type="string" calcext:value-type="string">
            <text:p>民國 91年</text:p>
          </table:table-cell>
          <table:table-cell table:style-name="ce81"/>
          <table:table-cell table:style-name="ce86"/>
          <table:table-cell table:style-name="ce89" office:value-type="float" office:value="6161.464" calcext:value-type="float">
            <text:p><text:s/>6,161.5 <text:s/></text:p>
          </table:table-cell>
          <table:table-cell table:style-name="ce94" office:value-type="float" office:value="5522.925" calcext:value-type="float">
            <text:p><text:s/>5,522.9 <text:s/></text:p>
          </table:table-cell>
          <table:table-cell table:style-name="ce94" office:value-type="float" office:value="4280.038" calcext:value-type="float">
            <text:p><text:s/>4,280.0 <text:s/></text:p>
          </table:table-cell>
          <table:table-cell table:style-name="ce94" office:value-type="float" office:value="1014.037" calcext:value-type="float">
            <text:p><text:s/>1,014.0 <text:s/></text:p>
          </table:table-cell>
          <table:table-cell table:style-name="ce94" office:value-type="float" office:value="228.85" calcext:value-type="float">
            <text:p><text:s/>228.9 <text:s/></text:p>
          </table:table-cell>
          <table:table-cell table:style-name="ce94" office:value-type="float" office:value="638.539" calcext:value-type="float">
            <text:p><text:s/>638.5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94" office:value-type="float" office:value="0.33" calcext:value-type="float">
            <text:p><text:s/>0.3 <text:s/></text:p>
          </table:table-cell>
          <table:table-cell table:style-name="ce94" office:value-type="float" office:value="6.14" calcext:value-type="float">
            <text:p><text:s/>6.1 <text:s/></text:p>
          </table:table-cell>
          <table:table-cell table:style-name="ce94" office:value-type="float" office:value="119.659" calcext:value-type="float">
            <text:p><text:s/>119.7 <text:s/></text:p>
          </table:table-cell>
          <table:table-cell table:style-name="ce98" office:value-type="float" office:value="512.41" calcext:value-type="float">
            <text:p><text:s/>512.4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2年</text:p>
          </table:table-cell>
          <table:table-cell table:style-name="ce82"/>
          <table:table-cell table:style-name="ce87"/>
          <table:table-cell table:style-name="ce90" office:value-type="float" office:value="6793.386" calcext:value-type="float">
            <text:p><text:s/>6,793.4 <text:s/></text:p>
          </table:table-cell>
          <table:table-cell table:style-name="ce95" office:value-type="float" office:value="6175.435" calcext:value-type="float">
            <text:p><text:s/>6,175.4 <text:s/></text:p>
          </table:table-cell>
          <table:table-cell table:style-name="ce95" office:value-type="float" office:value="4937.648" calcext:value-type="float">
            <text:p><text:s/>4,937.6 <text:s/></text:p>
          </table:table-cell>
          <table:table-cell table:style-name="ce95" office:value-type="float" office:value="1008.937" calcext:value-type="float">
            <text:p><text:s/>1,008.9 <text:s/></text:p>
          </table:table-cell>
          <table:table-cell table:style-name="ce95" office:value-type="float" office:value="228.85" calcext:value-type="float">
            <text:p><text:s/>228.9 <text:s/></text:p>
          </table:table-cell>
          <table:table-cell table:style-name="ce95" office:value-type="float" office:value="617.951" calcext:value-type="float">
            <text:p><text:s/>618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0.45" calcext:value-type="float">
            <text:p><text:s/>0.5 <text:s/></text:p>
          </table:table-cell>
          <table:table-cell table:style-name="ce95" office:value-type="float" office:value="6.14" calcext:value-type="float">
            <text:p><text:s/>6.1 <text:s/></text:p>
          </table:table-cell>
          <table:table-cell table:style-name="ce95" office:value-type="float" office:value="98.951" calcext:value-type="float">
            <text:p><text:s/>99.0 <text:s/></text:p>
          </table:table-cell>
          <table:table-cell table:style-name="ce99" office:value-type="float" office:value="512.41" calcext:value-type="float">
            <text:p><text:s/>512.4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3年</text:p>
          </table:table-cell>
          <table:table-cell table:style-name="ce82"/>
          <table:table-cell table:style-name="ce87"/>
          <table:table-cell table:style-name="ce90" office:value-type="float" office:value="7114.663" calcext:value-type="float">
            <text:p><text:s/>7,114.7 <text:s/></text:p>
          </table:table-cell>
          <table:table-cell table:style-name="ce95" office:value-type="float" office:value="6468.553" calcext:value-type="float">
            <text:p><text:s/>6,468.6 <text:s/></text:p>
          </table:table-cell>
          <table:table-cell table:style-name="ce95" office:value-type="float" office:value="5232.836" calcext:value-type="float">
            <text:p><text:s/>5,232.8 <text:s/></text:p>
          </table:table-cell>
          <table:table-cell table:style-name="ce95" office:value-type="float" office:value="1006.867" calcext:value-type="float">
            <text:p><text:s/>1,006.9 <text:s/></text:p>
          </table:table-cell>
          <table:table-cell table:style-name="ce95" office:value-type="float" office:value="228.85" calcext:value-type="float">
            <text:p><text:s/>228.9 <text:s/></text:p>
          </table:table-cell>
          <table:table-cell table:style-name="ce95" office:value-type="float" office:value="646.11" calcext:value-type="float">
            <text:p><text:s/>646.1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0.57" calcext:value-type="float">
            <text:p><text:s/>0.6 <text:s/></text:p>
          </table:table-cell>
          <table:table-cell table:style-name="ce95" office:value-type="float" office:value="6.14" calcext:value-type="float">
            <text:p><text:s/>6.1 <text:s/></text:p>
          </table:table-cell>
          <table:table-cell table:style-name="ce95" office:value-type="float" office:value="97.59" calcext:value-type="float">
            <text:p><text:s/>97.6 <text:s/></text:p>
          </table:table-cell>
          <table:table-cell table:style-name="ce99" office:value-type="float" office:value="541.81" calcext:value-type="float">
            <text:p><text:s/>541.8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4年</text:p>
          </table:table-cell>
          <table:table-cell table:style-name="ce82"/>
          <table:table-cell table:style-name="ce87"/>
          <table:table-cell table:style-name="ce90" office:value-type="float" office:value="7012.747" calcext:value-type="float">
            <text:p><text:s/>7,012.7 <text:s/></text:p>
          </table:table-cell>
          <table:table-cell table:style-name="ce95" office:value-type="float" office:value="6332.303" calcext:value-type="float">
            <text:p><text:s/>6,332.3 <text:s/></text:p>
          </table:table-cell>
          <table:table-cell table:style-name="ce95" office:value-type="float" office:value="5278.086" calcext:value-type="float">
            <text:p><text:s/>5,278.1 <text:s/></text:p>
          </table:table-cell>
          <table:table-cell table:style-name="ce95" office:value-type="float" office:value="996.967" calcext:value-type="float">
            <text:p><text:s/>997.0 <text:s/></text:p>
          </table:table-cell>
          <table:table-cell table:style-name="ce95" office:value-type="float" office:value="57.25" calcext:value-type="float">
            <text:p><text:s/>57.3 <text:s/></text:p>
          </table:table-cell>
          <table:table-cell table:style-name="ce95" office:value-type="float" office:value="680.444" calcext:value-type="float">
            <text:p><text:s/>680.4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1.04" calcext:value-type="float">
            <text:p><text:s/>1.0 <text:s/></text:p>
          </table:table-cell>
          <table:table-cell table:style-name="ce95" office:value-type="float" office:value="6.14" calcext:value-type="float">
            <text:p><text:s/>6.1 <text:s/></text:p>
          </table:table-cell>
          <table:table-cell table:style-name="ce95" office:value-type="float" office:value="89.502" calcext:value-type="float">
            <text:p><text:s/>89.5 <text:s/></text:p>
          </table:table-cell>
          <table:table-cell table:style-name="ce99" office:value-type="float" office:value="583.762" calcext:value-type="float">
            <text:p><text:s/>583.8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5年</text:p>
          </table:table-cell>
          <table:table-cell table:style-name="ce82"/>
          <table:table-cell table:style-name="ce87"/>
          <table:table-cell table:style-name="ce90" office:value-type="float" office:value="7646.236" calcext:value-type="float">
            <text:p><text:s/>7,646.2 <text:s/></text:p>
          </table:table-cell>
          <table:table-cell table:style-name="ce95" office:value-type="float" office:value="6942.833" calcext:value-type="float">
            <text:p><text:s/>6,942.8 <text:s/></text:p>
          </table:table-cell>
          <table:table-cell table:style-name="ce95" office:value-type="float" office:value="5931.976" calcext:value-type="float">
            <text:p><text:s/>5,932.0 <text:s/></text:p>
          </table:table-cell>
          <table:table-cell table:style-name="ce95" office:value-type="float" office:value="938.607" calcext:value-type="float">
            <text:p><text:s/>938.6 <text:s/></text:p>
          </table:table-cell>
          <table:table-cell table:style-name="ce95" office:value-type="float" office:value="72.25" calcext:value-type="float">
            <text:p><text:s/>72.3 <text:s/></text:p>
          </table:table-cell>
          <table:table-cell table:style-name="ce95" office:value-type="float" office:value="703.403" calcext:value-type="float">
            <text:p><text:s/>703.4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1.41" calcext:value-type="float">
            <text:p><text:s/>1.4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8.141" calcext:value-type="float">
            <text:p><text:s/>88.1 <text:s/></text:p>
          </table:table-cell>
          <table:table-cell table:style-name="ce99" office:value-type="float" office:value="609.462" calcext:value-type="float">
            <text:p><text:s/>609.5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6年</text:p>
          </table:table-cell>
          <table:table-cell table:style-name="ce82"/>
          <table:table-cell table:style-name="ce87"/>
          <table:table-cell table:style-name="ce90" office:value-type="float" office:value="7764.005" calcext:value-type="float">
            <text:p><text:s/>7,764.0 <text:s/></text:p>
          </table:table-cell>
          <table:table-cell table:style-name="ce95" office:value-type="float" office:value="7047.933" calcext:value-type="float">
            <text:p><text:s/>7,047.9 <text:s/></text:p>
          </table:table-cell>
          <table:table-cell table:style-name="ce95" office:value-type="float" office:value="6003.476" calcext:value-type="float">
            <text:p><text:s/>6,003.5 <text:s/></text:p>
          </table:table-cell>
          <table:table-cell table:style-name="ce95" office:value-type="float" office:value="966.007" calcext:value-type="float">
            <text:p><text:s/>966.0 <text:s/></text:p>
          </table:table-cell>
          <table:table-cell table:style-name="ce95" office:value-type="float" office:value="78.45" calcext:value-type="float">
            <text:p><text:s/>78.5 <text:s/></text:p>
          </table:table-cell>
          <table:table-cell table:style-name="ce95" office:value-type="float" office:value="716.072" calcext:value-type="float">
            <text:p><text:s/>716.1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2.44" calcext:value-type="float">
            <text:p><text:s/>2.4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6.78" calcext:value-type="float">
            <text:p><text:s/>86.8 <text:s/></text:p>
          </table:table-cell>
          <table:table-cell table:style-name="ce99" office:value-type="float" office:value="622.462" calcext:value-type="float">
            <text:p><text:s/>622.5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7年</text:p>
          </table:table-cell>
          <table:table-cell table:style-name="ce82"/>
          <table:table-cell table:style-name="ce87"/>
          <table:table-cell table:style-name="ce90" office:value-type="float" office:value="7687.985" calcext:value-type="float">
            <text:p><text:s/>7,688.0 <text:s/></text:p>
          </table:table-cell>
          <table:table-cell table:style-name="ce95" office:value-type="float" office:value="6968.773" calcext:value-type="float">
            <text:p><text:s/>6,968.8 <text:s/></text:p>
          </table:table-cell>
          <table:table-cell table:style-name="ce95" office:value-type="float" office:value="5946.116" calcext:value-type="float">
            <text:p><text:s/>5,946.1 <text:s/></text:p>
          </table:table-cell>
          <table:table-cell table:style-name="ce95" office:value-type="float" office:value="944.207" calcext:value-type="float">
            <text:p><text:s/>944.2 <text:s/></text:p>
          </table:table-cell>
          <table:table-cell table:style-name="ce95" office:value-type="float" office:value="78.45" calcext:value-type="float">
            <text:p><text:s/>78.5 <text:s/></text:p>
          </table:table-cell>
          <table:table-cell table:style-name="ce95" office:value-type="float" office:value="719.212" calcext:value-type="float">
            <text:p><text:s/>719.2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5.58" calcext:value-type="float">
            <text:p><text:s/>5.6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6.78" calcext:value-type="float">
            <text:p><text:s/>86.8 <text:s/></text:p>
          </table:table-cell>
          <table:table-cell table:style-name="ce99" office:value-type="float" office:value="622.462" calcext:value-type="float">
            <text:p><text:s/>622.5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8年</text:p>
          </table:table-cell>
          <table:table-cell table:style-name="ce82"/>
          <table:table-cell table:style-name="ce87"/>
          <table:table-cell table:style-name="ce90" office:value-type="float" office:value="7670.915" calcext:value-type="float">
            <text:p><text:s/>7,670.9 <text:s/></text:p>
          </table:table-cell>
          <table:table-cell table:style-name="ce95" office:value-type="float" office:value="6947.773" calcext:value-type="float">
            <text:p><text:s/>6,947.8 <text:s/></text:p>
          </table:table-cell>
          <table:table-cell table:style-name="ce95" office:value-type="float" office:value="5998.116" calcext:value-type="float">
            <text:p><text:s/>5,998.1 <text:s/></text:p>
          </table:table-cell>
          <table:table-cell table:style-name="ce95" office:value-type="float" office:value="871.207" calcext:value-type="float">
            <text:p><text:s/>871.2 <text:s/></text:p>
          </table:table-cell>
          <table:table-cell table:style-name="ce95" office:value-type="float" office:value="78.45" calcext:value-type="float">
            <text:p><text:s/>78.5 <text:s/></text:p>
          </table:table-cell>
          <table:table-cell table:style-name="ce95" office:value-type="float" office:value="723.142" calcext:value-type="float">
            <text:p><text:s/>723.1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9.51" calcext:value-type="float">
            <text:p><text:s/>9.5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6.78" calcext:value-type="float">
            <text:p><text:s/>86.8 <text:s/></text:p>
          </table:table-cell>
          <table:table-cell table:style-name="ce99" office:value-type="float" office:value="622.462" calcext:value-type="float">
            <text:p><text:s/>622.5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 99年</text:p>
          </table:table-cell>
          <table:table-cell table:style-name="ce82"/>
          <table:table-cell table:style-name="ce87"/>
          <table:table-cell table:style-name="ce90" office:value-type="float" office:value="7928.06" calcext:value-type="float">
            <text:p><text:s/>7,928.1 <text:s/></text:p>
          </table:table-cell>
          <table:table-cell table:style-name="ce95" office:value-type="float" office:value="7180.373" calcext:value-type="float">
            <text:p><text:s/>7,180.4 <text:s/></text:p>
          </table:table-cell>
          <table:table-cell table:style-name="ce95" office:value-type="float" office:value="6088.616" calcext:value-type="float">
            <text:p><text:s/>6,088.6 <text:s/></text:p>
          </table:table-cell>
          <table:table-cell table:style-name="ce95" office:value-type="float" office:value="559.507" calcext:value-type="float">
            <text:p><text:s/>559.5 <text:s/></text:p>
          </table:table-cell>
          <table:table-cell table:style-name="ce95" office:value-type="float" office:value="532.25" calcext:value-type="float">
            <text:p><text:s/>532.3 <text:s/></text:p>
          </table:table-cell>
          <table:table-cell table:style-name="ce95" office:value-type="float" office:value="747.687" calcext:value-type="float">
            <text:p><text:s/>747.7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34.055" calcext:value-type="float">
            <text:p><text:s/>34.1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6.78" calcext:value-type="float">
            <text:p><text:s/>86.8 <text:s/></text:p>
          </table:table-cell>
          <table:table-cell table:style-name="ce99" office:value-type="float" office:value="622.462" calcext:value-type="float">
            <text:p><text:s/>622.5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0年</text:p>
          </table:table-cell>
          <table:table-cell table:style-name="ce82"/>
          <table:table-cell table:style-name="ce87"/>
          <table:table-cell table:style-name="ce90" office:value-type="float" office:value="8014.343" calcext:value-type="float">
            <text:p><text:s/>8,014.3 <text:s/></text:p>
          </table:table-cell>
          <table:table-cell table:style-name="ce95" office:value-type="float" office:value="7180.373" calcext:value-type="float">
            <text:p><text:s/>7,180.4 <text:s/></text:p>
          </table:table-cell>
          <table:table-cell table:style-name="ce95" office:value-type="float" office:value="6088.616" calcext:value-type="float">
            <text:p><text:s/>6,088.6 <text:s/></text:p>
          </table:table-cell>
          <table:table-cell table:style-name="ce95" office:value-type="float" office:value="559.507" calcext:value-type="float">
            <text:p><text:s/>559.5 <text:s/></text:p>
          </table:table-cell>
          <table:table-cell table:style-name="ce95" office:value-type="float" office:value="532.25" calcext:value-type="float">
            <text:p><text:s/>532.3 <text:s/></text:p>
          </table:table-cell>
          <table:table-cell table:style-name="ce95" office:value-type="float" office:value="833.97" calcext:value-type="float">
            <text:p><text:s/>834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123.812" calcext:value-type="float">
            <text:p><text:s/>123.8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1.336" calcext:value-type="float">
            <text:p><text:s/>81.3 <text:s/></text:p>
          </table:table-cell>
          <table:table-cell table:style-name="ce99" office:value-type="float" office:value="624.432" calcext:value-type="float">
            <text:p><text:s/>624.4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1年</text:p>
          </table:table-cell>
          <table:table-cell table:style-name="ce82"/>
          <table:table-cell table:style-name="ce87"/>
          <table:table-cell table:style-name="ce90" office:value-type="float" office:value="8145.412" calcext:value-type="float">
            <text:p><text:s/>8,145.4 <text:s/></text:p>
          </table:table-cell>
          <table:table-cell table:style-name="ce95" office:value-type="float" office:value="7209.373" calcext:value-type="float">
            <text:p><text:s/>7,209.4 <text:s/></text:p>
          </table:table-cell>
          <table:table-cell table:style-name="ce95" office:value-type="float" office:value="6117.616" calcext:value-type="float">
            <text:p><text:s/>6,117.6 <text:s/></text:p>
          </table:table-cell>
          <table:table-cell table:style-name="ce95" office:value-type="float" office:value="559.507" calcext:value-type="float">
            <text:p><text:s/>559.5 <text:s/></text:p>
          </table:table-cell>
          <table:table-cell table:style-name="ce95" office:value-type="float" office:value="532.25" calcext:value-type="float">
            <text:p><text:s/>532.3 <text:s/></text:p>
          </table:table-cell>
          <table:table-cell table:style-name="ce95" office:value-type="float" office:value="936.039" calcext:value-type="float">
            <text:p><text:s/>936.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221.181" calcext:value-type="float">
            <text:p><text:s/>221.2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1.336" calcext:value-type="float">
            <text:p><text:s/>81.3 <text:s/></text:p>
          </table:table-cell>
          <table:table-cell table:style-name="ce99" office:value-type="float" office:value="629.132" calcext:value-type="float">
            <text:p><text:s/>629.1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2年</text:p>
          </table:table-cell>
          <table:table-cell table:style-name="ce82"/>
          <table:table-cell table:style-name="ce87"/>
          <table:table-cell table:style-name="ce90" office:value-type="float" office:value="8499.519" calcext:value-type="float">
            <text:p><text:s/>8,499.5 <text:s/></text:p>
          </table:table-cell>
          <table:table-cell table:style-name="ce95" office:value-type="float" office:value="7394.453" calcext:value-type="float">
            <text:p><text:s/>7,394.5 <text:s/></text:p>
          </table:table-cell>
          <table:table-cell table:style-name="ce95" office:value-type="float" office:value="6136.166" calcext:value-type="float">
            <text:p><text:s/>6,136.2 <text:s/></text:p>
          </table:table-cell>
          <table:table-cell table:style-name="ce95" office:value-type="float" office:value="549.637" calcext:value-type="float">
            <text:p><text:s/>549.6 <text:s/></text:p>
          </table:table-cell>
          <table:table-cell table:style-name="ce95" office:value-type="float" office:value="708.65" calcext:value-type="float">
            <text:p><text:s/>708.7 <text:s/></text:p>
          </table:table-cell>
          <table:table-cell table:style-name="ce95" office:value-type="float" office:value="1105.066" calcext:value-type="float">
            <text:p><text:s/>1,105.1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390.208" calcext:value-type="float">
            <text:p><text:s/>390.2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1.336" calcext:value-type="float">
            <text:p><text:s/>81.3 <text:s/></text:p>
          </table:table-cell>
          <table:table-cell table:style-name="ce99" office:value-type="float" office:value="629.132" calcext:value-type="float">
            <text:p><text:s/>629.1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3年</text:p>
          </table:table-cell>
          <table:table-cell table:style-name="ce82"/>
          <table:table-cell table:style-name="ce87"/>
          <table:table-cell table:style-name="ce90" office:value-type="float" office:value="8651.274" calcext:value-type="float">
            <text:p><text:s/>8,651.3 <text:s/></text:p>
          </table:table-cell>
          <table:table-cell table:style-name="ce95" office:value-type="float" office:value="7331.453" calcext:value-type="float">
            <text:p><text:s/>7,331.5 <text:s/></text:p>
          </table:table-cell>
          <table:table-cell table:style-name="ce95" office:value-type="float" office:value="6101.466" calcext:value-type="float">
            <text:p><text:s/>6,101.5 <text:s/></text:p>
          </table:table-cell>
          <table:table-cell table:style-name="ce95" office:value-type="float" office:value="506.737" calcext:value-type="float">
            <text:p><text:s/>506.7 <text:s/></text:p>
          </table:table-cell>
          <table:table-cell table:style-name="ce95" office:value-type="float" office:value="723.25" calcext:value-type="float">
            <text:p><text:s/>723.3 <text:s/></text:p>
          </table:table-cell>
          <table:table-cell table:style-name="ce95" office:value-type="float" office:value="1319.821" calcext:value-type="float">
            <text:p><text:s/>1,319.8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604.963" calcext:value-type="float">
            <text:p><text:s/>605.0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1.336" calcext:value-type="float">
            <text:p><text:s/>81.3 <text:s/></text:p>
          </table:table-cell>
          <table:table-cell table:style-name="ce99" office:value-type="float" office:value="629.132" calcext:value-type="float">
            <text:p><text:s/>629.1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4年</text:p>
          </table:table-cell>
          <table:table-cell table:style-name="ce82"/>
          <table:table-cell table:style-name="ce87"/>
          <table:table-cell table:style-name="ce90" office:value-type="float" office:value="8877.344" calcext:value-type="float">
            <text:p><text:s/>8,877.3 <text:s/></text:p>
          </table:table-cell>
          <table:table-cell table:style-name="ce95" office:value-type="float" office:value="7319.633" calcext:value-type="float">
            <text:p><text:s/>7,319.6 <text:s/></text:p>
          </table:table-cell>
          <table:table-cell table:style-name="ce95" office:value-type="float" office:value="6089.646" calcext:value-type="float">
            <text:p><text:s/>6,089.6 <text:s/></text:p>
          </table:table-cell>
          <table:table-cell table:style-name="ce95" office:value-type="float" office:value="506.737" calcext:value-type="float">
            <text:p><text:s/>506.7 <text:s/></text:p>
          </table:table-cell>
          <table:table-cell table:style-name="ce95" office:value-type="float" office:value="723.25" calcext:value-type="float">
            <text:p><text:s/>723.3 <text:s/></text:p>
          </table:table-cell>
          <table:table-cell table:style-name="ce95" office:value-type="float" office:value="1557.711" calcext:value-type="float">
            <text:p><text:s/>1,557.7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844.175" calcext:value-type="float">
            <text:p><text:s/>844.2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0.014" calcext:value-type="float">
            <text:p><text:s/>80.0 <text:s/></text:p>
          </table:table-cell>
          <table:table-cell table:style-name="ce99" office:value-type="float" office:value="629.132" calcext:value-type="float">
            <text:p><text:s/>629.1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5年</text:p>
          </table:table-cell>
          <table:table-cell table:style-name="ce82"/>
          <table:table-cell table:style-name="ce87"/>
          <table:table-cell table:style-name="ce90" office:value-type="float" office:value="8949.899" calcext:value-type="float">
            <text:p><text:s/>8,949.9 <text:s/></text:p>
          </table:table-cell>
          <table:table-cell table:style-name="ce95" office:value-type="float" office:value="7039.633" calcext:value-type="float">
            <text:p><text:s/>7,039.6 <text:s/></text:p>
          </table:table-cell>
          <table:table-cell table:style-name="ce95" office:value-type="float" office:value="6109.646" calcext:value-type="float">
            <text:p><text:s/>6,109.6 <text:s/></text:p>
          </table:table-cell>
          <table:table-cell table:style-name="ce95" office:value-type="float" office:value="506.737" calcext:value-type="float">
            <text:p><text:s/>506.7 <text:s/></text:p>
          </table:table-cell>
          <table:table-cell table:style-name="ce95" office:value-type="float" office:value="423.25" calcext:value-type="float">
            <text:p><text:s/>423.3 <text:s/></text:p>
          </table:table-cell>
          <table:table-cell table:style-name="ce95" office:value-type="float" office:value="1910.266" calcext:value-type="float">
            <text:p><text:s/>1,910.3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1196.73" calcext:value-type="float">
            <text:p><text:s/>1,196.7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0.014" calcext:value-type="float">
            <text:p><text:s/>80.0 <text:s/></text:p>
          </table:table-cell>
          <table:table-cell table:style-name="ce99" office:value-type="float" office:value="629.132" calcext:value-type="float">
            <text:p><text:s/>629.1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6年</text:p>
          </table:table-cell>
          <table:table-cell table:style-name="ce82"/>
          <table:table-cell table:style-name="ce87"/>
          <table:table-cell table:style-name="ce90" office:value-type="float" office:value="9339.715" calcext:value-type="float">
            <text:p><text:s/>9,339.7 <text:s/></text:p>
          </table:table-cell>
          <table:table-cell table:style-name="ce95" office:value-type="float" office:value="6930.016" calcext:value-type="float">
            <text:p><text:s/>6,930.0 <text:s/></text:p>
          </table:table-cell>
          <table:table-cell table:style-name="ce95" office:value-type="float" office:value="6050.856" calcext:value-type="float">
            <text:p><text:s/>6,050.9 <text:s/></text:p>
          </table:table-cell>
          <table:table-cell table:style-name="ce95" office:value-type="float" office:value="455.91" calcext:value-type="float">
            <text:p><text:s/>455.9 <text:s/></text:p>
          </table:table-cell>
          <table:table-cell table:style-name="ce95" office:value-type="float" office:value="423.25" calcext:value-type="float">
            <text:p><text:s/>423.3 <text:s/></text:p>
          </table:table-cell>
          <table:table-cell table:style-name="ce95" office:value-type="float" office:value="2409.699" calcext:value-type="float">
            <text:p><text:s/>2,409.7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5" office:value-type="float" office:value="1696.163" calcext:value-type="float">
            <text:p><text:s/>1,696.2 <text:s/></text:p>
          </table:table-cell>
          <table:table-cell table:style-name="ce95" office:value-type="float" office:value="4.39" calcext:value-type="float">
            <text:p><text:s/>4.4 <text:s/></text:p>
          </table:table-cell>
          <table:table-cell table:style-name="ce95" office:value-type="float" office:value="80.014" calcext:value-type="float">
            <text:p><text:s/>80.0 <text:s/></text:p>
          </table:table-cell>
          <table:table-cell table:style-name="ce99" office:value-type="float" office:value="629.132" calcext:value-type="float">
            <text:p><text:s/>629.1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7年</text:p>
          </table:table-cell>
          <table:table-cell table:style-name="ce82"/>
          <table:table-cell table:style-name="ce87"/>
          <table:table-cell table:style-name="ce90" office:value-type="float" office:value="10521.5818" calcext:value-type="float">
            <text:p><text:s/>10,521.6 <text:s/></text:p>
          </table:table-cell>
          <table:table-cell table:style-name="ce95" office:value-type="float" office:value="7151.1726" calcext:value-type="float">
            <text:p><text:s/>7,151.2 <text:s/></text:p>
          </table:table-cell>
          <table:table-cell table:style-name="ce95" office:value-type="float" office:value="6214.826" calcext:value-type="float">
            <text:p><text:s/>6,214.8 <text:s/></text:p>
          </table:table-cell>
          <table:table-cell table:style-name="ce95" office:value-type="float" office:value="512.5966" calcext:value-type="float">
            <text:p><text:s/>51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3370.4092" calcext:value-type="float">
            <text:p><text:s/>3,370.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3" calcext:value-type="float">
            <text:p><text:s/>0.0 <text:s/></text:p>
          </table:table-cell>
          <table:table-cell table:style-name="ce95" office:value-type="float" office:value="2653.329" calcext:value-type="float">
            <text:p><text:s/>2,653.3 <text:s/></text:p>
          </table:table-cell>
          <table:table-cell table:style-name="ce95" office:value-type="float" office:value="4.4912" calcext:value-type="float">
            <text:p><text:s/>4.5 <text:s/></text:p>
          </table:table-cell>
          <table:table-cell table:style-name="ce95" office:value-type="float" office:value="80.629" calcext:value-type="float">
            <text:p><text:s/>80.6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8年</text:p>
          </table:table-cell>
          <table:table-cell table:style-name="ce82"/>
          <table:table-cell table:style-name="ce87"/>
          <table:table-cell table:style-name="ce90" office:value-type="float" office:value="11857.1456" calcext:value-type="float">
            <text:p><text:s/>11,857.1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632.963" calcext:value-type="float">
            <text:p><text:s/>4,633.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3916.738" calcext:value-type="float">
            <text:p><text:s/>3,916.7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78.996" calcext:value-type="float">
            <text:p><text:s/>79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/>
          <table:table-cell table:style-name="ce87"/>
          <table:table-cell table:style-name="ce90"/>
          <table:table-cell table:style-name="ce95" table:number-columns-repeated="5"/>
          <table:table-cell table:style-name="ce33" table:number-columns-repeated="2"/>
          <table:table-cell table:style-name="ce95" table:number-columns-repeated="3"/>
          <table:table-cell table:style-name="ce99"/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09年</text:p>
          </table:table-cell>
          <table:table-cell table:style-name="ce82" office:value-type="string" calcext:value-type="string">
            <text:p><text:s/>1月</text:p>
          </table:table-cell>
          <table:table-cell table:style-name="ce87"/>
          <table:table-cell table:style-name="ce90" office:value-type="float" office:value="11879.7496" calcext:value-type="float">
            <text:p><text:s/>11,879.7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655.567" calcext:value-type="float">
            <text:p><text:s/>4,655.6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3938.337" calcext:value-type="float">
            <text:p><text:s/>3,938.3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001" calcext:value-type="float">
            <text:p><text:s/>80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2月</text:p>
          </table:table-cell>
          <table:table-cell table:style-name="ce87"/>
          <table:table-cell table:style-name="ce90" office:value-type="float" office:value="11862.427" calcext:value-type="float">
            <text:p><text:s/>11,862.4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638.2444" calcext:value-type="float">
            <text:p><text:s/>4,638.2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3921.014" calcext:value-type="float">
            <text:p><text:s/>3,921.0 <text:s/></text:p>
          </table:table-cell>
          <table:table-cell table:style-name="ce95" office:value-type="float" office:value="4.9994" calcext:value-type="float">
            <text:p><text:s/>5.0 <text:s/></text:p>
          </table:table-cell>
          <table:table-cell table:style-name="ce95" office:value-type="float" office:value="80.001" calcext:value-type="float">
            <text:p><text:s/>80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3月</text:p>
          </table:table-cell>
          <table:table-cell table:style-name="ce87"/>
          <table:table-cell table:style-name="ce90" office:value-type="float" office:value="11907.013" calcext:value-type="float">
            <text:p><text:s/>11,907.0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682.8304" calcext:value-type="float">
            <text:p><text:s/>4,682.8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3965.35" calcext:value-type="float">
            <text:p><text:s/>3,965.4 <text:s/></text:p>
          </table:table-cell>
          <table:table-cell table:style-name="ce95" office:value-type="float" office:value="4.9994" calcext:value-type="float">
            <text:p><text:s/>5.0 <text:s/></text:p>
          </table:table-cell>
          <table:table-cell table:style-name="ce95" office:value-type="float" office:value="80.001" calcext:value-type="float">
            <text:p><text:s/>80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4月</text:p>
          </table:table-cell>
          <table:table-cell table:style-name="ce87"/>
          <table:table-cell table:style-name="ce90" office:value-type="float" office:value="12029.8096" calcext:value-type="float">
            <text:p><text:s/>12,029.8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805.627" calcext:value-type="float">
            <text:p><text:s/>4,805.6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088.147" calcext:value-type="float">
            <text:p><text:s/>4,088.1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001" calcext:value-type="float">
            <text:p><text:s/>80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5月</text:p>
          </table:table-cell>
          <table:table-cell table:style-name="ce87"/>
          <table:table-cell table:style-name="ce90" office:value-type="float" office:value="12069.2806" calcext:value-type="float">
            <text:p><text:s/>12,069.3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845.098" calcext:value-type="float">
            <text:p><text:s/>4,845.1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127.618" calcext:value-type="float">
            <text:p><text:s/>4,127.6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001" calcext:value-type="float">
            <text:p><text:s/>80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6月</text:p>
          </table:table-cell>
          <table:table-cell table:style-name="ce87"/>
          <table:table-cell table:style-name="ce90" office:value-type="float" office:value="12176.4726" calcext:value-type="float">
            <text:p><text:s/>12,176.5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952.29" calcext:value-type="float">
            <text:p><text:s/>4,952.3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234.81" calcext:value-type="float">
            <text:p><text:s/>4,234.8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001" calcext:value-type="float">
            <text:p><text:s/>80.0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7月</text:p>
          </table:table-cell>
          <table:table-cell table:style-name="ce87"/>
          <table:table-cell table:style-name="ce90" office:value-type="float" office:value="12214.1086" calcext:value-type="float">
            <text:p><text:s/>12,214.1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4989.926" calcext:value-type="float">
            <text:p><text:s/>4,989.9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271.986" calcext:value-type="float">
            <text:p><text:s/>4,272.0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461" calcext:value-type="float">
            <text:p><text:s/>80.5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8月</text:p>
          </table:table-cell>
          <table:table-cell table:style-name="ce87"/>
          <table:table-cell table:style-name="ce90" office:value-type="float" office:value="12278.0806" calcext:value-type="float">
            <text:p><text:s/>12,278.1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5053.898" calcext:value-type="float">
            <text:p><text:s/>5,053.9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335.958" calcext:value-type="float">
            <text:p><text:s/>4,336.0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461" calcext:value-type="float">
            <text:p><text:s/>80.5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9月</text:p>
          </table:table-cell>
          <table:table-cell table:style-name="ce87"/>
          <table:table-cell table:style-name="ce90" office:value-type="float" office:value="12370.2086" calcext:value-type="float">
            <text:p><text:s/>12,370.2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5146.026" calcext:value-type="float">
            <text:p><text:s/>5,146.0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428.086" calcext:value-type="float">
            <text:p><text:s/>4,428.1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461" calcext:value-type="float">
            <text:p><text:s/>80.5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10月</text:p>
          </table:table-cell>
          <table:table-cell table:style-name="ce87"/>
          <table:table-cell table:style-name="ce90" office:value-type="float" office:value="12562.2036" calcext:value-type="float">
            <text:p><text:s/>12,562.2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5338.021" calcext:value-type="float">
            <text:p><text:s/>5,338.0 <text:s/></text:p>
          </table:table-cell>
          <table:table-cell table:style-name="ce33" office:value-type="float" office:value="0.25" calcext:value-type="float">
            <text:p><text:s/>0.3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620.081" calcext:value-type="float">
            <text:p><text:s/>4,620.1 <text:s/></text:p>
          </table:table-cell>
          <table:table-cell table:style-name="ce95" office:value-type="float" office:value="4.999" calcext:value-type="float">
            <text:p><text:s/>5.0 <text:s/></text:p>
          </table:table-cell>
          <table:table-cell table:style-name="ce95" office:value-type="float" office:value="80.461" calcext:value-type="float">
            <text:p><text:s/>80.5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11月</text:p>
          </table:table-cell>
          <table:table-cell table:style-name="ce87"/>
          <table:table-cell table:style-name="ce90" office:value-type="float" office:value="12807.9316" calcext:value-type="float">
            <text:p><text:s/>12,807.9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5583.749" calcext:value-type="float">
            <text:p><text:s/>5,583.7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4864.123" calcext:value-type="float">
            <text:p><text:s/>4,864.1 <text:s/></text:p>
          </table:table-cell>
          <table:table-cell table:style-name="ce95" office:value-type="float" office:value="6.335" calcext:value-type="float">
            <text:p><text:s/>6.3 <text:s/></text:p>
          </table:table-cell>
          <table:table-cell table:style-name="ce95" office:value-type="float" office:value="80.331" calcext:value-type="float">
            <text:p><text:s/>80.3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12月</text:p>
          </table:table-cell>
          <table:table-cell table:style-name="ce87"/>
          <table:table-cell table:style-name="ce90" office:value-type="float" office:value="13171.6416" calcext:value-type="float">
            <text:p><text:s/>13,171.6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5947.459" calcext:value-type="float">
            <text:p><text:s/>5,947.5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222.492" calcext:value-type="float">
            <text:p><text:s/>5,222.5 <text:s/></text:p>
          </table:table-cell>
          <table:table-cell table:style-name="ce95" office:value-type="float" office:value="6.305" calcext:value-type="float">
            <text:p><text:s/>6.3 <text:s/></text:p>
          </table:table-cell>
          <table:table-cell table:style-name="ce95" office:value-type="float" office:value="85.702" calcext:value-type="float">
            <text:p><text:s/>85.7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/>
          <table:table-cell table:style-name="ce87"/>
          <table:table-cell table:style-name="ce90"/>
          <table:table-cell table:style-name="ce95" table:number-columns-repeated="5"/>
          <table:table-cell table:style-name="ce33" table:number-columns-repeated="2"/>
          <table:table-cell table:style-name="ce95" table:number-columns-repeated="3"/>
          <table:table-cell table:style-name="ce99"/>
          <table:table-cell table:style-name="ce51" table:number-columns-repeated="1009"/>
        </table:table-row>
        <table:table-row table:style-name="ro6">
          <table:table-cell table:style-name="ce77" office:value-type="string" calcext:value-type="string">
            <text:p>民國110年</text:p>
          </table:table-cell>
          <table:table-cell table:style-name="ce82" office:value-type="string" calcext:value-type="string">
            <text:p><text:s/>1月</text:p>
          </table:table-cell>
          <table:table-cell table:style-name="ce87"/>
          <table:table-cell table:style-name="ce90" office:value-type="float" office:value="13216.8366" calcext:value-type="float">
            <text:p><text:s/>13,216.8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5992.654" calcext:value-type="float">
            <text:p><text:s/>5,992.7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267.631" calcext:value-type="float">
            <text:p><text:s/>5,267.6 <text:s/></text:p>
          </table:table-cell>
          <table:table-cell table:style-name="ce95" office:value-type="float" office:value="6.305" calcext:value-type="float">
            <text:p><text:s/>6.3 <text:s/></text:p>
          </table:table-cell>
          <table:table-cell table:style-name="ce95" office:value-type="float" office:value="85.758" calcext:value-type="float">
            <text:p><text:s/>85.8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2月</text:p>
          </table:table-cell>
          <table:table-cell table:style-name="ce87"/>
          <table:table-cell table:style-name="ce90" office:value-type="float" office:value="13243.6496" calcext:value-type="float">
            <text:p><text:s/>13,243.6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019.467" calcext:value-type="float">
            <text:p><text:s/>6,019.5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292.844" calcext:value-type="float">
            <text:p><text:s/>5,292.8 <text:s/></text:p>
          </table:table-cell>
          <table:table-cell table:style-name="ce95" office:value-type="float" office:value="7.905" calcext:value-type="float">
            <text:p><text:s/>7.9 <text:s/></text:p>
          </table:table-cell>
          <table:table-cell table:style-name="ce95" office:value-type="float" office:value="85.758" calcext:value-type="float">
            <text:p><text:s/>85.8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3月</text:p>
          </table:table-cell>
          <table:table-cell table:style-name="ce87"/>
          <table:table-cell table:style-name="ce90" office:value-type="float" office:value="13326.4696" calcext:value-type="float">
            <text:p><text:s/>13,326.5 <text:s/></text:p>
          </table:table-cell>
          <table:table-cell table:style-name="ce95" office:value-type="float" office:value="7224.1826" calcext:value-type="float">
            <text:p><text:s/>7,224.2 <text:s/></text:p>
          </table:table-cell>
          <table:table-cell table:style-name="ce95" office:value-type="float" office:value="6297.836" calcext:value-type="float">
            <text:p><text:s/>6,297.8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102.287" calcext:value-type="float">
            <text:p><text:s/>6,102.3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376.939" calcext:value-type="float">
            <text:p><text:s/>5,376.9 <text:s/></text:p>
          </table:table-cell>
          <table:table-cell table:style-name="ce95" office:value-type="float" office:value="6.305" calcext:value-type="float">
            <text:p><text:s/>6.3 <text:s/></text:p>
          </table:table-cell>
          <table:table-cell table:style-name="ce95" office:value-type="float" office:value="86.083" calcext:value-type="float">
            <text:p><text:s/>86.1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4月</text:p>
          </table:table-cell>
          <table:table-cell table:style-name="ce87"/>
          <table:table-cell table:style-name="ce90" office:value-type="float" office:value="13408.0946" calcext:value-type="float">
            <text:p><text:s/>13,408.1 <text:s/></text:p>
          </table:table-cell>
          <table:table-cell table:style-name="ce95" office:value-type="float" office:value="7187.5126" calcext:value-type="float">
            <text:p><text:s/>7,187.5 <text:s/></text:p>
          </table:table-cell>
          <table:table-cell table:style-name="ce95" office:value-type="float" office:value="6261.166" calcext:value-type="float">
            <text:p><text:s/>6,261.2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220.582" calcext:value-type="float">
            <text:p><text:s/>6,220.6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495.234" calcext:value-type="float">
            <text:p><text:s/>5,495.2 <text:s/></text:p>
          </table:table-cell>
          <table:table-cell table:style-name="ce95" office:value-type="float" office:value="6.305" calcext:value-type="float">
            <text:p><text:s/>6.3 <text:s/></text:p>
          </table:table-cell>
          <table:table-cell table:style-name="ce95" office:value-type="float" office:value="86.083" calcext:value-type="float">
            <text:p><text:s/>86.1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5月</text:p>
          </table:table-cell>
          <table:table-cell table:style-name="ce87"/>
          <table:table-cell table:style-name="ce90" office:value-type="float" office:value="13524.6146" calcext:value-type="float">
            <text:p><text:s/>13,524.6 <text:s/></text:p>
          </table:table-cell>
          <table:table-cell table:style-name="ce95" office:value-type="float" office:value="7200.9926" calcext:value-type="float">
            <text:p><text:s/>7,201.0 <text:s/></text:p>
          </table:table-cell>
          <table:table-cell table:style-name="ce95" office:value-type="float" office:value="6274.646" calcext:value-type="float">
            <text:p><text:s/>6,274.6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323.622" calcext:value-type="float">
            <text:p><text:s/>6,323.6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598.274" calcext:value-type="float">
            <text:p><text:s/>5,598.3 <text:s/></text:p>
          </table:table-cell>
          <table:table-cell table:style-name="ce95" office:value-type="float" office:value="6.305" calcext:value-type="float">
            <text:p><text:s/>6.3 <text:s/></text:p>
          </table:table-cell>
          <table:table-cell table:style-name="ce95" office:value-type="float" office:value="86.083" calcext:value-type="float">
            <text:p><text:s/>86.1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6月</text:p>
          </table:table-cell>
          <table:table-cell table:style-name="ce87"/>
          <table:table-cell table:style-name="ce90" office:value-type="float" office:value="13834.2906" calcext:value-type="float">
            <text:p><text:s/>13,834.3 <text:s/></text:p>
          </table:table-cell>
          <table:table-cell table:style-name="ce95" office:value-type="float" office:value="7200.9926" calcext:value-type="float">
            <text:p><text:s/>7,201.0 <text:s/></text:p>
          </table:table-cell>
          <table:table-cell table:style-name="ce95" office:value-type="float" office:value="6274.646" calcext:value-type="float">
            <text:p><text:s/>6,274.6 <text:s/></text:p>
          </table:table-cell>
          <table:table-cell table:style-name="ce95" office:value-type="float" office:value="502.5966" calcext:value-type="float">
            <text:p><text:s/>502.6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633.298" calcext:value-type="float">
            <text:p><text:s/>6,633.3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907.9" calcext:value-type="float">
            <text:p><text:s/>5,907.9 <text:s/></text:p>
          </table:table-cell>
          <table:table-cell table:style-name="ce95" office:value-type="float" office:value="6.305" calcext:value-type="float">
            <text:p><text:s/>6.3 <text:s/></text:p>
          </table:table-cell>
          <table:table-cell table:style-name="ce95" office:value-type="float" office:value="86.133" calcext:value-type="float">
            <text:p><text:s/>86.1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7月</text:p>
          </table:table-cell>
          <table:table-cell table:style-name="ce87"/>
          <table:table-cell table:style-name="ce90" office:value-type="float" office:value="13789.2946" calcext:value-type="float">
            <text:p><text:s/>13,789.3 <text:s/></text:p>
          </table:table-cell>
          <table:table-cell table:style-name="ce95" office:value-type="float" office:value="7197.5226" calcext:value-type="float">
            <text:p><text:s/>7,197.5 <text:s/></text:p>
          </table:table-cell>
          <table:table-cell table:style-name="ce95" office:value-type="float" office:value="6274.646" calcext:value-type="float">
            <text:p><text:s/>6,274.6 <text:s/></text:p>
          </table:table-cell>
          <table:table-cell table:style-name="ce95" office:value-type="float" office:value="499.1266" calcext:value-type="float">
            <text:p><text:s/>499.1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591.772" calcext:value-type="float">
            <text:p><text:s/>6,591.8 <text:s/></text:p>
          </table:table-cell>
          <table:table-cell table:style-name="ce33" office:value-type="float" office:value="0.73" calcext:value-type="float">
            <text:p><text:s/>0.7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865.863" calcext:value-type="float">
            <text:p><text:s/>5,865.9 <text:s/></text:p>
          </table:table-cell>
          <table:table-cell table:style-name="ce95" office:value-type="float" office:value="6.278" calcext:value-type="float">
            <text:p><text:s/>6.3 <text:s/></text:p>
          </table:table-cell>
          <table:table-cell table:style-name="ce95" office:value-type="float" office:value="86.671" calcext:value-type="float">
            <text:p><text:s/>86.7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8月</text:p>
          </table:table-cell>
          <table:table-cell table:style-name="ce87"/>
          <table:table-cell table:style-name="ce90" office:value-type="float" office:value="13885.7986" calcext:value-type="float">
            <text:p><text:s/>13,885.8 <text:s/></text:p>
          </table:table-cell>
          <table:table-cell table:style-name="ce95" office:value-type="float" office:value="7197.5226" calcext:value-type="float">
            <text:p><text:s/>7,197.5 <text:s/></text:p>
          </table:table-cell>
          <table:table-cell table:style-name="ce95" office:value-type="float" office:value="6274.646" calcext:value-type="float">
            <text:p><text:s/>6,274.6 <text:s/></text:p>
          </table:table-cell>
          <table:table-cell table:style-name="ce95" office:value-type="float" office:value="499.1266" calcext:value-type="float">
            <text:p><text:s/>499.1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688.276" calcext:value-type="float">
            <text:p><text:s/>6,688.3 <text:s/></text:p>
          </table:table-cell>
          <table:table-cell table:style-name="ce33" office:value-type="float" office:value="1.47" calcext:value-type="float">
            <text:p><text:s/>1.5 <text:s/></text:p>
          </table:table-cell>
          <table:table-cell table:style-name="ce33" office:value-type="float" office:value="0.3" calcext:value-type="float">
            <text:p><text:s/>0.3 <text:s/></text:p>
          </table:table-cell>
          <table:table-cell table:style-name="ce95" office:value-type="float" office:value="5961.627" calcext:value-type="float">
            <text:p><text:s/>5,961.6 <text:s/></text:p>
          </table:table-cell>
          <table:table-cell table:style-name="ce95" office:value-type="float" office:value="6.278" calcext:value-type="float">
            <text:p><text:s/>6.3 <text:s/></text:p>
          </table:table-cell>
          <table:table-cell table:style-name="ce95" office:value-type="float" office:value="86.671" calcext:value-type="float">
            <text:p><text:s/>86.7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<text:s/>9月</text:p>
          </table:table-cell>
          <table:table-cell table:style-name="ce87"/>
          <table:table-cell table:style-name="ce90" office:value-type="float" office:value="13973.5586" calcext:value-type="float">
            <text:p><text:s/>13,973.6 <text:s/></text:p>
          </table:table-cell>
          <table:table-cell table:style-name="ce95" office:value-type="float" office:value="7197.5226" calcext:value-type="float">
            <text:p><text:s/>7,197.5 <text:s/></text:p>
          </table:table-cell>
          <table:table-cell table:style-name="ce95" office:value-type="float" office:value="6274.646" calcext:value-type="float">
            <text:p><text:s/>6,274.6 <text:s/></text:p>
          </table:table-cell>
          <table:table-cell table:style-name="ce95" office:value-type="float" office:value="499.1266" calcext:value-type="float">
            <text:p><text:s/>499.1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776.036" calcext:value-type="float">
            <text:p><text:s/>6,776.0 <text:s/></text:p>
          </table:table-cell>
          <table:table-cell table:style-name="ce33" office:value-type="float" office:value="1.47" calcext:value-type="float">
            <text:p><text:s/>1.5 <text:s/></text:p>
          </table:table-cell>
          <table:table-cell table:style-name="ce33" office:value-type="float" office:value="4.5" calcext:value-type="float">
            <text:p><text:s/>4.5 <text:s/></text:p>
          </table:table-cell>
          <table:table-cell table:style-name="ce95" office:value-type="float" office:value="6045.187" calcext:value-type="float">
            <text:p><text:s/>6,045.2 <text:s/></text:p>
          </table:table-cell>
          <table:table-cell table:style-name="ce95" office:value-type="float" office:value="6.278" calcext:value-type="float">
            <text:p><text:s/>6.3 <text:s/></text:p>
          </table:table-cell>
          <table:table-cell table:style-name="ce95" office:value-type="float" office:value="86.671" calcext:value-type="float">
            <text:p><text:s/>86.7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10月</text:p>
          </table:table-cell>
          <table:table-cell table:style-name="ce87"/>
          <table:table-cell table:style-name="ce90" office:value-type="float" office:value="14024.0286" calcext:value-type="float">
            <text:p><text:s/>14,024.0 <text:s/></text:p>
          </table:table-cell>
          <table:table-cell table:style-name="ce95" office:value-type="float" office:value="7197.5226" calcext:value-type="float">
            <text:p><text:s/>7,197.5 <text:s/></text:p>
          </table:table-cell>
          <table:table-cell table:style-name="ce95" office:value-type="float" office:value="6274.646" calcext:value-type="float">
            <text:p><text:s/>6,274.6 <text:s/></text:p>
          </table:table-cell>
          <table:table-cell table:style-name="ce95" office:value-type="float" office:value="499.1266" calcext:value-type="float">
            <text:p><text:s/>499.1 <text:s/></text:p>
          </table:table-cell>
          <table:table-cell table:style-name="ce95" office:value-type="float" office:value="423.75" calcext:value-type="float">
            <text:p><text:s/>423.8 <text:s/></text:p>
          </table:table-cell>
          <table:table-cell table:style-name="ce95" office:value-type="float" office:value="6826.506" calcext:value-type="float">
            <text:p><text:s/>6,826.5 <text:s/></text:p>
          </table:table-cell>
          <table:table-cell table:style-name="ce33" office:value-type="float" office:value="1.47" calcext:value-type="float">
            <text:p><text:s/>1.5 <text:s/></text:p>
          </table:table-cell>
          <table:table-cell table:style-name="ce33" office:value-type="float" office:value="4.5" calcext:value-type="float">
            <text:p><text:s/>4.5 <text:s/></text:p>
          </table:table-cell>
          <table:table-cell table:style-name="ce95" office:value-type="float" office:value="6095.657" calcext:value-type="float">
            <text:p><text:s/>6,095.7 <text:s/></text:p>
          </table:table-cell>
          <table:table-cell table:style-name="ce95" office:value-type="float" office:value="6.278" calcext:value-type="float">
            <text:p><text:s/>6.3 <text:s/></text:p>
          </table:table-cell>
          <table:table-cell table:style-name="ce95" office:value-type="float" office:value="86.671" calcext:value-type="float">
            <text:p><text:s/>86.7 <text:s/></text:p>
          </table:table-cell>
          <table:table-cell table:style-name="ce99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78"/>
          <table:table-cell table:style-name="ce83" office:value-type="string" calcext:value-type="string">
            <text:p>11月</text:p>
          </table:table-cell>
          <table:table-cell table:style-name="ce88"/>
          <table:table-cell table:style-name="ce91" office:value-type="float" office:value="14168.2796" calcext:value-type="float">
            <text:p><text:s/>14,168.3 <text:s/></text:p>
          </table:table-cell>
          <table:table-cell table:style-name="ce96" office:value-type="float" office:value="7197.5226" calcext:value-type="float">
            <text:p><text:s/>7,197.5 <text:s/></text:p>
          </table:table-cell>
          <table:table-cell table:style-name="ce96" office:value-type="float" office:value="6274.646" calcext:value-type="float">
            <text:p><text:s/>6,274.6 <text:s/></text:p>
          </table:table-cell>
          <table:table-cell table:style-name="ce96" office:value-type="float" office:value="499.1266" calcext:value-type="float">
            <text:p><text:s/>499.1 <text:s/></text:p>
          </table:table-cell>
          <table:table-cell table:style-name="ce96" office:value-type="float" office:value="423.75" calcext:value-type="float">
            <text:p><text:s/>423.8 <text:s/></text:p>
          </table:table-cell>
          <table:table-cell table:style-name="ce96" office:value-type="float" office:value="6970.757" calcext:value-type="float">
            <text:p><text:s/>6,970.8 <text:s/></text:p>
          </table:table-cell>
          <table:table-cell table:style-name="ce34" office:value-type="float" office:value="1.47" calcext:value-type="float">
            <text:p><text:s/>1.5 <text:s/></text:p>
          </table:table-cell>
          <table:table-cell table:style-name="ce34" office:value-type="float" office:value="4.5" calcext:value-type="float">
            <text:p><text:s/>4.5 <text:s/></text:p>
          </table:table-cell>
          <table:table-cell table:style-name="ce96" office:value-type="float" office:value="6239.908" calcext:value-type="float">
            <text:p><text:s/>6,239.9 <text:s/></text:p>
          </table:table-cell>
          <table:table-cell table:style-name="ce96" office:value-type="float" office:value="6.278" calcext:value-type="float">
            <text:p><text:s/>6.3 <text:s/></text:p>
          </table:table-cell>
          <table:table-cell table:style-name="ce96" office:value-type="float" office:value="86.671" calcext:value-type="float">
            <text:p><text:s/>86.7 <text:s/></text:p>
          </table:table-cell>
          <table:table-cell table:style-name="ce100" office:value-type="float" office:value="631.93" calcext:value-type="float">
            <text:p><text:s/>631.9 <text:s/></text:p>
          </table:table-cell>
          <table:table-cell table:style-name="ce51" table:number-columns-repeated="1009"/>
        </table:table-row>
        <table:table-row table:style-name="ro6">
          <table:table-cell table:style-name="ce101" office:value-type="string" calcext:value-type="string" table:number-columns-spanned="15" table:number-rows-spanned="1">
            <text:p>註：本表自用發電設備機組係以主燃料進行歸類。</text:p>
          </table:table-cell>
          <table:covered-table-cell table:number-columns-repeated="14" table:style-name="ce102"/>
          <table:table-cell table:style-name="ce51" table:number-columns-repeated="1009"/>
        </table:table-row>
        <table:table-row table:style-name="ro4">
          <table:table-cell table:style-name="ce9" table:number-columns-repeated="2"/>
          <table:table-cell table:style-name="ce19"/>
          <table:table-cell table:style-name="ce27" table:number-columns-repeated="6"/>
          <table:table-cell table:style-name="ce106" table:number-columns-repeated="2"/>
          <table:table-cell table:style-name="ce27" table:number-columns-repeated="4"/>
          <table:table-cell table:style-name="ce51" table:number-columns-repeated="1009"/>
        </table:table-row>
        <table:table-row table:style-name="ro4" table:number-rows-repeated="7">
          <table:table-cell table:style-name="ce9" table:number-columns-repeated="2"/>
          <table:table-cell table:style-name="ce19"/>
          <table:table-cell table:style-name="ce27" table:number-columns-repeated="6"/>
          <table:table-cell table:style-name="ce69" table:number-columns-repeated="2"/>
          <table:table-cell table:style-name="ce27" table:number-columns-repeated="4"/>
          <table:table-cell table:style-name="ce51" table:number-columns-repeated="1009"/>
        </table:table-row>
        <table:table-row table:style-name="ro5" table:number-rows-repeated="23">
          <table:table-cell table:style-name="ce9" table:number-columns-repeated="2"/>
          <table:table-cell table:style-name="ce19"/>
          <table:table-cell table:style-name="ce27" table:number-columns-repeated="6"/>
          <table:table-cell table:style-name="ce69" table:number-columns-repeated="2"/>
          <table:table-cell table:style-name="ce27" table:number-columns-repeated="4"/>
          <table:table-cell table:number-columns-repeated="1009"/>
        </table:table-row>
        <table:table-row table:style-name="ro5" table:number-rows-repeated="290">
          <table:table-cell table:style-name="ce9" table:number-columns-repeated="2"/>
          <table:table-cell table:style-name="ce19"/>
          <table:table-cell table:style-name="ce28" table:number-columns-repeated="6"/>
          <table:table-cell table:number-columns-repeated="2"/>
          <table:table-cell table:style-name="ce28" table:number-columns-repeated="4"/>
          <table:table-cell table:number-columns-repeated="1009"/>
        </table:table-row>
        <table:table-row table:style-name="ro5" table:number-rows-repeated="104820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4.$A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0" loext:min-decimal-places="0" number:min-integer-digits="1">
        <number:embedded-text number:position="3"> </number:embedded-text>
      </number:number>
    </number:number-style>
    <number:number-style style:name="N178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78">
      <number:text>- </number:text>
      <number:number number:decimal-places="0" loext:min-decimal-places="0" number:min-integer-digits="1" number:display-factor="1000">
        <number:embedded-text number:position="3"> </number:embedded-text>
      </number:number>
      <number:text> </number:text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/>
    </number:number-style>
    <number:number-style style:name="N179">
      <number:text>- </number:text>
      <number:number number:decimal-places="2" loext:min-decimal-places="2" number:min-integer-digits="1" number:display-factor="1000"/>
      <number:text> </number:text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2" loext:min-decimal-places="2" number:min-integer-digits="1"/>
    </number:number-style>
    <number:number-style style:name="N181P1" style:volatile="true">
      <number:text>- </number:text>
      <number:number number:decimal-places="2" loext:min-decimal-places="2" number:min-integer-digits="1"/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1" loext:min-decimal-places="1" number:min-integer-digits="1"/>
    </number:number-style>
    <number:number-style style:name="N182P1" style:volatile="true">
      <number:text>- </number:text>
      <number:number number:decimal-places="1" loext:min-decimal-places="1" number:min-integer-digits="1"/>
    </number:number-style>
    <number:number-style style:name="N182">
      <number:number number:decimal-places="1" loext:min-decimal-places="1" number:min-integer-digits="0"/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2" loext:min-decimal-places="2" number:min-integer-digits="1"/>
      <number:text>  </number:text>
    </number:number-style>
    <number:number-style style:name="N183P1" style:volatile="true">
      <number:text>- </number:text>
      <number:number number:decimal-places="2" loext:min-decimal-places="2" number:min-integer-digits="1"/>
      <number:text>  </number:text>
    </number:number-style>
    <number:number-style style:name="N183">
      <number:text>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84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84">
      <number:text>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5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5">
      <number:text>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6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6">
      <number:text>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7"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8">
      <number:text>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9">
      <number:text>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0"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91">
      <number:number number:decimal-places="1" loext:min-decimal-places="1" number:min-integer-digits="0"/>
      <number:text> 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92">
      <number:text>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3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93">
      <number:text>-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94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</number:text>
    </number:number-style>
    <number:number-style style:name="N194">
      <number:text>- 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95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</number:text>
    </number:number-style>
    <number:number-style style:name="N195">
      <number:text>-  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表頭" style:display-name="一般_表頭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發電裝置容量</dc:title>
    <dc:subject>發電裝置容量</dc:subject>
    <meta:keyword>能源統計月報</meta:keyword>
    <dc:description>發電裝置容量</dc:description>
    <meta:initial-creator>國際合作與能源統計科</meta:initial-creator>
    <meta:creation-date>2012-04-20T13:57:20</meta:creation-date>
    <dc:creator>方文秀</dc:creator>
    <dc:date>2021-12-29T20:28:51</dc:date>
    <meta:print-date>2021-12-29T20:28:46</meta:print-date>
    <meta:document-statistic meta:table-count="4" meta:cell-count="2256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